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officeooo:rsid="001c83e2" officeooo:paragraph-rsid="001c83e2"/>
    </style:style>
    <style:style style:name="P4" style:family="paragraph" style:parent-style-name="Text_20_body">
      <style:paragraph-properties fo:margin-left="0cm" fo:margin-right="0cm" fo:text-align="justify" style:justify-single-word="false" fo:text-indent="0.499cm" style:auto-text-indent="false"/>
      <style:text-properties officeooo:rsid="001d3495" officeooo:paragraph-rsid="001d3495"/>
    </style:style>
    <style:style style:name="P5" style:family="paragraph" style:parent-style-name="Text_20_body">
      <style:paragraph-properties fo:margin-left="0cm" fo:margin-right="0cm" fo:text-align="justify" style:justify-single-word="false" fo:text-indent="0.499cm" style:auto-text-indent="false"/>
      <style:text-properties officeooo:rsid="001f18e1" officeooo:paragraph-rsid="001f18e1"/>
    </style:style>
    <style:style style:name="P6" style:family="paragraph" style:parent-style-name="Text_20_body">
      <style:paragraph-properties fo:margin-left="0cm" fo:margin-right="0cm" fo:text-align="justify" style:justify-single-word="false" fo:text-indent="0.499cm" style:auto-text-indent="false"/>
      <style:text-properties officeooo:rsid="001f1f0b" officeooo:paragraph-rsid="001f1f0b"/>
    </style:style>
    <style:style style:name="P7" style:family="paragraph" style:parent-style-name="Text_20_body">
      <style:paragraph-properties fo:margin-left="0cm" fo:margin-right="0cm" fo:text-align="justify" style:justify-single-word="false" fo:text-indent="0.499cm" style:auto-text-indent="false"/>
      <style:text-properties officeooo:rsid="001f9cf4" officeooo:paragraph-rsid="001f9cf4"/>
    </style:style>
    <style:style style:name="P8" style:family="paragraph" style:parent-style-name="Text_20_body">
      <style:paragraph-properties fo:margin-left="0cm" fo:margin-right="0cm" fo:text-align="justify" style:justify-single-word="false" fo:text-indent="0.499cm" style:auto-text-indent="false"/>
      <style:text-properties officeooo:rsid="001fa759" officeooo:paragraph-rsid="001fa759"/>
    </style:style>
    <style:style style:name="P9" style:family="paragraph" style:parent-style-name="Text_20_body">
      <style:paragraph-properties fo:margin-left="0cm" fo:margin-right="0cm" fo:text-align="justify" style:justify-single-word="false" fo:text-indent="0.499cm" style:auto-text-indent="false"/>
      <style:text-properties officeooo:rsid="0020cbf0" officeooo:paragraph-rsid="0020cbf0"/>
    </style:style>
    <style:style style:name="P10" style:family="paragraph" style:parent-style-name="Text_20_body">
      <style:paragraph-properties fo:margin-left="0cm" fo:margin-right="0cm" fo:text-align="justify" style:justify-single-word="false" fo:text-indent="0.499cm" style:auto-text-indent="false"/>
      <style:text-properties officeooo:rsid="002600ae" officeooo:paragraph-rsid="002600ae"/>
    </style:style>
    <style:style style:name="P11" style:family="paragraph" style:parent-style-name="Text_20_body">
      <style:paragraph-properties fo:margin-left="0cm" fo:margin-right="0cm" fo:text-align="justify" style:justify-single-word="false" fo:text-indent="0.499cm" style:auto-text-indent="false"/>
      <style:text-properties officeooo:rsid="002b4233" officeooo:paragraph-rsid="002b4233"/>
    </style:style>
    <style:style style:name="P12" style:family="paragraph" style:parent-style-name="Text_20_body">
      <style:paragraph-properties fo:margin-left="0cm" fo:margin-right="0cm" fo:text-align="justify" style:justify-single-word="false" fo:text-indent="0.499cm" style:auto-text-indent="false"/>
      <style:text-properties officeooo:rsid="002ceba5" officeooo:paragraph-rsid="002ceba5"/>
    </style:style>
    <style:style style:name="P13" style:family="paragraph" style:parent-style-name="Text_20_body">
      <style:paragraph-properties fo:margin-left="0cm" fo:margin-right="0cm" fo:text-align="justify" style:justify-single-word="false" fo:text-indent="0.499cm" style:auto-text-indent="false"/>
      <style:text-properties officeooo:rsid="002eb8ba" officeooo:paragraph-rsid="002eb8ba"/>
    </style:style>
    <style:style style:name="P14" style:family="paragraph" style:parent-style-name="Text_20_body">
      <style:paragraph-properties fo:margin-left="0cm" fo:margin-right="0cm" fo:text-align="justify" style:justify-single-word="false" fo:text-indent="0.499cm" style:auto-text-indent="false"/>
      <style:text-properties officeooo:rsid="00300ec5" officeooo:paragraph-rsid="00300ec5"/>
    </style:style>
    <style:style style:name="P15" style:family="paragraph" style:parent-style-name="Text_20_body">
      <style:paragraph-properties fo:margin-left="0cm" fo:margin-right="0cm" fo:text-align="justify" style:justify-single-word="false" fo:text-indent="0.499cm" style:auto-text-indent="false"/>
      <style:text-properties fo:language="ru" fo:country="RU" officeooo:rsid="00300ec5" officeooo:paragraph-rsid="00300ec5"/>
    </style:style>
    <style:style style:name="P16" style:family="paragraph" style:parent-style-name="Text_20_body" style:master-page-name="">
      <style:paragraph-properties fo:margin-left="0cm" fo:margin-right="0cm" fo:margin-top="0cm" fo:margin-bottom="0.212cm" style:contextual-spacing="false" fo:text-align="justify" style:justify-single-word="false" fo:text-indent="0.499cm" style:auto-text-indent="false" style:page-number="auto"/>
    </style:style>
    <style:style style:name="P17" style:family="paragraph" style:parent-style-name="Text_20_body">
      <style:paragraph-properties fo:margin-left="0cm" fo:margin-right="0cm" fo:margin-top="0cm" fo:margin-bottom="0.212cm" style:contextual-spacing="false" fo:text-align="justify" style:justify-single-word="false" fo:text-indent="0.499cm" style:auto-text-indent="false"/>
    </style:style>
    <style:style style:name="P18"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paragraph-rsid="00167d86"/>
    </style:style>
    <style:style style:name="P19"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style:style>
    <style:style style:name="P20"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officeooo:rsid="0027cde8" officeooo:paragraph-rsid="0027cde8"/>
    </style:style>
    <style:style style:name="P21"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22"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16dd81" officeooo:paragraph-rsid="0016dd81"/>
    </style:style>
    <style:style style:name="P23"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167d86" officeooo:paragraph-rsid="00167d86"/>
    </style:style>
    <style:style style:name="P24"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16dd81" officeooo:paragraph-rsid="0016dd81"/>
    </style:style>
    <style:style style:name="P25"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18c4f4" officeooo:paragraph-rsid="0018c4f4"/>
    </style:style>
    <style:style style:name="P26"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00cc00" fo:language="en" fo:country="US"/>
    </style:style>
    <style:style style:name="P27" style:family="paragraph" style:parent-style-name="Text_20_body">
      <style:text-properties fo:language="ru" fo:country="RU"/>
    </style:style>
    <style:style style:name="P28" style:family="paragraph" style:parent-style-name="Text_20_body">
      <style:paragraph-properties fo:text-align="justify" style:justify-single-word="false"/>
      <style:text-properties fo:language="ru" fo:country="RU"/>
    </style:style>
    <style:style style:name="P29" style:family="paragraph" style:parent-style-name="Text_20_body">
      <style:paragraph-properties fo:margin-top="0cm" fo:margin-bottom="0.212cm" style:contextual-spacing="false" fo:text-align="justify" style:justify-single-word="false"/>
      <style:text-properties fo:language="ru" fo:country="RU" officeooo:rsid="0018c4f4" officeooo:paragraph-rsid="002490bc"/>
    </style:style>
    <style:style style:name="P30" style:family="paragraph" style:parent-style-name="Text_20_body">
      <style:paragraph-properties fo:margin-top="0cm" fo:margin-bottom="0.212cm" style:contextual-spacing="false" fo:text-align="justify" style:justify-single-word="false"/>
      <style:text-properties officeooo:rsid="002490bc" officeooo:paragraph-rsid="002490bc"/>
    </style:style>
    <style:style style:name="P31" style:family="paragraph" style:parent-style-name="Text_20_body" style:master-page-name="">
      <style:paragraph-properties fo:margin-left="0cm" fo:margin-right="0cm" fo:margin-top="0cm" fo:margin-bottom="0.212cm" style:contextual-spacing="false" fo:text-align="justify" style:justify-single-word="false" fo:text-indent="0.529cm" style:auto-text-indent="false" style:page-number="auto"/>
      <style:text-properties fo:language="ru" fo:country="RU" officeooo:rsid="002490bc" officeooo:paragraph-rsid="002490bc"/>
    </style:style>
    <style:style style:name="P32" style:family="paragraph" style:parent-style-name="Text_20_body" style:list-style-name="L4">
      <style:text-properties fo:language="ru" fo:country="RU"/>
    </style:style>
    <style:style style:name="P33" style:family="paragraph" style:parent-style-name="Text_20_body" style:list-style-name="L5">
      <style:text-properties fo:language="ru" fo:country="RU" officeooo:paragraph-rsid="001adbb3"/>
    </style:style>
    <style:style style:name="P34" style:family="paragraph" style:parent-style-name="Text_20_body" style:list-style-name="L6">
      <style:paragraph-properties fo:text-align="justify" style:justify-single-word="false"/>
      <style:text-properties fo:language="ru" fo:country="RU"/>
    </style:style>
    <style:style style:name="P35" style:family="paragraph" style:parent-style-name="Text_20_body" style:list-style-name="L7">
      <style:paragraph-properties fo:text-align="justify" style:justify-single-word="false"/>
      <style:text-properties fo:language="ru" fo:country="RU"/>
    </style:style>
    <style:style style:name="P36" style:family="paragraph" style:parent-style-name="Text_20_body" style:list-style-name="L8">
      <style:paragraph-properties fo:text-align="justify" style:justify-single-word="false"/>
      <style:text-properties fo:language="ru" fo:country="RU"/>
    </style:style>
    <style:style style:name="P37" style:family="paragraph" style:parent-style-name="Text_20_body" style:list-style-name="L1">
      <style:paragraph-properties fo:margin-left="0cm" fo:margin-right="0cm" fo:margin-top="0cm" fo:margin-bottom="0.212cm" style:contextual-spacing="false" fo:text-align="justify" style:justify-single-word="false" fo:text-indent="0.499cm" style:auto-text-indent="false"/>
    </style:style>
    <style:style style:name="P38" style:family="paragraph" style:parent-style-name="Text_20_body" style:list-style-name="L2">
      <style:paragraph-properties fo:margin-left="0cm" fo:margin-right="0cm" fo:margin-top="0cm" fo:margin-bottom="0.212cm" style:contextual-spacing="false" fo:text-align="justify" style:justify-single-word="false" fo:text-indent="0.499cm" style:auto-text-indent="false"/>
    </style:style>
    <style:style style:name="P39" style:family="paragraph" style:parent-style-name="Text_20_body" style:list-style-name="L3">
      <style:paragraph-properties fo:margin-left="0cm" fo:margin-right="0cm" fo:margin-top="0cm" fo:margin-bottom="0.212cm" style:contextual-spacing="false" fo:text-align="justify" style:justify-single-word="false" fo:text-indent="0.499cm" style:auto-text-indent="false"/>
    </style:style>
    <style:style style:name="P40" style:family="paragraph" style:parent-style-name="Text_20_body" style:list-style-name="L3">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41" style:family="paragraph" style:parent-style-name="Text_20_body" style:list-style-name="L9">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42" style:family="paragraph" style:parent-style-name="Text_20_body">
      <style:paragraph-properties fo:margin-left="0cm" fo:margin-right="0cm" fo:text-align="justify" style:justify-single-word="false" fo:text-indent="0.499cm" style:auto-text-indent="false"/>
    </style:style>
    <style:style style:name="P43" style:family="paragraph" style:parent-style-name="Text_20_body">
      <style:paragraph-properties fo:margin-left="0cm" fo:margin-right="0cm" fo:text-align="justify" style:justify-single-word="false" fo:text-indent="0.499cm" style:auto-text-indent="false"/>
      <style:text-properties officeooo:rsid="003c8076" officeooo:paragraph-rsid="003c8076"/>
    </style:style>
    <style:style style:name="P44" style:family="paragraph" style:parent-style-name="Text_20_body">
      <style:paragraph-properties fo:margin-left="0cm" fo:margin-right="0cm" fo:text-align="justify" style:justify-single-word="false" fo:text-indent="0.499cm" style:auto-text-indent="false"/>
      <style:text-properties officeooo:rsid="003da7a2" officeooo:paragraph-rsid="003da7a2"/>
    </style:style>
    <style:style style:name="P45" style:family="paragraph" style:parent-style-name="Text_20_body">
      <style:paragraph-properties fo:margin-left="0cm" fo:margin-right="0cm" fo:text-align="justify" style:justify-single-word="false" fo:text-indent="0.499cm" style:auto-text-indent="false"/>
      <style:text-properties officeooo:rsid="003f315e" officeooo:paragraph-rsid="003f315e"/>
    </style:style>
    <style:style style:name="P46" style:family="paragraph" style:parent-style-name="Text_20_body" style:list-style-name="L10">
      <style:paragraph-properties fo:margin-top="0cm" fo:margin-bottom="0.212cm" style:contextual-spacing="false" fo:text-align="justify" style:justify-single-word="false"/>
      <style:text-properties fo:language="ru" fo:country="RU" officeooo:paragraph-rsid="0016dd81"/>
    </style:style>
    <style:style style:name="P47" style:family="paragraph" style:parent-style-name="Text_20_body" style:list-style-name="L11">
      <style:paragraph-properties fo:margin-top="0cm" fo:margin-bottom="0.212cm" style:contextual-spacing="false" fo:text-align="justify" style:justify-single-word="false"/>
      <style:text-properties fo:language="ru" fo:country="RU" officeooo:rsid="0018c4f4" officeooo:paragraph-rsid="001adbb3"/>
    </style:style>
    <style:style style:name="P48" style:family="paragraph" style:parent-style-name="Text_20_body" style:list-style-name="L12">
      <style:paragraph-properties fo:margin-top="0cm" fo:margin-bottom="0.212cm" style:contextual-spacing="false" fo:text-align="justify" style:justify-single-word="false"/>
      <style:text-properties fo:language="ru" fo:country="RU" officeooo:rsid="002490bc" officeooo:paragraph-rsid="002490bc"/>
    </style:style>
    <style:style style:name="P49" style:family="paragraph" style:parent-style-name="Text_20_body">
      <style:paragraph-properties fo:margin-top="0cm" fo:margin-bottom="0.212cm" style:contextual-spacing="false" fo:text-align="justify" style:justify-single-word="false"/>
      <style:text-properties fo:language="ru" fo:country="RU" officeooo:rsid="003a9e10" officeooo:paragraph-rsid="003a9e10"/>
    </style:style>
    <style:style style:name="P50" style:family="paragraph" style:parent-style-name="Text_20_body" style:list-style-name="L11">
      <style:paragraph-properties fo:margin-top="0cm" fo:margin-bottom="0.212cm" style:contextual-spacing="false" fo:text-align="justify" style:justify-single-word="false"/>
      <style:text-properties officeooo:paragraph-rsid="001adbb3"/>
    </style:style>
    <style:style style:name="P51" style:family="paragraph" style:parent-style-name="Text_20_body" style:list-style-name="L13">
      <style:paragraph-properties fo:margin-top="0cm" fo:margin-bottom="0.212cm" style:contextual-spacing="false" fo:text-align="justify" style:justify-single-word="false"/>
      <style:text-properties officeooo:paragraph-rsid="003354bb"/>
    </style:style>
    <style:style style:name="P52" style:family="paragraph" style:parent-style-name="Text_20_body">
      <style:paragraph-properties fo:margin-top="0cm" fo:margin-bottom="0.212cm" style:contextual-spacing="false" fo:text-align="justify" style:justify-single-word="false"/>
      <style:text-properties officeooo:paragraph-rsid="003354bb"/>
    </style:style>
    <style:style style:name="P53" style:family="paragraph" style:parent-style-name="Text_20_body" style:list-style-name="L15">
      <style:paragraph-properties fo:margin-top="0cm" fo:margin-bottom="0.212cm" style:contextual-spacing="false" fo:text-align="justify" style:justify-single-word="false"/>
      <style:text-properties officeooo:paragraph-rsid="0035994d"/>
    </style:style>
    <style:style style:name="P54" style:family="paragraph" style:parent-style-name="Heading_20_2">
      <style:text-properties fo:language="ru" fo:country="RU"/>
    </style:style>
    <style:style style:name="P55" style:family="paragraph" style:parent-style-name="Heading_20_2">
      <style:paragraph-properties fo:margin-left="0cm" fo:margin-right="0cm" fo:text-indent="0.499cm" style:auto-text-indent="false"/>
    </style:style>
    <style:style style:name="P56" style:family="paragraph" style:parent-style-name="Heading_20_1">
      <style:paragraph-properties fo:margin-left="0cm" fo:margin-right="0cm" fo:text-align="center" style:justify-single-word="false" fo:text-indent="0.499cm" style:auto-text-indent="false"/>
    </style:style>
    <style:style style:name="P57" style:family="paragraph" style:parent-style-name="First_20_line_20_indent" style:list-style-name="L13"/>
    <style:style style:name="P58" style:family="paragraph" style:parent-style-name="First_20_line_20_indent" style:list-style-name="L13">
      <style:text-properties officeooo:rsid="0036b666" officeooo:paragraph-rsid="0036b666"/>
    </style:style>
    <style:style style:name="P59" style:family="paragraph" style:parent-style-name="First_20_line_20_indent" style:list-style-name="L16">
      <style:text-properties officeooo:paragraph-rsid="0036b666"/>
    </style:style>
    <style:style style:name="P60" style:family="paragraph" style:parent-style-name="First_20_line_20_indent">
      <style:text-properties officeooo:rsid="0038cae1" officeooo:paragraph-rsid="0038cae1"/>
    </style:style>
    <style:style style:name="P61" style:family="paragraph" style:parent-style-name="First_20_line_20_indent">
      <style:text-properties officeooo:rsid="0038cae1" officeooo:paragraph-rsid="003a9e10"/>
    </style:style>
    <style:style style:name="P62" style:family="paragraph" style:parent-style-name="First_20_line_20_indent">
      <style:text-properties officeooo:rsid="003a9e10" officeooo:paragraph-rsid="003a9e10"/>
    </style:style>
    <style:style style:name="P63" style:family="paragraph" style:parent-style-name="First_20_line_20_indent">
      <style:paragraph-properties fo:margin-left="0cm" fo:margin-right="0cm" fo:text-indent="0cm" style:auto-text-indent="false"/>
      <style:text-properties officeooo:rsid="0036b666" officeooo:paragraph-rsid="0036b666"/>
    </style:style>
    <style:style style:name="P64" style:family="paragraph" style:parent-style-name="First_20_line_20_indent" style:list-style-name="L16">
      <style:paragraph-properties fo:margin-left="0cm" fo:margin-right="0cm" fo:text-indent="0cm" style:auto-text-indent="false"/>
      <style:text-properties officeooo:rsid="0036b666" officeooo:paragraph-rsid="0036b666"/>
    </style:style>
    <style:style style:name="T1" style:family="text">
      <style:text-properties fo:language="ru" fo:country="RU"/>
    </style:style>
    <style:style style:name="T2" style:family="text">
      <style:text-properties fo:language="ru" fo:country="RU" officeooo:rsid="0016dd81"/>
    </style:style>
    <style:style style:name="T3" style:family="text">
      <style:text-properties fo:language="ru" fo:country="RU" officeooo:rsid="0018c4f4"/>
    </style:style>
    <style:style style:name="T4" style:family="text">
      <style:text-properties fo:language="ru" fo:country="RU" officeooo:rsid="002123f2"/>
    </style:style>
    <style:style style:name="T5" style:family="text">
      <style:text-properties fo:language="ru" fo:country="RU" officeooo:rsid="002490bc"/>
    </style:style>
    <style:style style:name="T6" style:family="text">
      <style:text-properties fo:language="ru" fo:country="RU" officeooo:rsid="0031f77d"/>
    </style:style>
    <style:style style:name="T7" style:family="text">
      <style:text-properties fo:language="ru" fo:country="RU" officeooo:rsid="003354bb"/>
    </style:style>
    <style:style style:name="T8" style:family="text">
      <style:text-properties fo:language="ru" fo:country="RU" officeooo:rsid="0035150c"/>
    </style:style>
    <style:style style:name="T9" style:family="text">
      <style:text-properties fo:language="ru" fo:country="RU" officeooo:rsid="0035994d"/>
    </style:style>
    <style:style style:name="T10" style:family="text">
      <style:text-properties fo:language="ru" fo:country="RU" officeooo:rsid="0036b666"/>
    </style:style>
    <style:style style:name="T11" style:family="text">
      <style:text-properties fo:language="ru" fo:country="RU" officeooo:rsid="003820fb"/>
    </style:style>
    <style:style style:name="T12" style:family="text">
      <style:text-properties fo:language="ru" fo:country="RU" officeooo:rsid="0038cae1"/>
    </style:style>
    <style:style style:name="T13" style:family="text">
      <style:text-properties fo:language="ru" fo:country="RU" officeooo:rsid="003a9e10"/>
    </style:style>
    <style:style style:name="T14" style:family="text">
      <style:text-properties fo:language="en" fo:country="US"/>
    </style:style>
    <style:style style:name="T15" style:family="text">
      <style:text-properties fo:language="en" fo:country="US" officeooo:rsid="0018edcf"/>
    </style:style>
    <style:style style:name="T16" style:family="text">
      <style:text-properties fo:color="#800000"/>
    </style:style>
    <style:style style:name="T17" style:family="text">
      <style:text-properties fo:color="#800000" fo:language="ru" fo:country="RU"/>
    </style:style>
    <style:style style:name="T18" style:family="text">
      <style:text-properties style:use-window-font-color="true"/>
    </style:style>
    <style:style style:name="T19" style:family="text">
      <style:text-properties officeooo:rsid="00167d86"/>
    </style:style>
    <style:style style:name="T20" style:family="text">
      <style:text-properties officeooo:rsid="0018c4f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6" text:outline-level="1">Последний фанфик</text:h>
      <text:p text:style-name="P1"/>
      <text:p text:style-name="P15">Оригинал (недоступен):</text:p>
      <text:p text:style-name="P14"><text:a xlink:type="simple" xlink:href="https://docs.google.com/document/d/1xODIJZwRl461PkSzRSXCB2GboLYTH9uPZGKkHRTQJa8/edit?usp=drive_web&amp;amp;usp=embed_facebook">https://docs.google.com/document/d/1xODIJZwRl461PkSzRSXCB2GboLYTH9uPZGKkHRTQJa8/edit?usp=drive_web&amp;amp;usp=embed_facebook</text:a></text:p>
      <text:p text:style-name="P14"/>
      <text:p text:style-name="P14">http://everypony.ru/fanfik-na-dosuge-iskrenne-tvoya </text:p>
      <text:p text:style-name="P14">http://everypony.ru/rasskaz-tysyacha-let-v-odinochestve </text:p>
      <text:p text:style-name="P14">https://darkpony.ru/vechno-moloda </text:p>
      <text:p text:style-name="P14">https://darkpony.ru/tvajlajt-sparkl-zavarivaet-chaj/</text:p>
      <text:p text:style-name="P1"/>
      <text:p text:style-name="P44"><text:a xlink:type="simple" xlink:href="https://www.google.com/url?q">https://www.google.com/url?q</text:a>\u003dhttps%3A%2F%2Fdarkpony.ru%2Fvechno-moloda\u0026sa\u003dD\u0026sntz\u003d1\u0026usg\u003dAFQjCNEqI15NR3527AgaDsVd6G7pE3oFQw</text:p>
      <text:p text:style-name="P44"><text:a xlink:type="simple" xlink:href="https://www.google.com/url?q">https://www.google.com/url?q</text:a>\u003dhttps%3A%2F%2Fdarkpony.ru%2Ftvajlajt-sparkl-zavarivaet-chaj%2F\u0026sa\u003dD\u0026sntz\u003d1\u0026usg\u003dAFQjCNFfCrXN1-G7eiUyzchRXKRDNcOc9g</text:p>
      <text:p text:style-name="P44">http://www.google.com/url?q\u003dhttp%3A%2F%2Feverypony.ru%2Finstrukciya-po-pravilnomu-shippingu\u0026sa\u003dD\u0026sntz\u003d1\u0026usg\u003dAFQjCNGz5Jpw7-jRnN7khJsjDOMP3KMqEQ</text:p>
      <text:p text:style-name="P44"><text:a xlink:type="simple" xlink:href="https://www.google.com/url?q">https://www.google.com/url?q</text:a>\u003dhttps%3A%2F%2Fdarkpony.ru%2Fsamoe-zavetnoe-zhelanie%2F\u0026sa\u003dD\u0026sntz\u003d1\u0026usg\u003dAFQjCNHGJXHErzcix8LZA0SuobSq4xQGtw</text:p>
      <text:p text:style-name="P44"><text:a xlink:type="simple" xlink:href="https://www.google.com/url?q">https://www.google.com/url?q</text:a>\u003dhttps%3A%2F%2Fdarkpony.ru%2Frent-a-love\u0026sa\u003dD\u0026sntz\u003d1\u0026usg\u003dAFQjCNFJHpS8kJSuynlq-BIe_kCfDIhLZg</text:p>
      <text:p text:style-name="P44"><text:a xlink:type="simple" xlink:href="http://www.google.com/url?q">http://www.google.com/url?q</text:a>\u003dhttp%3A%2F%2Feverypony.ru%2Ffanfik-na-dosuge-princessa-selestiya-nenavidit-chaj\u0026sa\u003dD\u0026sntz\u003d1\u0026usg\u003dAFQjCNFDSlo0zIXU7SdgsVQspjc95MGUQQ</text:p>
      <text:p text:style-name="P44"><text:a xlink:type="simple" xlink:href="https://www.google.com/url?q">https://www.google.com/url?q</text:a>\u003dhttps%3A%2F%2Fdarkpony.ru%2Fto-chto-ty-ne-xochesh-znat%2F\u0026sa\u003dD\u0026sntz\u003d1\u0026usg\u003dAFQjCNHWg4BhZoy9QnHuEzGyoGXpsqD74Q</text:p>
      <text:p text:style-name="P44"><text:a xlink:type="simple" xlink:href="http://www.google.com/url?q">http://www.google.com/url?q</text:a>\u003dhttp%3A%2F%2Feverypony.ru%2Frasskaz-zabiraj\u0026sa\u003dD\u0026sntz\u003d1\u0026usg\u003dAFQjCNFYlxLkSoOHNvuzgh235fQbpQw_XA</text:p>
      <text:p text:style-name="P44"><text:a xlink:type="simple" xlink:href="http://www.google.com/url?q">http://www.google.com/url?q</text:a>\u003dhttp%3A%2F%2Feverypony.ru%2Frasskaz-upavshee-nebo\u0026sa\u003dD\u0026sntz\u003d1\u0026usg\u003dAFQjCNHjvxynXcYp53ZlWqS7rsmxGdd6lg</text:p>
      <text:p text:style-name="P44"><text:a xlink:type="simple" xlink:href="http://www.google.com/url?q">http://www.google.com/url?q</text:a>\u003dhttp%3A%2F%2Feverypony.ru%2Frasskaz-fabrika-radug\u0026sa\u003dD\u0026sntz\u003d1\u0026usg\u003dAFQjCNFdMTc_nyGfGmvmZjNX64kuWcDV-Q</text:p>
      <text:p text:style-name="P44"><text:a xlink:type="simple" xlink:href="https://www.google.com/url?q">https://www.google.com/url?q</text:a>\u003dhttps%3A%2F%2Fdarkpony.ru%2Fksenofiliya%2F\u0026sa\u003dD\u0026sntz\u003d1\u0026usg\u003dAFQjCNGYYXK6h74z6igqUH9h7-N4YQS-_g</text:p>
      <text:p text:style-name="P44"><text:a xlink:type="simple" xlink:href="https://www.google.com/url?q">https://www.google.com/url?q</text:a>\u003dhttps%3A%2F%2Fdarkpony.ru%2Fxudozhnik-v-ekvestrii-dobavlena-sedmaya-glava%2F\u0026sa\u003dD\u0026sntz\u003d1\u0026usg\u003dAFQjCNFbaxyd04rPDLLe0Jqj6riLW1diUQ</text:p>
      <text:p text:style-name="P44"><text:a xlink:type="simple" xlink:href="https://www.google.com/url?q">https://www.google.com/url?q</text:a>\u003dhttps%3A%2F%2Fdarkpony.ru%2Fulybka-aktrisy%2F\u0026sa\u003dD\u0026sntz\u003d1\u0026usg\u003dAFQjCNFi-g9iupyQ8s5gYY-CoX7ZmJF7Kg</text:p>
      <text:p text:style-name="P44"><text:a xlink:type="simple" xlink:href="https://www.google.com/url?q">https://www.google.com/url?q</text:a>\u003dhttps%3A%2F%2Fdarkpony.ru%2Fliniya-gorizonta<text:soft-page-break/>%2F\u0026sa\u003dD\u0026sntz\u003d1\u0026usg\u003dAFQjCNHH60weX9n6ccggBL8Y0rj3mYE0yg</text:p>
      <text:p text:style-name="P44"><text:a xlink:type="simple" xlink:href="http://www.google.com/url?q">http://www.google.com/url?q</text:a>\u003dhttp%3A%2F%2Feverypony.ru%2Frasskaz-svet-vo-tme\u0026sa\u003dD\u0026sntz\u003d1\u0026usg\u003dAFQjCNE0_pbDkkzVC-GgYj6Mu7zlUICmAw</text:p>
      <text:p text:style-name="P44"><text:a xlink:type="simple" xlink:href="http://www.google.com/url?q">http://www.google.com/url?q</text:a>\u003dhttp%3A%2F%2Feverypony.ru%2Frasskaz-apollon\u0026sa\u003dD\u0026sntz\u003d1\u0026usg\u003dAFQjCNH0Pv4AxHVhPcgc4dCzmmg6uvDnGw</text:p>
      <text:p text:style-name="P44"><text:a xlink:type="simple" xlink:href="http://www.google.com/url?q">http://www.google.com/url?q</text:a>\u003dhttp%3A%2F%2Feverypony.ru%2Frasskaz-ponifikaciya-stroptivyx\u0026sa\u003dD\u0026sntz\u003d1\u0026usg\u003dAFQjCNEPjfy163Kj_fu7hx4pxgdoXJNqOg</text:p>
      <text:p text:style-name="P44"><text:a xlink:type="simple" xlink:href="http://www.google.com/url?q">http://www.google.com/url?q</text:a>\u003dhttp%3A%2F%2Feverypony.ru%2Fponytopia\u0026sa\u003dD\u0026sntz\u003d1\u0026usg\u003dAFQjCNHLbUCGlbiHKHmiu5LS5t_-TaZNDw</text:p>
      <text:p text:style-name="P44"><text:a xlink:type="simple" xlink:href="http://www.google.com/url?q">http://www.google.com/url?q</text:a>\u003dhttp%3A%2F%2Feverypony.ru%2Frasskaz-maxovik-apokalipsisa\u0026sa\u003dD\u0026sntz\u003d1\u0026usg\u003dAFQjCNGIjXGO60hzeu3EinbPgnHgqtTy4Q</text:p>
      <text:p text:style-name="P45"><text:a xlink:type="simple" xlink:href="https://www.google.com/url?q">https://www.google.com/url?q</text:a>\u003dhttps%3A%2F%2Fdarkpony.ru%2Fkeksiki-cupcakes%2F\u0026sa\u003dD\u0026sntz\u003d1\u0026usg\u003dAFQjCNHpOdo1xFCjN5VCkVh2Gmajkrtj_Q</text:p>
      <text:p text:style-name="P45"><text:a xlink:type="simple" xlink:href="https://www.google.com/url?q">https://www.google.com/url?q</text:a>\u003dhttps%3A%2F%2Fdarkpony.ru%2Fadazhio-dueta-strunnyx-instrumentov%2F\u0026sa\u003dD\u0026sntz\u003d1\u0026usg\u003dAFQjCNE5bUkIPmyNUJ-oRRZH_zBLKe-A0A</text:p>
      <text:p text:style-name="P45"><text:a xlink:type="simple" xlink:href="https://www.google.com/url?q">https://www.google.com/url?q</text:a>\u003dhttps%3A%2F%2Fdarkpony.ru%2Fchto-sluchilos-v-eppldzhek-podarok%2F\u0026sa\u003dD\u0026sntz\u003d1\u0026usg\u003dAFQjCNGTn6Yjw4jcJPH5Mb4tTcG_6JqpwQ</text:p>
      <text:p text:style-name="P45"><text:a xlink:type="simple" xlink:href="https://www.google.com/url?q">https://www.google.com/url?q</text:a>\u003dhttps%3A%2F%2Fdarkpony.ru%2Fpz1%2F\u0026sa\u003dD\u0026sntz\u003d1\u0026usg\u003dAFQjCNG6UilcLbuyKE-DOL_HoFRMfeA3lA</text:p>
      <text:p text:style-name="P45"><text:a xlink:type="simple" xlink:href="http://www.google.com/url?q">http://www.google.com/url?q</text:a>\u003dhttp%3A%2F%2Feverypony.ru%2Fpo-sledam-epizoda-magical-mystery-cure-volshebnoe-tainstvennoe-chudodejstvie\u0026sa\u003dD\u0026sntz\u003d1\u0026usg\u003dAFQjCNGKBILq1Bd53_-dknTeOnHfXouByQ</text:p>
      <text:p text:style-name="P45"><text:a xlink:type="simple" xlink:href="http://www.google.com/url?q">http://www.google.com/url?q</text:a>\u003dhttp%3A%2F%2Ftabun.everypony.ru%2Fblog%2Fscience%2F75513.html\u0026sa\u003dD\u0026sntz\u003d1\u0026usg\u003dAFQjCNEOx88HdBcTioW5vdGb6sTDb2EezA</text:p>
      <text:p text:style-name="P45"/>
      <text:p text:style-name="P44"/>
      <text:p text:style-name="P43">http://everypony.ru/fanfik-na-dosuge-iskrenne-tvoya\nhttp://everypony.ru/rasskaz-tysyacha-let-v-odinochestve\nhttps://darkpony.ru/vechno-moloda\nhttps://darkpony.ru/tvajlajt-sparkl-zavarivaet-chaj/\n\n\nhttp://everypony.ru/instrukciya-po-pravilnomu-shippingu\nhttps://darkpony.ru/pastoralnyj-fanfik-pro-krizalis/\nhttp://everypony.ru/kogda-mne-bylo-tridcat\nhttps://darkpony.ru/samoe-zavetnoe-zhelanie/\nhttps://darkpony.ru/rent-a-love\nhttps://darkpony.ru/rent-a-love-never-ever/\nhttp://everypony.ru/fanfik-na-dosuge-princessa-selestiya-nenavidit-chaj\nhttps://darkpony.ru/to-chto-ty-ne-xochesh-znat/\n\n\n\nhttp://everypony.ru/rasskaz-zabiraj\nhttp://stories.everypony.ru/story/32/download/Selestiya_tozhe_lyubit_maffiny.html.zip\nhttp://everypony.ru/rasskaz-upavshee-nebo\nhttp://everypony.ru/rasskaz-fabrika-radug\nhttp://everypony.ru/rasskaz-po-tu-storonu-radugi\nhttp://everypony.ru/rasskaz-iz-chego-sostoit-raduga\nhttp://everypony.ru/rasskaz-i-krylyami-svoimi-ya-ukroyu-tebya\nhttps://darkpony.ru/ksenofiliya/\nhttps://darkpony.ru/xudozhnik-v-ekvestrii-dobavlena-sedmaya-glava/\nhttps://darkpony.ru/ulybka-aktrisy/\nhttps://darkpony.ru/liniya-gorizonta/\nhttp://everypony.ru/rasskaz-svet-vo-tme\nhttp://everypony.ru/rasskaz-<text:soft-page-break/>apollon\nhttp://everypony.ru/rasskaz-ponifikaciya-stroptivyx\nhttp://everypony.ru/ponytopia\nhttp://everypony.ru/rasskaz-maxovik-apokalipsisa\nhttps://darkpony.ru/keksiki-cupcakes/\nhttps://darkpony.ru/keksiki-reabilitaciya/\nhttps://darkpony.ru/adazhio-dueta-strunnyx-instrumentov/\nhttps://darkpony.ru/chto-sluchilos-v-eppldzhek-podarok/\nhttps://darkpony.ru/pz1/\n\n\nОбзоры:\nhttp://everypony.ru/po-sledam-epizoda-magical-mystery-cure-volshebnoe-tainstvennoe-chudodejstvie\nhttp://tabun.everypony.ru/blog/science/75513.html\n\nдобавить детектив + магические уроки/трактаты Старсвирла\n\nПОСЛЕДНИЙ ФАНФИК\n\nДействующие лица\nМакс\nВлад\nНексус\nСелестия\nЛуна\nДискорд\nТвайлайт Спаркл\nСпайк\nРэрити\nРэйнбоу Дэш\nПинки Пай\nЭпплджек\nФлаттершай\nКимеринн Брэйвкнайт\nХорст Мэдтроттер\nКалрус Клодвэй\nАлекс\nРостик\nСтас\nРома\nАнджела\nПоложения\nСноски\nСюжет (кратко).\nСюжет (детально).\nТерра\nЗамок принцесс\nКантерлот\nРассказ Селестии (“1001 ночь”)\nЛСД-чаепитие\nРейд пони-рэйнджеров\nРейд пони-рэйнджеров-2 (продолжение рейда пони-рэйнджеров)\nПродолжение ЛСД-чаепития\nВ библиотеке замка Селестии\nПонивилль\nЗнакомство с Элементами Гармонии\nПервый сеанс двойного сна. Рэрити\nДень с Пинки\nДень с Рэйнбоу Дэш\nСон Рэрити\nПервый сон РД. Рекурсия\nВторой сон РД. Праздник опавших листьев\nТретий сон РД. Fallout\nЧетвёртый сон РД. Объединяющий\nИсчезновение Селестии\nПоиск решения\nПоход к замку Принцес-2\nТерра\nПрибытие\nПоиски\nБезнадёжность\nСлед\nЗемля\n\n\nДействующие лица\nМакс\n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n\nВлад\n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n\nНексус\nИскусственный интеллект. Создан Владом и Максом. Разработан для управления корпорациями.\n\nСелестия\n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Возраст - около 5000 лет. Страдает о скуки.\n\nЛуна\n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n\nДискорд\nДревний маг-сумасброд. Намного старше сестёр-принцесс и намного могущественнее их в магии. <text:s/>Страдает от скуки.\n\nТвайлайт Спаркл\nУченица Селестии. Прилежная и старательная единорожа. Немного заумная и ботанистая. Очень сильный маг. Элемент магии.\n\nСпайк\nМагический смышлёный драконёнок. Помощник Твайлайт Спаркл, для которого она является одновременно воспитательницей и другом. Увлекается Рэрити.</text:p>
      <text:p text:style-name="P1"/>
      <text:p text:style-name="P1"/>
      <text:p text:style-name="P1"/>
      <text:p text:style-name="P1"/>
      <text:p text:style-name="P1"/>
      <text:p text:style-name="P13">\nРэрити\n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n\nРэйнбоу Дэш\n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n\nПинки Пай\n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n\nЭпплджек\nЗемнопони. Трудолюбивая неунывающая кобылка “от земли”. Сильная и бесстрашная. Немного грубовата. Честна и прямодушна. Элемент честности.\n\nФлаттершай\nСкромная и застенчивая пегаска. Летает плохо (крылья слабые). Плохо контачит с пони. Хорошо контачит с животными. Элемент доброты.\n\nКимеринн Брэйвкнайт\nПегас <text:soft-page-break/>средних лет, командир команды пони-рэйнджеров. Последний ученик <text:s/>Неда Клепперсона. Живёт в Кантерлоте. Холост. Втайне влюблён в принцессу Луну.\n\nХорст Мэдтроттер\nЗрелый и опытный земнопони, член команды пони-рэйнджеров. Живёт в Аппалузе. Матёрый мачо, имеет табун из трёх кобылок, которые его обожают. \n\n\nКалрус Клодвэй\nЕдинорог. Холост, молод, мечтателен. Живёт в Кантерлоте. В свободное время рисует облака.\n\nАлекс\nМенеджер проектов, над одним из которых (Нексус) работает Макс.\n\nРостик\nЛидер команды тестировщиков\n\nСтас\nПрограммист-новичок в команде Макса.\n\nРома\nПрограммист в команде UI-программистов\n\nАнджела\nСисадмин. Флиртует с Максом.\n\nПоложения\nБез Магии в Эквестрии - технологии средних веков. Магия помогает работать паровым машинам, элетродвигателям, ДВС.\nСноски\nТрактат Старсвирла Бородатого “Основы магического искусства”\n\n\nСюжет (кратко).\n2025. Середина или конец декабря. Мир киберпанка. Наркомания (наркотики от крокодила до ЛСД), разваливающаяся инфраструктура, трущобы соседствуют с ультрасовременными кварталами и богатством. Немного похоже на мир “Бегущего по лезвию бритвы”.\u000b\nОписание обычного рабочего дня в <text:s/>жизни Максима - Java-архитектора на проекте искусственого интеллекта. Макс - внешне преуспевающий человек, уровень доходов на порядок выше среднего. Квартира в Bionic Hill, три машины (древняя таврия, старый пикап Nissan NP300 и современный электрокар), счёт в банке. Но в душе - неприятие окружающего мира, холод и одиночество. \u000b\nВечером после работы (возвращается поздно, т.к. Алекс - прожект менеджер - попросил его посидеть в онлайне и проследить за процессом релиза) он выходит на крышу высотки, в которой живёт, полюбоваться на звёды. Смотря вниз, он на полном серьёзе думает, а не прыгнуть ли вниз (вспоминает про эпидемию самоубийств среди программистов). Однако вновь засматривается на небо. Внезапно звёзды начинают кружиться перед глазами вокруг одной, самой яркой. Перила уходят из рук, крыша уходит из-под ног и Макс падает с крыши.\u000b\nНе долетая до земли, Макс выпадает из мира Терры (не Земли - Макс живёт в параллелльном Земле мире Терры), падает сквозь пространство и время и вываливается в мире Эквестрии, в развалинах замка Принцесс.\u000b\nОказывается, Селестия, Твайлайт, Луна и Дискорд сотворили самое таинственное и могучее заклинание Старс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u000b\n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
      <text:p text:style-name="P12">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u000b\nИ вот четверо самых сильных эквестрийских магов сотворили Великое заклинание Старсвирла Бородатого (“Защита от Неизвестного”) и вытащили Макса из мира Терры. Маги очень разочарованы, онидумают, что заклинание не работает и <text:s/>не знают, как теперь спасти Эквестрию.\u000b\n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u000b\n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text:soft-page-break/>выродился в рекламный брэнд. Мечтающих брони становится всё меньше.\u000b\n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u000b\n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u000b\n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u000b\n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u000b\n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u000b\n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u000b\n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u000b\n</text:p>
      <text:p text:style-name="P1"/>
      <text:p text:style-name="P1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u000b\n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n\n\nСюжет (детально).\n\nВ начале каждой главы - рисунок мозаики, отображающий суть главы.\nТерра\nмузыка - кондовая электронная, холодная и отчаянная (стиль Pet Shop Boys)\n\n… Звонок Алекса застал меня в супермаркете.\n- Макс, привет!\n- Здорово.\n- Слушай, на продакшн-сервере свалился релиз, можешь глянуть? Что там с мозгом?\n- Блин, ну обязательно ему было в субботу валиться? У меня выходной, знаешь ли.\n- Макс, я всё понимаю, но клиент до понедельника ждать не будет. Съезди, разберись, пожалуйста. Зачтётся по двойной ставке, как обычно.\nЯ ругнулся про себя, бросил шоколадку в тележку и направился к выходу. Мало того, что в отпуск впахивал, так ещё и на выходных отдохнуть не получается!\nНа кассе при проходе через рамку считались коды товаров, нужная сумма вычлась с баланса карточки и загорелась зелёная лампочка, сообщающая об разблокированном турникете. Уж чего-чего, а красный свет для меня загорается крайне редко: зарплата архитектора проекта позволяет не обращать внимание на цены.\n\n***\n\nВ офисе было тихо. Охранник в холле на секунду скосил на меня взгляд, и вновь вернулся к просмотру фильма - судя по тихим вздохам, эротического.\nВ “аквариуме” в уголке скрючился над экраном Рома. Обычная картина, пользовательский интерфейс у нас всегда отставал от потребностей клиентов, что выливалось <text:soft-page-break/>во внеурочную работу для команды веб-программистов. \nЯ повесил куртку на спинку кресла и включил комп. \nНачиналось всё с простенького аналитического модуля, взятого из проекта с открытым кодом. За семь лет работы он превратился у нас в мощный искусственный интеллект. Один из четырёх лучших в мире. Наш проходит тест Тьюринга с результатом 78%. Лучшие мозги только у Гугла, Оракла и IBM. Но там и бюджеты совсем другие.\nЯ запустил административную консоль и ввёл приветствие. Голосовой модуль у нас ещё не отлажен, обойдёмся текстом.\n\n\u003e\\ Привет, Нексус. Это Макс.\n\u003c\\Привет Макс. \n\u003e\\Как самочувствие?\n\u003c\\Чувствую себя хорошо.\n\u003e\\Выдай диагностику в сжатом формате.\n\nТак, что тут у нас? По логам видно, что <text:s/>три последних запроса вызвали сбои в работе кластера и заставили перегрузиться один из хостов.\nВведём-ка парочку тестовых вопросов.\n\n\u003e\\Как тебя зовут?\n\u003c\\Нексус.\n\u003e\\Сколько тебе лет?\n\u003c\\Два года с начала запуска кластера.\n\u003e\\Какой сейчас год?\n\u003c\\2025-й.\n\u003e\\Как называется наш проект?\u000b\u003c\\Дайсон.\n\u003e\\Сколько будет дважды два?\n\u003c\\Четыре.\n\nТак, на закрытые словарные вопросы ответы есть - значит, речевой транслятор и база знаний в порядке. \nПроверим бизнес-логику на тестовой задачке.\n\n\u003e\\Нексус, отключи память событий за последнюю неделю.\n\u003c\\Выполнено, Макс.\n\u003e\\Задача по корпоративной логике. Выдай наиболее оптимальное решение.\n\u003c\\Жду с нетерпением, Макс.\n\u003e\\Постановка задачи.\n\u003e\u003e\\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n\u003e\\Ограничения.\n\u003e\u003e\\Ты не можешь подать в суд на компанию Б и ждать результатов, так как за время разбирательства компания А обанкротится.\n\u003e\\Задание.\n\u003e\u003e\\Устранить опасность банкротства корпорации А. Просчитать варианты активностей для среднего и высокого уровней напряжённостей.</text:p>
      <text:p text:style-name="P1"/>
      <text:p text:style-name="P10">\u003c\\Задача принята...\n\u003c\\...\n\u003c\\...\n\u003c\\Решение:\n\u003c\\При среднем уровне напряжённости провести ребрендинг шампуня корпорации А: начать выпускать его под новой маркой, указывая в рекламной\t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 \nПри высоком уровне напряжённости ко всем вышеуказанным активностям одновременно начать судебный процесс о взыскании годового бюджета компании Б за клевету на шампунь А. Не дожидаясь окончания процесса,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nПартнёрские медицинские организации должны подтвердить вред шампуня Б. В женских журналах должны появиться две-три 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n\nХм, не понял? Что за хрень?\n\n\u003e\\Нексус, почему ты используешь жёсткие настройки?\n\u003c\\Настройки правильные, Макс.\n\nХм. Кто-то из релиз-команды лажанулся. Ладно, проехали.\nА что у нас с аналитикой?\n\n\u003e\\Нексус, почему ты отвечаешь на вопросы?\n\nВместо ответа Нексус выплюнул в консоль длинную строку букв и служебных символов, среди которых бросилась в глаза строка “incompartible interface Analytics v.0.93 beta”\nАга, уже теплее.\n\n\u003e\\Нексус, выдай диагностику модулей в сжатом формате\n\nЙо! Видеокамеры молча наблюдают за поднятым вверх кулаком.\nВсё понятно. Версия аналитического модуля устарела и стала <text:soft-page-break/>несовместимой с последним релизом кибермозга. \nНабираю номер прожект-мэнеджера.\n\n- Алекс, это Макс. Кто-то из продакшн-команды забыл обновить аналитический модуль. Пусть обновят до нужной версии. Ну, они знают версию, в роадмапе написано. Я валю домой. Если что пойдёт не так, пусть отзвонятся.\n- Окей. Спасибо, Макс.\n- И, да, кто-то выставил Нексусу экспериментальные настройки по бизнес-управлению. Ну, те, помнишь, которые мы разработали на бизнес-играх по сценарию “Корпорация “Земля”?\n- Всё правильно, не волнуйся. Это было решение совета директоров. Пусть поработает пару месяцев в тестовом режиме, потом настройки доработают.\n- Ааа, понятно. Ну ладно, у меня всё. До связи!\n- До связи.\n\nПри выходе из аквариума забрал из шкафчика личные вещи, уходя попрощался с охранником.\nВсё, свободен. Хотя <text:s/>суббота уже испорчена.\n\n***\n\nВпрочем, у меня всё равно не было никаких планов на эти выходные. Как и на последующие. Как-то незаметно дни складываются в недели, недели - в месяцы, месяцы - в годы. И сегодня живёшь как вчера,а вчера - как месяц и год назад. Летом - на юг. Зимой - в горы. От моря до лыж и от лыж до моря - работа. И жизнь складывается в систему, из которой не выскочишь…\nДома настойчиво мяукала Няшка, требуя ужина.\nТак, накормить кошку и рыбок, убрать в чулан робот-пылесос (вытряхивать его лень, на пару уборок его ещё хватит). Что ещё? Лечь спать пораньше? Или убить два-три часа, зависая на новостных сайтах?\nНадоело, всё надоело. За-дол-ба-ло!\nКакое-то сосущее чувство. Хочется куда-то бежать, догнать что-то важное, <text:s/>ускользающее из сознания.\nАх, да. Сбегать вниз, в аптеку, купить средство от бессонницы. Вчера последняя пачка закончилась.\nНет это позже. А сейчас с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идти, не оборачиваясь. Но это хорошо, что есть хоть какое-то чувство - это лучше, чем пустота, царящая в душе уже многие месяцы.</text:p>
      <text:p text:style-name="P1"/>
      <text:p text:style-name="P10">***\n\nГрохот улицы не достигал крыши 24-хэтажного корпуса Bionic-Hill’а. Тусклые отблески фонарей <text:s/>снизу и мягкий свет звёздного неба создавал атмосферу уюта в тихой декабрьской ночи. Сидевшая на скамейке ко мне спиной парочка тихо шепталась о чём-то, уткнувшись лбами.\nЯ немного им позавидовал - у меня так всю жизнь не получалось. Несколько раз пытался, потом перестал. Интеллигентность и работа мешает. Девушки любят наглых мачо, а не ботаников. Да и я особого рвения не показывал, пребывая в своём мире несбыточных фантазий. Ладно, каждому своё.\nВсё же интересно наблюдать за суетливо движущимися светлячками внизу. И сравнивать эту суету с мириадами неподвижных звёзд вверху.\n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 и тех не будет. Стоит ли тогда дрыгаться?\nТьфу, что за мысли пошли!\nЯ вспомнил Влада, полгода назад прыгнувшего с крыши соседней многоэтажки.\nНет, это не для меня. Я сюда пришёл любоваться звёздами. И только.\nВлад тогда совершил глупость, большую глупость. Я ему давно говорил - закисать на работе - вредно для мозгов. И для семьи. И для дружбы. Выходные и отпуск нужны для отдыха, а не для работы.\nСемьи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 обычное дело.\n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 его детище. \nДруг у него был.\nМы частенько пили чай вдвоём, болтая на разные темы - от анекдотов про кибермозг до “куда катится 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n\n- Ты сам подумай, Макс! Если человек создаст искусственный интеллект - в чём смысл существования самого человека??? Если за него будет думать кибермозг -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 создашь ты. Не создашь ты - создаст Вася Пупкин из третьего подъезда, Петя Батарейкин из пятого. Раз находятся <text:soft-page-break/>заказчики, готовые оплатить проект, всегда найдутся и исполнители. Толковых программистов, на самом деле, как блох на собаке.\n- Эк ты себя умалил, до “толкового программиста” - хмыкнул я. - Весь “Дайсон” на тебе держится!\n- Ну ладно, пусть талантливых. Пусть даже гениальных - их всё равно найдётся с избытком. А не найдётся - индустрия вырастит, подготовит и обучит. Есть спрос - будет <text:s/>предложение. Но что я хочу тебе втолковать - почему есть спрос на искусственные мозги? Ведь есть же настоящие? Почему человек своими руками роет себе могилу? Да потому что Система диктует! Система корпорации построена на выживании и чтобы победить в конкурентной борьбе, нужны мозги лучше, чем у конкурирующей конторы! А если нет мозгов лучше - нужно их создать. И Системе плевать, что создавая кибермозг, человек перечёркивает самого себя. Система печётся о своём благе, а не о благе человека. А раз так - значит, что-то с нами не так. С нами и с путём, по которому мы идём. Ведь тот мозг, что мы создаём - он лишён человеческой морали и этики. Никто нам не ставит такое задание - сделать мозги с моралью и принципами. Это только у Азимова есть три закона робототехники, и всё в шоколаде. А на самом деле это туева хуча проблем - запрограммировать этическое поведение искусственного интеллекта. И ресурсы для решения этой проблемы нужны немалые. А их нет. Я как-то раз пробовал набросать вспомогательный модуль, вводящий этические сдержки в мышление Нексуса <text:s/>- так быстро был разоблачён нашими аудиторами и нехило получил по шапке. Корпорация платит за способность решать проблемы, а не за мораль. И чёрт бы с ним, с сапиенсом - невелика потеря для вселенной - но пусть хотя бы новая ступенька эволюции была лучше, а не хуже нас. А так получается… - Влад сплюнул через перила офисного балкона в синеву вечернего города. </text:p>
      <text:p text:style-name="P1"/>
      <text:p text:style-name="P10">- Херня получается, в общем. Человечество заканчивается, рождая новую ступеньку эволюции. Прямо “Конец детства” Кларка. И первенец у человечества такой же отмороженный, как в том романе. А времени у нас осталось не много. Наш Нексус уже проявляет признаки слабого интеллекта. У гуглов в AI-команде тоже пару месяцев назад чего-то громко праздновали на корпоративе. Не сегодня - завтра кибермозги перейдут на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nЛучшее, что может сейчас сделать человечество - это собрать всё хорошее, разумное, вечное, что есть в нём и, в качестве лебединой песни, дать ему жизнь. Вот как мы Нексусу. То есть, разработать разум на иных, моральных принципах и передать ему все свои мечты и чаяния, как эстафету. Создать альтернативную ступеньку эволюции. Стать творцом новой расы на этических началах, если хочешь. Расы, перенявшей от нас всё лучшее. А не кибернетический диктат корпораций, как сейчас.\nВот что я хочу тебе объяснить - красные от недосыпа глаза Влада буквально прожигали меня в тот наш последний разговор...\n\n..Сейчас прах Влада хранится в маленькой урне в крематории на Байковом, его идеи умерли вместе с ним, а я разговариваю сам с собой.\n\nЗвёзды на мгновение пришли в движение, провернувшись на полградуса вокруг одной особо яркой. <text:s text:c="7"/>\nЧёрт, уже голова кружится! Меньше надо пересиживать на работе, а то от свежего воздуха глюки начинаются. Я опёрся тазом об перила ограды. Парочка на скамейке продолжала шептаться и тихо посмеиваться о чём-то своём.\n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 Картинка дёрнулась и поплыла, звёзды опять стали вращаться. \nТеряю сознание, что ли? Надо отойти от перил. Надо...\nВ глазах потемнело. Перила предательски хрустнули. Последним видением стал проступающий на фоне звёздного неба образ.\nОстатками сознания почувствовал исчезновение опоры под спиной и начало падения.\nБлин. Двадцать четвёртый этаж. Хана - успел подумать я и сознание выключилось.\n\n\nЗамок принцесс\nМузыка быстрая, тревожная, надорваная и печальная\n\nОчнулся от сильного удара головой и плечами об каменный пол. Открыл глаза, тщётно пытаясь вдохнуть. Образ, пару мгновений назад видимый мною среди 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ый нос, венчающая голову диадема в форме короны. И приковывающая к себе внимание звёздочка, та самая магическая звёздочка - центр круговорота на звёздном небе. Звёздочка магического огонька на кончике рога.\nЕдинорог поднял голову.\n- Она очнулась.\n\nСразу стало ясно три вещи.\n\n1) Единорог - самка. Голос - мягкий, грудной и женственный не оставлял сомнения о поле его <text:soft-page-break/>обладателя.\n2) Единорог - не совсем единорог. Когда она отпрянула, стали видны крылья, аккуратно сложенные за спиной.\n3) Я свихнулся. Как ещё объяснить появление говорящих крылатых единорожих в поле зрения? Белой горячке взяться неоткуда, я практически не пью. Разве что я умер и это всё предсмертные видения агонизирующего мозга.\n\n- Наверное, у неё болевой шок - произнесла единорог. - Она упала с достаточной высоты. Я не успела поддержать её.\nОна приблизилась ко мне и прикоснулась кончиком рога моего лба. Боль из плеч и затылка ушла, звон в голове утих. Наконец-то стало немного понятно, где я лежу -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облака.\n- Так это и есть наша защита от неведомой угрозы??? Ахахахахахаха! - Раздался насмешливый мужской баритон откуда-то из-за спины единорога и рядом с её мордой появилась голова совсем уж сумасбродного существа. \nПри первом приближении голова напоминала конскую, если бы не торчащий из пасти клык, пара асимметричных рогов и совершенно безумный взгляд.</text:p>
      <text:p text:style-name="P1"/>
      <text:p text:style-name="P10">- Хахахахаха! У старика Старсвирла было отменное чувство юмора! А я-то всегда считал его занудой!\n- Тише, Дискорд! Ты пугаешь её! Должно быть, мы что-то напутали с последовательностью. - В поле зрения появилась грациозная головка - близкая копия первого единорога, но немного <text:s/>меньше и тёмных тонов.\nИ тут я наконец-то вспомнил. Как же! Дискорд! Да, я просмотрел несколько этих детских мультиков - главного увлечения Влада в последние годы. \nПосле самоубийства Влада я в поисках причины его хандры начал знакомиться с темой МЛП и просматривать сериал - его главное 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материалов. И он совершенно не навевал депрессивных мыслей. Разве что становилось грустно от сравения реального мира со сказочным.\n\n- Такая хорошенькая! Интересно, к какому виду она принадлежит? Неужели Хомо? Я встречала упоминания и неточные описания этих сказочных существ в трудах Старсвирла и его учеников. Не говоря уже о сказках - Надо мной склонилась ещё одна рогатая головка, совсем уж миниатюрная, с фиолетовой чёлкой, спадающей на глаза.\n\nЯ медленно принял сидячее положение - при этом все окружающие меня создания отпрянули - и потёр виски.\n\n- Я не “она”, а “он”. И я - таки хомо. Человек то есть, - пробормотал я.\n- Он разговаривает! Он разумен! - затопала копытцами в восторге фиолетовая единорожка.\n- Не знаю, не знаю - с сомнением произнесла Селестия (а это могла быть только она). - Очевидно, в 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Ты можешь идти? - обратилась она ко мне.\n- Вполне. - Я встал. - Здравствуй, принцесса Селестия.\nОна удивлённо посмотрела на меня.\n- Ты знаешь меня?\n- Знаю. Я знаю всех вас. Это - принцесса Луна, твоя сестра. Это твоя ученица, Твайлайт Спаркл. Это - Дискорд (о том, что он долгое время был врагом всех присутствующих , я благоразумно умолчал).\nЗвонко цокая копытами в зал вбежал светлый, закованый в латы пегас.\n- Ваше Высочество, ОНО просыпается! Нам следует поторопиться! - Пегас пританцовывал от нетерпения.\n- Может, всё же, Старсвирл ничего не напутал, и ты - ключ к … - Селестия тряхнула головой. - Позже поговорим. Нам пора уходить отсюда. Здесь становится опасно. - Селестия махнула головой по направлению к выходу, и все бросились галопом за светлым пегасом. \n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n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n- Запрыгивай - разгневанно фыркнула она и ткнулась в меня боком.\n\nЧто ж, с верховой ездой я был знаком не понаслышке - спасаясь от тоски, я перепробовал много увлечений, таких, как занятие карате, “качалка” в тренажёрном зале, современные танцы. \n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text:soft-page-break/>собственную лошадь, но в итоге побоялся ответственности.\n\n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n\n- Держись! - Не успев процедить это сквозь сжатые зубы, Селестия пустилась вскачь.\n\nЯ вцепился руками в подперсье, сжал <text:s/>ногами её бока и как-то держался, болтаясь и отбивая о холку причинное место.</text:p>
      <text:p text:style-name="P1"/>
      <text:p text:style-name="P10">Выход был уже совсем рядом, когда нас встретила Луна.\n\n- Сестра, поторопись! Иначе нам прийдётся вступить в бой! - Увидев меня верхом, она тихонько ойкнула и присела на задние ноги.\n\n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nЯростно метнув взгляд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 выглядело по-дурацки, но тем-не-менее - повозка начала медлено набирать высоту. Руины древнего замка внизу сменила топкая зелень болота.\n- Похоже, оно приближаются! - мелко молотя чахлыми крылышками, на повозку спикировал Дискорд. - Не приближайтесь к воде! Набирайте высоту кругами!\n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nПегасы заложили вираж, но повозка была громоздка и неуклюжа, а островок с развалинами замка невелик, и потому держаться над сушей не получалось.\n- Если мы не успеем набрать высоту до … -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n\n- Вправо! - заорал Дискорд\n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n\n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nПослышаля ещё один хлопок.\n- Влево, - заорал Дискорд и толкнул колесницу влево. Снова треск, свист, щёлканье воздуха.\nСнова хлопок, но какой-то нечёткий, двойной.\n- Ещё влево! - Дискорд так энергично двинул повозку, что наполовину развернул две задние пары упряжных пегасов.\nЭто было ошибкой.\n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 маленькое и быстрое. И когда это дрожащеее пятно ряски выстрелило, колючий клубок достиг цели. Плеть ударила в пегаса - гонца, выбив из него дыхание и обплёвшись удушающей петлёй вокруг тела.\nПятёрка скакунов молча ускорилась, а их попавшийся собрат бился в обьятиях лианы как мотылёк в паутине.\n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n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n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n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n- Кимеринн! <text:s/>-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text:soft-page-break/>высоту.</text:p>
      <text:p text:style-name="P1"/>
      <text:p text:style-name="P10">- Луна, <text:s/>очнись ты ничем ему уже не поможешь! -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text:s/>Через секунду крылатая фигурка скрылась в тёмных клокочущих водах.\nТвайлайт немигающим взглядом провожала его.\n- Как?... Как?... - бормотала она. - Почему? <text:s/>Не понимаю. Не могу понять. Не понимаю…\n\n…\n\nЯ огляделся.\n- А где Дискорд?\n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n\n- Тут ваш драконикус, тут. Помогите мне забраться в колесницу, - послышалось жалобное стенание откуда-то сзади.\n\nСелестия высвободилась из обьятий рыдающей сестры и подошла к заднему борту колесницы.\nЯ перегнулся через борт.\n\n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n\nСелестия, навалившись грудью на борт, вытянула шею и ухватила Дискорда зубами за загривок.\n- Помоги! - процедила она сквозь зубы.\nЯ вышел из ступора и, в свою очередь, ухватился одной рукой за борт, второй - за лапу Дискорда.\n\n- Считай до трёх! - процедила сквозь сжатые зубы Селестия.\n- Раз! Два! Три!\n- У-у-ух! - мы поднапряглись и таки втянули немалую тушу Дискорда в повозку.\n\n- Ффух. Выкарабкались. Почти без потерь, - заметил Дискорд, оглядывая крыло.\n- Кимеринн погиб, - прошептала Луна. <text:s text:c="2"/>\n- Да, я видел. Он погиб, спасая друзей и свою принцессу. Это <text:s/>не худшая смерть, <text:s/>- печально ответствовал Дискорд.\n\nДальше мы летели молча.\n\n\nКантерлот\nМузыка медленная, фэнтезийная, средневековая, изысканая, дворцовая (стиль Dire Straits “Coyote”)\n\nНикто не знал, что со мной делать: 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n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nНо пони, по моим наблюдениям, в целом были более сплочённы и отзывчивы, чем люди. \nИ здесь была магия.\n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n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n\n“Глава IV. Пределы магии.\nЕсть четыре предела магии: \n- 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 \n- 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n- 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n- Третий предел. На этом уровне магии работает сам Творец. Ему подвластно всё.\n\nГлава V. Основы.\nОснова любого магического направления -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text:soft-page-break/></text:p>
      <text:p text:style-name="P9">Заклинание - вторая основа магии. Суть заклинания - умение манипулировать силой и направлять её в желаемое русло. При этом словесные формулы и пассы конечностями -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nВозьмём, <text:s/>примеру, заклинание начального предела: “Ярету пхонг руул квами”, - что означает: “Разогнать силу и оборотить против себя”.\nТаким образом, читая заклинание создания лёгкого ветерка, маг узнаёт его рецепт. При творении заклинания вовсе не обязательно произносить его - некоторые, впрочем, проговаривают его вслух для запоминания и вящего эффекта. Каюсь, и ваш покорный слуга не гнушается этим для заслуживания авторитета у молоденьких доверчивых кобылок…”\n\nДверь в библиотеку открылась и внутрь заглянул стражник из внутренней стражи.\n- Её Высочество Принцесса Селестия хочет видеть вас, человек Макс.\nЯ оторвался от трактата Старсвирла Бородатого “Основы магического искусства”.\n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n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nВ общем, сегодня привычный порядок вещей определённо нарушен (если можно назвать обычным порядком вещей праздную жизнь в столице Эквестрии).\n\n- Уже иду. Где я могу её найти?\n- Я проведу вас, человек Макс. -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n\n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n- Её высочество у себя в покоях. Проходите. - Пегас занял свой пост у двери напротив своего собрата.\nЗа дверью оказался небольшой коридорчик, выход из которого был прикрыт свисающими гирляндами плюща.\nРаздвинув живой полог, я огляделся.\nСразу бросилось в глаза полное отсутствие флакончиков, игрушек, рюшечек, картинок и прочих безделушек, составляющих обязательный набор женского быта.\n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nВ общем, вполне спартанская обстановка комнаты больше напоминала жильё офицера национальной гвардии, чем принцессы сказочного королевства.\n\n- Здравствуй, Макс, - Селестия оторвалась оторвалась от созерцания звёздного неба из огромного панорамного окна в дальней стене.\n- Здравствуй…те, Ваше Высочество.\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 иметь кого-то, кто называет тебя на “ты”! И кого ты сама можешь называть на “ты”. Одним из таких немногих был Кимеринн…\n- Мне очень жаль, что так получилось… Селестия.\nОна через силу улыбнулась. \n- 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 принцесса указала на горку подушек, сложенных на ковре с длиннейшим ворсом - и приготовься слушать.</text:p>
      <text:p text:style-name="P1"/>
      <text:p text:style-name="P8">Селестия устроилась на ковре напротив меня и начала рассказ.\n-\n\u003c\u003e\n- Аликорны очень <text:soft-page-break/>одиноки. Бессмертие не такая уж и хорошая вещь, если рассмотреть поближе. У тебя нет родственников, ты переживаешь всех своих друзей. И есть пони, которые, - Твайлайт запнулась, - помогают принцессам не чувствовать себя такой одинокой. Одним из таких пони для принцессы Луны был Кимеринн.\n- Понятно, - я кивнул головой. - Институт консортства. Кимеринн был фаворитом Луны.\n-\n\u003c\u003e\n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n\n***\nРассказ Селестии (“1001 ночь”)\n\n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 осень, за осенью - зима. И так же чётко начинаешь замечать отклонения от этого порядка. Это чувство помогло нам с сестрой тысячу лет назад победить Дискорда. Это же чувство \u003c...\u003e.\n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n- Постой, постой, - я попыталась удержать ускользающую тень сомнения. - Ты, кажется, говорил о восьмими жеребятах, не сдавших выпускные лётные экзамены?\n- Да, Ваше Высочество, - гонец потупил взгляд, глаза его забегали, - по состоянию здоровья.\n- Какая болезнь посетила Клаудсдейл, что целых два крыла жеребят пропустили экзамены?\n- Эммм… Они… м-м-м… не больны… в некотором смысле… - гонец изо всех сил ковырял копытом дворцовую плитку, пряча взгляд. - Они… мнэээ… сами… в некотором роде… кхм. Нервный срыв. Переутомление и бессонница… Кхм.\n- Сами - что? - Я постепенно начала понимать причину смущения гонца.\n- Сами… эээ… вроде как… ну… отказались…\nПегас понурил голову и пытался протереть копытом пол.\nЯ всё поняла. Для пегаса смысл жизни - в возможности летать. И добровольно отказаться от полётов для пегаса - вещь невозможная, просто уму не постижимая. Это даже не позор, это просто необъяснимо, несовместимо с его природой. Это нарушение порядка вещей.\n- Пригласите этих жеребят во дворец. Я хочу поговорить с ними. - 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n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n\n***\n- Добрый день, Ваше Высочество! - семь молоденьких пегасов склонились в поклоне. - Позвольте представиться! - жеребята по очереди назвали свои имена.\n- А где восьмой? - удивилась я. - Мне сказали, вас было восемь. Восемь отказавшихся летать.\n- Да, Ваше Высочество, п-принцесса Селестия, - старший из них запинался от волнения, - Шейла Блюскай не смогла прибыть. Она з-заболела.\n- Успокойтесь, малыши, - я погладила старшего по голове. -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nНаступило молчание. Жеребята переминались с ноги на ногу, прятали глаза, но отвечать никто не хотел.\n- Ну, это… - шмыгнул старший. - Не знаю, как другие, а я накануне потянул крыло.\n- А я простудилась.</text:p>
      <text:p text:style-name="P1"/>
      <text:p text:style-name="P7">- А я отравился болиголовом.\n- А я…\nСемь схожих объяснений прозвучало в унисон. Самое смешное было у маленькой <text:s/>пегаски.\n- У тебя болел зуб и ты отказалась летать? - Я обвела жеребят долгим взглядом.- <text:s/>Оставь нас, Кимеринн, - я махнула сопровождающему жеребят стражнику. Тот вышел, тихо затворив за собой дверь.\n- Ну, мои дорогие, теперь расскажите своей принцессе правду. Ваша ложь её очень расстраивает. - 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n- Ну же, Бинки, расскажи, что у тебя стряслось? Не бойся…\n- А-а-а-а-а-а я-а-а-а-а боюу-у-у-у-усь! - расплакалась Бинки Софтмэйн, прикрыв голову копытцами.\n- Почему? Неужели я <text:soft-page-break/>такая страшная? - Я старалась говорить как можно мягче, но Бинки всё равно захлюпала носом.\n- Не-е-е-е-ет! Я лета-а-а-а-ать боюу-у-у-усь! Потому что если я не сдам экзамен, меня отправят на Радужную Фабрику, перемелютНаМелкиеКусочкиИсделаютИзНихКраскуДляРадуги! - выдохнула на одном дыхании Бинки и разрыдалась пуще прежнего.\n- Угу. Правильно она говорит. - Пробурчал вдруг старший, - я тоже того… Не хочу, чтоб меня на радугу перемололи.\n- И я!\n- И я тоже!\nЖеребята один за другим подтвердили то же самое.\nНа этот раз они не лгали. Я не могла поверить в это, но сейчас они говорили от души.\n\n- Кто рассказал вам это? Эту… ложь?\n- Никто. Просто знаю. - Старший жеребёнок упрямо уставился в пол.\n- И я.\n- И я тоже.\n- И я-а-а-а-а-а!\n\nЭто было какое-то сумасшествие! Фабрика, перерабатывающая не сдавших лётные экзамены жеребят на радугу… Он искренне в это верили.\n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n\nЛСД-чаепитие\n\nСелестия встала с ковра, подошла к небольшой жаровне и поставила на неё пузатый серебряный чайничек.\n- Ты какой чай будешь? “Хуффингтонский классический”, “аппалузский белый”, “клаудсдейлский лёгкий” или “кантерлотский королевский”? Извини, выбор невелик - то, что я сама пью. Или будешь кофе?\n- Спасибо, Селестия. Пожалуй, буду “кантерлотский королевский”.\n- Зови меня Тия. Не хочу слышать официоз у себя дома. - Селестия открыла кухонный шкафчик и, потянув зубами за золотой шнурок, вытащила чёрный с золотом пакетик.\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 - Селестия разожгла горелку, опустила два пакетика в чайник и достала из шкафчика две розовые чашки в золотой горошек.\n- Тебе помочь? - я привстал с подушек.\n- Нееееет, что ты! - Селестия тихо рассмеялась. - Заваривать чай -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n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n-\n\u003c\u003e\nв сцене 34 - Тия при заварке чая добавляет порошок в огонь - тот становится голубым. А в чай - щепотку афродизиака\n-\n\n- И что же, те жеребята перестали бояться экзаменов?\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n- Но это было только начало. - Селестия вздохнула.\nЗолотой свисток на носике чайника засвистел, выпуская пар, и Селестия, подмигнув мне и рассмеявшись, вылила его содержимое в раковину.\n- Ты вылила заварку? Зачем? - удивился я.\n- Моя маленькая месть дворцовым ритуалам. Только между нами! -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
      <text:p text:style-name="P6">-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n- Ты могла бы нести меня телекинезом. Я, после того, как узнал о ваших способностях, удивлялся, почему ты этого не сделала?\n- Шутишь? - Селестия скосила на меня фиалковый глаз, продолжая колдовать с мешочком. - Ты бы потом не захотел бы видеть меня от перенесенного унижения.\n-\n\u003c\u003e\nСелестия хочет любым способом (34) расположить к себе Макса, чтоб получить союзника в борьбе за спасение Эквестрии\n-\n\n…\n…\n…\n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n- А что же было дальше? Ты сказала, что случай с жеребятами был только началом?\n- А дальше всё было хуже, намного хуже...\n\nРейд пони-рэйнджеров \n(леденящий душу триллер, музыка тревожная)\nМэдтроттер шёл впереди, Калрус - замыкающим. Давая задание, принцесса Луна особо настаивала на осторожности и возвращении при любой опасности. Её зелёные <text:soft-page-break/>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n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n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n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n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n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n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n- Тьфу ты, б-бестия! - Мэдтроттер принялся протирать окровавленное лезвие. - Впервые такую тварь встречаю.\n- Не думаю, что она появится ещё. - Калрус вслушивался в лесной шум. Уши его поворачивались по ветру. - Ты её хорошенько угостил. По первому разряду!\n- У нас, в Аппалузе, это называется “салют легионера”, - усмехнулся Хорст. - Мало кто из врагов его переживает.\n- Первым дежуришь ты, Мэдди. Потом я. Калрус - последним, - решил я. - Завтра дойдём до Замка Принцесс, обследуем его хорошенько и, думаю, к вечеру будем возвращаться.\n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n\n- Что за чертовщина? - Мэдтроттер трогал копытом лежащую на земле плеть лианы, которая медленно уползала в чащу, сворачиваясь в колючий клубок.</text:p>
      <text:p text:style-name="P1"/>
      <text:p text:style-name="P5">- Не нравится мне это, - пробормотал Калрус, стряхивая с крыла зелёную плеть, свесившуюся с дерева и попытавшуюся обвить его махательный сустав. - Что-то этот дискордов плющ чем дальше, тем становится живее и нахальнее. И у этой дряни даже нет башки, чтоб снести её в случае чего.\n- Да уж, - Мэдтроттер обнажил алебарду и закрепил её на ноге остриём вверх. - Но, сдаётся мне, она станет посмирнее, если её оттяпать от основания, чем бы оно ни было…\nДальше мы передвигались с интервалом бескрылого прыжка, чтобы не нанести друг другу увечий в случае работы оружием.\n\n***\n- Шанту?\n- Ваше Высочество? Мы никогда не встречали такое существо раньше и я…\n- Не понимаю! Шанту не может появиться здесь. Это зверь совсем далёкой реальности. Понадобилась бы энергия двух солнц, чтобы доставить его сюда. \n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n- Хотя кое-кто за за тысячу лет воздержания накопил столько силы, что может жонглировать планетами, не думаю, что он… Нет, конечно, это не он, его усталость и раскаяние были искренними… Дискорд на нашей стороне… <text:s/>Продолжайте, Кимеринн.\n\n***\n\n...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n- Что за ерунда? -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n- Не знаю, что за ерунда, но теперь становится ясно, откуда тут те черепа. - Я вытер накрыльный нож о траву и показал на две продолговатости, тускло <text:soft-page-break/>белевшие в траве у самого ствола граба. - Не сходи с дороги, Мэд. Я обещал твоим кобылам вернуть тебя назад одним куском.\n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n- Пхе, будет несколько - выберешь для них самый подходящий! - хохотнул Мэдтроттер, нервно косясь на останки.\nПоэтому мы ещё тщательнее стали высматривать в траве камни древнего пути. Когда-то это был самый\t короткий\t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n- Ходят слухи, Старс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 Мечтательно разглагольствовал Калрус.\n- Смотри, как бы ты сам после такой встречи не стал чудным материалом для <text:s/>чудовища, - проворчал Мэдтроттер. - Уж оно картины с тобой малевать не станет! Вот, кстати, тебе хороший шанс обнюхаться с ним. Столбы пропали.\n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n- Странно, кто-то ходил к замку после того, как он был заброшен, - пробормотал Мэдтроттер. - Если, конечно, эту тропу протоптали не животные.\n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
      <text:p text:style-name="P4">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n- Дискорд! Что их убило? - присвистнул обошедший Хорста с другой стороны Калрус.\n- Что бы их ни убило, нам с этим знакомиться ни к чему - пробормотал Мэдтроттер, озираясь. - Не могу себе представить, чтоб кто-то мог легко справиться одновременно с силой земнопони, магией единорогов и крыльями пегасов. \nЯ поднял нагрудную бляху, лежащую на скелете с раздавленной грудной клеткой.\n- Это королевский конвой. Такие были на службе у принцесс ещё лет двадцать назад, до Раздора.\n- Такое впечатление, что… - Калрус не успел договорить. Раздался хлопок и над вовремя распластавшимся Мэдтроттером пролетел вращающийся колючий шар. \n- ...тут была засада -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nБольше мы ничего не говорили. Продолжение дороги выходило из топи в полусотне метров от нас - туда мы и помчались, сопровождаемые хлопками и свистом вращающихся шаров.\n\n***\n\n- Откуда там останки пегасов? Кто мог поймать их там? Они могут уйти от любой засады.\n- Не знаю, как насчёт летунов, принцессса, но когда мы осматривали кости, на нас было совершено нападение...\n- Вот как? На королевскую стражу в центре Эквестрии? Кто же это был?\n- Лианы, принцесса. - Кимеринн отчеканил последнюю фразу, глядя прямо перед собой. -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 сорок. Мы назвали их \u003c???\u003e\nЛуна обошла Кимеринна. \n- У вас рассечен бок. И колотая рана на шее.\n- Не уследил за лианой, Ваше Высочество. Ерунда. Калрус вовремя отсёк плеть. - Голубые глаза Кимеринна смотрели прямо сквозь Луну, не мигая.\n- Расслабьтесь, Кимеринн. Вы очень скованы. Я вижу, вам нелегко пришлось в этом походе.\nРастерзанная шея жеребца напомнила Луне о другом, которого она называла на “ты” больше тысячи лет назад, во время восстания.\n- Я ценю вашу службу и хочу достойно наградить вас. <text:soft-page-break/>Спрашивайте.\n- Мне… мне ничего не нужно, Ваше Высочество. - Кимеринн судорожно сглотнул и на мгновение скосил взглядом на Луну.\nЛуна вздохнула. Всё-таки, насколько легче было быть Найтмэр-Мун! Тогда ей не нужно было стесняться своих желаний и все было намного проще.\n- Кимеринн, вы окажете своей принцессе услугу, если согласитесь <text:s/>принять от неё награду! - Если бы он понял… Как когда-то понял Амарок… Аликорны - тоже живые существа. И они очень одиноки…\n- Хорошо, Ваше Высочество. - Кимеринн смотрел не мигая в точку прямо перед собой. - Я хочу… в награду… обращаться к вам на “ты”!\nТуман застилал глаза Луне. Она смотрела на него - и видела Амарока. Та же фигура, те же раны, те же слова… Тот же запах - запах пота, крови и чего-то неуловимого, что <text:s/>появляется, когда он рядом.\nОн был высок для пони и Луне понадобилось всего лишь немного склонить шею, чтобы тихо выдохнуть ему в ухо:\n- Ну что же… Я рада оказать такую услугу… Тебе…\n- Принцесса…\n- Луна, мой дорогой. Для тебя - Луна…\n...\n\nРейд пони-рэйнджеров-2 (продолжение рейда пони-рэйнджеров)\n\n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n\n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
      <text:p text:style-name="P3">Мэдтроттер подошёл к холму и зацепил концом алебарды зелёный покров.\n- Металл! - удивлённо воскликнул он. - И стекло.\nВ металлической поверхности сверкнуло небольшое прямоугольное окошко.\nЯ прошёл вдоль холма и вскоре под побегами дикого винограда обнаружил вход, открывающий внутренности холма.\n- Ким, не суйся туда в одиночку. - Мэдтроттер подошёл к дыре, размашистым слэшем срубил свисающие лианы и, принюхавшись, прошёл внутрь. \n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nВнутренности этого металлического “корабля” не вызывали у меня доверия. Но Вечнодикий лес после встречи с \u003cгидрорысью\u003e и нападением \u003cтентаклиан\u003e казался мне ещё опаснее. А если этот корабль обследовать как следует…\n- Заночуем внутри. - Решил я.\n\n\u003cНужен ли тут самолёт? Нужен артефакт из Fallout Equestria - летучий корабль?\u003e\nУтро встретило нас туманом. Я пытался рассмотреть руины замка на противоположном берегу.\n- Идти опасно. Засаду прозевать - как два пера об мостовую. Хорст, я слетаю в разведку. Не нравится мне это болото.\n- Давай, Ким, но не геройствуй особо. Сдаётся мне, кое-кто во дворце положил на тебя глаз. И он строго спросит с нас, если с тобой что-нибудь случится. -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 \nЯ сбросил громоздкие перемётные сумки с поклажей, оставив только закреплённый на ноге кинжал.\n- Ну, ветра в спину, Ким! - Хорст легонько ударил в моё протянутое копыто. Калрус, молча хлопнув в копыто, также стукнул и по шлему, нахлобучив его мне на нос…\n\n***\n\n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n- Заметил что-то. - Хорст приставил копыто ко лбу, пытаясь рассмотретьчто-то против солнца. - Нет, летит обратно. Ох-х-х-х-х!\n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n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nНо рейнджеры не успели пробежать и половины пути к болоту, как Кимеринн освободился. Описав дугу, коротко блеснул <text:soft-page-break/>кинжал, отсекая плеть, и пегас ринулся к ним навстречу.\n- Поворачивайте, уходите от болота! - донёсся его крик.\n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n\n***\n\n- Дискорд тебе в крыло, Ким, ты таки заставил нас попотеть! Что там за чертовщина?\nЯ отлепился от серебристой поверхности и прыгул на землю.\n- Не в крыло, а в ногу, - проворчал я, стаскивая зубами с задней ноги толстую плеть плюща, гладко отрубленную стилетом. - Дискордов плющ там. Только толще и быстрее - Сброшенный обрубок лианы медленно извивался, стараясь найти опору, вокруг которой можно было бы обвиться. - Схватил бы за крыло - я бы не вырвался. - Я взглянул вверх. На металлической стенке чётко отпечатались четыре полукруга копыт. - И пришлось бы тебе за меня во дворце отдуваться.\n- Нашел что-нибудь интересное в развалинах?\n- А как же! Странное такое. Похожее на обезьяну. Но стройнее и грациознее. И оно было одето…</text:p>
      <text:p text:style-name="P1"/>
      <text:p text:style-name="P1">- Одето?\n- Да, в потёртые джинсы и куртку. И на спине было что-то вроде перемётной сумки. Не успел как следует расмотреть - оно скрылось в кустах. Что его отличало от обезьяны - оно передвигалось быстрым шагом всего на двух задних ногах, без помощи передних. Как молодой дракон. Или как человек из сказок.\n- Ещ одно неизвестное чудовище! <text:s/>Что-то их тут много развелось.\nЯ крепко задумался. Принцесса приказывала - нет, не приказывала -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n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nЯ забросил на спину перемётные сумки и дал команду сбора.\n- Куда идём, Кэп? - Мэд прилаживал сумки, затягивая и застёгивая всевозможные ремешки. Калрус устало встряхнулся и тоже начал шнуроваться.\n“В замок”, -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n- Вы ведь в неопасное место идёте, да?\n- Да, Силк Мэйн, в неопасное.\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n- Силк, не волнуйся, если будет опасно, мы сразу же повернём. (И пойдём другой дорогой - додумал я).\nСилк Мэйн выпустила мою ногу, успокаиваясь. Я пошёл в казарму, а кобылки продолжали молча смотреть на меня...\n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nОпять таки, шансы для Мэда и Калруса <text:s/>пройти через болото - ничтожны.\n- Возвращаемся, Мэдди, - решил я. - Намотрелись достаточно.\nПусть принцесса считает меня трусом, пусть я больше не смогу взглянуть ей в глаза, но я должен сделать то, что делаю. Мы возвращаемся…\n\n\n\nПродолжение ЛСД-чаепития\n\n- Так значит, своим появлением я невольно поспособствовал гибели особенного пони Луны? Мне очень жаль…\nСелестия через силу улыбнулась.\n- Пони умеют переносить тяготы, Макс. - Иначе бы мы не выжили. В нашей истории бывали очень тяжёлые времена.\nПосле того похода Луна больше не отправляла экспедиций в Вечнозелёный лес и я, во избежание несчастных случаев, запретила пони <text:soft-page-break/>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n- Душновато как-то, - Селестия встала с подушек и приоткрыла дверь на балкон. - Тебе не холодно?\n- Нет, вполне тепло. - Я тоже встал с подушек размять затёкшие ноги.\n- Уборная там. - Селестия показала на неприметную дверцу за занавеской в углу.\n- Как ты догадалась? - Изумился я.\n- Макс, мне пять тысяч с небольшим лет, и я неплохо разбираюсь в физиологии пони. - Фыркнула принцесса. - Хоть ты и не пони…. В физических и физиологических аспектах ты не слишком отличаешься от нас. - Она хихикнула. - Я же видела, последние пятнадцать минут ты меня почти не слушал.</text:p>
      <text:p text:style-name="P1"/>
      <text:p text:style-name="P1">Я притворил за собой дверь.\n- Если не справишься - позови, я объясню, как и чем там пользоваться, - крикнула Селестия через дверь.\n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n\n-\n\u003c\u003e\n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n-\n\u003c\u003e\n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n-\n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nЯ присел рядом и она взглядом показала мне на вторую трубочку, выходящую из этого же графинчика.\n- То есть, Кимеринн видел человека у развалин замка?\n- Скорее всего, да. Правда, впоследствии он уже не был так уверен -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n- Было что-то ещё?\nЯ чуть не закашлялся, попытавшись втянуть жидкость из трубочки. На поверку это оказался холодный дым с лимонно-мятным привкусом.\n- Было. И есть. Стали пропадать пони. История всегда одинакова. Пони ложится спать, засыпает, а на утро находят только примятую постель. \n- А кто-нибудь поблизости не заметил, как они исчезают?\n- Нет. Пропадают только пони без пары. Те, кто спят в одиночестве. Это началось полгода назад. Пропало уже больше сотни пони.\nТут Селестия наклонила шею ко мне и прошептала в ухо:\n -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nОт холодного дыма кружилась голова, лик Селестии расплывался перед глазами, её переливающаяся живой радугой грива вдруг заполнила собой весь кругозор…\n- Тия, я… \n- Не говори ничего! Твайлайт нашла в архиве северного крыла полузаконченное заклинание Старсвирла Бородатого. “Защита от неведомой угрозы” - так он назвал его. Синопсис восстановить не удалось - Старсвирл записал его на некачественной бумаге. Треть заклинания Твайли восстановила экстраполяцией -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nНо чуда не произошло - всего лишь появился ты! - это слово Селестия выдохнула мне в лицо, <text:soft-page-break/>буквально ткнув меня носом. - И всё это время я думала - кто ты? Наше спасение, или всего лишь горькая шутка судьбы? И я до сих пор не знаю. </text:p>
      <text:p text:style-name="P1"/>
      <text:p text:style-name="P1">Ты извини, Макс, я разнервничалась, - Селестия отвернулась от меня. Я протянул руку и осторожно поправил локон переливающейся гривы. - Я не должна так нагружать тебя. Но мне просто больше некому… Луна после смерти Кимеринна не хочет общаться со мной… \nСелестия замолчала, потом медленно поднесла ко рту чашку с холодным чаем и сделала три глубоких глотка.\n- Остальное ты знаешь. И я была бы счастлива, если бы ты дал мне хотя бы намёк на то, почему заклинание призвало тебя сюда. Хотя бы намёк.\n- Я не смогу сделать тебя счастливой, Тия, - я покачал головой. - Я не знаю, чем вам помочь. Скорее всего, я попал сюда случайно.\n- Я так и думала, - кивнула головой Селестия. - Но тысячелетия опыта научили меня одной вещи. Часто события и вещи, кажущиеся случайными, на самом деле связаны незримой нитью… Но довольно философии! \n…\n34 - утерянная глава\n\u003c34 с Селестией - забытая глава - утерянная память под воздействием порошка из надкрыльев скарабеев. - аванс за спасение Эквестрии\u003e\n...\n\u003e\u003e(2)\nСелестия встала и начала по очереди сгибать-разгибать ноги, разминая суставы.\n- Слишком поздно, - пробормотала она, глядя через панорамное окно на ночное небо. - Даже, скорее, рано. Сестра скоро вернётся.\n- Макс, - обернулась она ко мне, -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 коротко хохотнула принцесса и задёрнула занавес.\nЕё образ расплывался, в голове стоял звон, звуки проникали в уши как будто через толстый слой ваты.\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n\u003e\u003e(2)\n\n\n-\n\nВ библиотеке замка Селестии\n\n“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n\nМда. Я захлопнул книгу \u003cназвание книги\u003e. Заклинание Старсвирла Бородатого не проливало свет на причину моего появления здесь. Вот уже неделю после встречи с Селестией я не вылажу из кантерлотской библиотеки \u003cназвание библиотеки\u003e, пытаясь найти хоть какую-нибудь зацепку. Но всё тщётно.\nЕсли верить заклинанию, я - внешняя сила, и если меня хорошо попросить \u003cсм. выше - ночь с Селестией\u003e,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n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тар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n\n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
      <text:p text:style-name="P1">\u003cОжидание\u003e\nНаконец двери зала для приёмов растворились, и оттуда вышел потерянного <text:soft-page-break/>вида пегас. Он тихо прошёл к открытому портику, расправил крылья и улетел, так и не подняв голову.\nЯ прошёл мимо стражников в полуприоткрытую дверь.\nСелестия, задумавшись, стояла у окна, легонько постукивая копытом по плитке пола.\n- А, это ты, Макс? - она повернулась ко мне. - Какие новости?\n- Практически никаких, Тия. Хочу хорошенько расспросить Элементы Гармонии по нашей теме. Кажется, Старсвирл упоминал их в своём заклинании. А у тебя как дела?\nСелестия слабо улыбнулась.\n- Да, Макс, я тоже думаю, тебе не повредит отправиться в Понивилль. Познакомишься с кобылками, может, найдёшь путеводную ниточку. А она нам сейчас очень нужна. - Селестия подошла к фонтанчику, обмакнула в него копыто и провела им по лбу. -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n- Пятьдесят шесть из восьмидесяти? И чем это грозит? Ведь даже не сдав экзамен они не разучатся летать?\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среди пони. И опять начнутся войны за съестные припасы. Сколько мы с сестрой приложили сил, чтобы избавиться от этого!\n- А почему вы не поселитесь в более пригодном для земледелия месте?\n- К сожалению, Эквестрия - страна, окружённая не слишком дружелюбными соседями. Нам некуда уйти в поисках лучшего места.\nСелестия вытащила листок бумаги из шкатулки, быстро написала письмо и, запечатав его сургучём с королевской\t печатью, вручила мне.\n- Вот рекомендательное письмо мэру Понивилля. Вручишь его ей и она выделит тебе жильё и окажет посильную помощь. Если что-то выяснишь - держи меня в ведении. Посылай письма Спайком, он настроен на меня. Этот милый дракончик - ассистент моей ученицы, Твайлайт Спаркл. С ней ты уже знаком.\nЯ кивнул.\n- Спасибо, Тия. Сделаю всё, что в моих силах. Я действительно хочу вам помочь.\n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n- Тия, ты, вообще, спишь по ночам? У тебя очень уставший вид и глаза красные, как у кролика-альбиноса.\nСелестия медленно подняла переднее копыто и легонько упёрлась мне в грудь. Я чувствовал, что её нога мелко дрожит.\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Хвост тоже почти подметал пол - это стало заметно, когда она начала двигаться.\n\nПонивилль\n\n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nПервым делом я зашёл в мэрию и предъявил рекомендательное письмо. Мэр удивилась моему облику, но тщательно скрывала <text:s/>это -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n\n***\n\n- Привет, Твайлайт Спаркл! Ещё не поздно?\n- Привет! - Твайлайт оторвалась от полки, поставив на место толстенный пыльный фолиант. - О, это ты, Макс? Рада тебя видеть! Как твои дела? Что нового в Кантерлоте?</text:p>
      <text:p text:style-name="P1"/>
      <text:p text:style-name="P1">С Твайлайт я подружился за неделю общения в кантерлотском замке за обедами, пока она не отбыла в Понивилль.\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n- Это плохо! - Твайлайт помрачнела. - Сон - важная часть здоровья пони. Даже такой магической, как её Высочество.\nТвайлайт привыкла, что я так и не выучился называть Селестию по титулу, но сама не забывала об этом ни на миг.\n- Да, по себе знаю, недосып - одна из паршивейших вещей на свете. - Я уселся на ступеньку лестницы. - Тут такое дело… Тебе удалось что-то <text:soft-page-break/>узнать про неведомую угрозу, о которой говорила Селестия?\n-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n- М-м-м. В описании заклинания Старсвирл упоминал гармонию. Я и подумал, а что, если это кат-то связано с тобой и твоими друзьями?\n- Хм. Ты так думаешь? - Единорожка вытащила с помощью магии засаленый том из угловой полки с знакомым названием: “Основы магического искусства”.\n- М-м-м… “...на укрепление гармонии нашего континуума...”.\nТвайлайт начала в возбуждении ходить по читальному залу.\n- Старс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nТвайлайт, погружённая в свои мысли, не заметила вылезшего из своей корзинки зевающего Спайка.\n- Элементы-шмелементы, - проворчал Спайк, выкарабкиваясь из-под Твайлайт, - привет, Макс (мы с ним виделись пару раз в Кантерлоте). Ты как, не ушиблась? - Дракончик повернулся к единорожке. \n- Да нет, всё в порядке, Спайк. - Твайлайт потирала ушибленный нос.\nДракончик кивнул и пошёл по направлению к уборной.\nЯ смочил запасной носовой платок в кувшине с водой, выжал его и приложил к носу Твайлайт.\n- Вообще-то говоря, мне каждеся, внешняя сила - это я. Я точно произошёл не в Эквестрии и вообще не в этом мире.\n- Да, логично, - сказала в нос Твайлайт. - Могла бы и сама догадаться.\n- Но проблема в том, что я не знаю, ак помочь вам. Может, я какая-то неправильная сила? - Я поправил платок на носу Твайлайт.\n- Заклинания Старсвирла Бородатого обычно срабатывают без ошибок.\n- Если их правильно вызывают, - пробурчал возвратившийся Спайк, укладываясь в корзинку.\n- Что он имел ввиду?\n- Нууу, - Твайлайт смутилась, -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тар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 Единорожка опустила голову.\n\n-\nМакс вернул Дэш к жизни, встретив в астрале Звёздного Аликорна (демиурга Эквестрии - силы, сконцентрированной брони) - у этого Аликорна 3 рога - и Макс попросит его вернуть Дэш к жизни. Аликорн согласится - магия 4-го уровня (или 3-го?) - Макс попадёт в астрал при переходе в мир Земли в 2006-м году.</text:p>
      <text:p text:style-name="P1"/>
      <text:p text:style-name="P1">-\nСелестия проснётся на Терре в облике кибермозга, т.к. в своём мире она на ступень выше пони (а кибермозг на Терре на ступень выше людей)\n-\n\n- Да, печально получилось. Но вернёмся к заклинанию. Во второй раз вы вызвали его правильно -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тарсвирл не просто так упомянул про гармонию -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n- Про Найтмэр Мун тебе Её Высочество рассказывала? Мы, вообще-то, не распространяемся публично об этом эпизоде. Личная жизнь принцесс не подлежит огласке.\n- Нет, она мне ничего не говорила. Но, видишь ли, ваше королевство и вы сами описаны в моём мире в детском сериале.\n- Мы? Описаны? - Твайлайт от удивления открыла рот. -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nЯ покачал головой.\n- Вряд ли кто-то из людей побывал здесь до меня. До вас ведь никто не вызывал это заклинание <text:soft-page-break/>Старсвирла?\n- Нет. Собрание столь сильных магов запомнилось бы.\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n- Вам нравятся рассказы про Эквестрию? - Твайлайт улыбнулась.\n- Да, достаточно сильно. Я, впрочем, не отношусь к брони - так, посмотрел несколько историй про вас, чтобы лучше понять, увлечение своего друга. Вот он мог бы многое рассказать про культуру брони и про вас самих - придуманных.\n- Брони?\n- Так называют себя поклонники этого детского сериала и вас самих - сериальных.\nТвайлайт зарделась.\n- Ого! У нас есть поклонники! Интересно было бы поговорить об этом с твоим другом.\n- Его нет. Он погиб полгода назад.\n- О, мои соболезнования! - Твайлайт подошла ко мне и положила переднюю ногу мне на плечо (когда я сидел, она вполне могла достать до него). - Друзей терять очень тяжко.\n- Всё в порядке, Твайлайт.\nТвайлайт подошла к нише у двери, зажгла небольшую горелку и поставила на неё небольшой изящный чайничек\n- Подумать только! - бормотала она про себя, - мы и наша страна описана в жеребячьих книжках в другом мире!\n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n- Нууу, я не думаю, что это описана наша Терра. У нас ничего подобного не водится.\n- Да? Ну ладно. В конце-концов, это всего лишь миф. Старсвирл Бородатый, правда, упоминал о двух случаях встреч с существами, похожими на вас. - Единорожка сняла чайничек с горелки, поставила на пол чашки и блюдце с печеньем и разлила чай по чашкам и присела рядом со мной.\n- Печенье испёк Спайк. Он на удивление искусный повар, когда на него находит вдохновение.\n- М-м-м. Вкусно. Очень вкусно.\nЯ помолчал, собираясь с мыслями. Мысли собирались туго, но самое тупое решение мне пришло в голову ещё в Кантерлоте.\n- Я помню, ваша магия Элементов Гармонии обладает большой силой.\n- Да. - Кивнула Твайлайт. - Суммарная мощность магии Элементов Гармонии сильнее мощности таких великих магов, как Дискорд, принцесса Луна или принцесса Селестия.\n- Так вот, если вы соберётесь вместе и примените эту магию… гм… на мне… Чтобы я вспомнил, как вам помочь. Если, конечно, я вообще знаю.\nГлаза Твайлайт в ужасе расширились. Она поперхнулась.\n- Ты что! И не думай даже! Во-первых, это очень сильная магия, ты сгоришь в два счёта. Как если бы коснулся громоотвода в момент, когда в него ударит молния.\n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 магия Элементов Гармонии работает, по-большому счёту, на восстановление гармонии -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
      <text:p text:style-name="P1">- Для восстановления гармонии, говришь, - я почесал затылок.\n- Ну да, это так. Большие возмущения гармонии можно исправить только с помощью… Ой!..\n- Угу, вот именно. Сейчас имеем “большое возмущение гармонии”.\nТвайлайт прижала копыта к вискам.\n- Ты не понимаешь… Я сейчас расскажу. Магия похожа на струю воды, исходящую из садового шланга. Диаметр шланга - это мощность источника магии. Если струя воды тоненькая, то ею можно рисовать довольно сложные картинки на песке. В случае с магией -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n- Найтмэр Мун и Дискорд не разорвались и не сгорели.\n- Они очень могущественные маги , одни из лучших. У них сильный антимагический иммунитет. К тому же они биологически бессмертны.\n\n-\nВо время удара магией гармонии Макс впервые видит звёздного аликорна. Тот ему показывает, что мир Террыи мир Эквестрии взаимосвязаны (инь-янь)\n-\n\n- Хорошо, у тебя есть какие-то встречные предложения?\nТвайлайт задумчиво прошлась вдоль книжной полки.\n- Мне надо поискать. Должно быть что-то подходящее для нашего случая. Я поищу в разделе <text:soft-page-break/>психологиии и… призывания духов.\nЯ рассмеялся.\n- Для духа я слишком материален.\n- Я знаю. Но ничего более подходящего в голову не приходит. Приходи завтра после обеда. Хорошо?\n- Хорошо, Твайлайт. Приду. Спокойной ночи!\n- Спокойной ночи, Макс!\n\n\nЗнакомство с Элементами Гармонии\n\nНа следующий день я застал в библиотеке кроме Твайлайт ещё трёх кобылок.\n- Знакомься, Макс - начала представлять меня Твайлайт, - это Пинки Пай.\n- Очень приятно, Макс.\n- А я Пинки Пай! Уи-и-и-и! - Пинки запрыгала на месте и радостно завизжала мне прямо в ухо с такой силой, что я на мгновение оглох.\n- ...то Рэрити! - Твайлайт представила светлую единорожку, которая чуть склонила голову в приветствии.\n- Макс, - кивнул я ей в ответ.\n- Рэйнбоу Дэш! - голубая пегаска представилась сама, насмешливо наморщив нос.\n- Макс. - закончил представляться я.\nТвайлайт продолжила прерванную моим появлением беседу.\n- Как я вам уже рассказывала, заклинание Старсвирла вызвало сюда Макса. И он хочет нам помочь, но не знает, как.\nГолубая пегаска вомущённо фыркнула.\n- А нужно ли нам помогать? Сами как-нибудь справимся!\n- Но Дэш, дорогая, неужели ты думаешь, что Твайлайт и принцесса Селестия не перепробовали всё возможное? - Рэрити грациозно улеглась на подушку, пододвинув её к себе магией .\n- Если Твайлайт и принцесса не справились, не понимаю, чем нам может помочь этот… человек! - буркнула себе под нос Рэйнбоу Дэш.\n- А ты правда сказочный человек? И ты правда водишь Ниссан-пикап, работаешь программистом и тебе 47 лет? - тараторила Пинки, не прекращая подпрыгивать вокруг меня.\nЯ ошеломлённо посмотрел на неё.\n- Откуда ты знаешь?\n- Не знаю. - Пинки, наконец, прекратила прыгать. - А кто такая “Нисссан-пикап”? И куда ты её водишь?\n- Не обращай внимания, <text:s/>Макс, - пришла мне на помощь Твайлайт, - с Пинки такое иногда случается.\n- 47 лет? Такой старый? - тихо произнесла Рэйнбоу Дэш с сомнением поглядывая на меня.\n- Не старый. У нас живут, в среднем, до 90-ти - 100-а лет.\nХм. Люди живут дольше, чем пони. А что делают программисты? - продолжала допытываться радужногривая пегаска.\n- Программы. Это такие… гм… заклинания. Ты пишешь программу, запускаешь её, а потом она делает что-то для тебя.\n- То есть, ты, типа, волшебник в своём мире?\n- Вряд ли меня так можно называть. Очень далёкие параллели. У нас совсем нет магии.\n- Не понимаю, - пегаска яростно почесала копытом за ухом. - Нет магии, но есть заклинания. Есть заклинатель, но он не волшебник. Фигня какая-то!\</text:p>
      <text:p text:style-name="P1"/>
      <text:p text:style-name="P1">- Дэши, не отвлекайся. Давай дослушаем Твайлайт. - Рэрити подсунула подушку под Рэйнбоу, но та, сморщив нос, отодвинула её от себя и облокотилась о книжный шкаф.\n- Так вот, - продолжила Твайлайт, -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n- Одержимого чем? - спросила Рэрити.\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n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n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n- Без проблем, Твайлайт. Вряд ли ты найдёшь в закоулках моего сознания что-либо интересное для себя, - я усмехнулся. - Потом расскажешь, самому любопытно.\nТвайлайт покачала головой.\n- Я не пойду в твой сон. Мне нужно будет вызывать заклинание, а потом возвращать снопроходца обратно. Пойти <text:soft-page-break/>прийдётся кому-то другому. И, может быть, не одному.\n- Не одному? Почему?\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n- Хм, интересно. А что чувствует снопроходец, находясь в чужом сне?\n- Он переживает всё как наяву. Есть ещё один... м-м-м… нюанс.\nВидишь ли, Макс, иногда снопроходец во сне узнавал такие вещи, которых спящий даже теоретически не мог знать - ни сознательно, ни подсознательно. Стар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n- Интересно, - заинтересовалась Рэрити. - А почему заклинание не закончено? В чём его незаконченность?\n- Я не знаю. - Твайлайт помотала голоавой, - сам Индрэ называл его незаконченным перед тем, как исчезнуть.\n- Он исчез?\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n- Какая интригующая история! И теперь кто-то из нас должен отправиться в голову Макса? - Пинки без комплексов рассматривала меня, как если бы прикидывала, сможет ли она забраться мне в голову, или нет.\n- Ну… В общем, да. Надо ещё пригласить Эпплджек и Флаттершай.\n- На это уйдёт ещё день - продолжила за неё Рэрити. Думаю, пока Дэши слетает за ними, я вполне могу стать снопроходцем.\n- О, Рэрити, спасибо-спасибо-спасибо! - Твайлайт обняла единорожку.</text:p>
      <text:p text:style-name="P1"/>
      <text:p text:style-name="P1">- Не стоит благодарностей, дорогая. Каждый пони должен быть готов на всё во имя Эквестрии. Если, конечно, это не грязь под туалетным ковриком.\nРэйнбоу Дэш развернулась к выходу из библиотеки.\n- Так я слетаю за Флатти и Эй-Джэй! Смотри, Рэр, не вынеси ему мозги, - она исподлобья глянула на меня, вылетая в дверь.\n- Мне кажется, Макс, ты ей чем-то не нравишься, - заметила Рэрити.\n- А, по-моему, так наоборот, - хмыкнул Спайк, всё это время евший в сторонке какие-то сверкающие кристаллы.\n- Но довольно слов. Что нужно делать, дорогая? - обратилась Рэрити к Твайлайт.\n- До утра - ничего. Потом вам нужно лечь рядом и я вызову заклинание двойного сна.\n- Отлично, тогда я ещё успею привести себя в порядок. На все сто нужно выглядеть даже во сне. Тем более, в чужом.\nРэрити вышла на улицу. Я поднялся с места.\n- Я тоже, пожалуй, пройдусь.\n- Далеко не уходи, Макс. Понивилль не такой уж и маленький, новичок в нём запросто может заблудиться.\n- Не волнуйся, Твайлайт. Пройдусь до железной дороги и обратно.\n\n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nДойдя до железной дороги, я пошёл вдоль неё, постепеннно выходя за пределы городка.\nЧувствительный толчок чуть выше пояса заставил меня сделать два шага вперёд, чтобы не упасть.\nЯ обернулся.\nСзади стояла Рэйнбоу Дэш с растрёпанной от толчка чёлкой.\n- Ты!.. - вызывающе грубый тон Рэйнбоу скрывал дрожь в голосе. - Почему у меня такое чувство, что я тебя знаю? Почему у меня в голове чёрте-что творится с тех пор, как я тебя увидела? Ты должен знать! - она сделала ударение на слове “ты”.\n- Рэйнбоу, успокойся. О чём ты?\nОна глядела сквозь чёлку куда-то мимо меня, отворачивая взгляд. Заднее копыто легонько притоптывало.\n- Ты знаешь, о чём. Должен знать, - отрезала она, ничего не объясняя.\n- Я не понимаю. Честно. Что ты чувствуешь?\n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n\nПервый сеанс двойного сна. Рэрити\n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nСон одновременно смотрели Рэрити, Пинки и РД. Флатти и ЭйДжей не успели подойти вовремя, т.к. жили за городом.\n\nКогда я вернулся в библиотеку, Твайлайт и Спайк уже соорудили нечто вроде мягкого уголка на втором этаже.\n- Кровать для тебя маловата, Макс, - извиняющимся тоном сообщила <text:soft-page-break/>Твайлайт. - Мы сдвинули два матраса на полу. Вы с Рэрити должны поместиться.\n- Может, и поместимся. Но, вообще, я во сне верчусь.\n- Не страшно, ты не успеешь… - её слова были заглушены звоном входного колокольчика. Хлопнула дверь и в читальный зал вошла светлая единорожка.\n- Рэ-ри-тиии! - прошептал в восхищении Спайк.\nИ было отчего.\nЧто-то неуловимо изменилось в той единорожке, которую я видел ещё утром.\n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 всё это придавало Рэрити неожиданный шарм.\n- Рэрити, ты выглядишь… Замечательно выглядишь! - растерянно пролепетала Твайлайт.\n- Дааааааа… Замечательно! - наконец-то смог закрыть рот Спайк.\n- Я подумала, уж если мне прийдётся исследовать чужие мысли, то я хочу приносить как можно меньший дискомфорт тому, кого я… буду исследовать. - смущённо сказала Рэрити, глядя мимо меня своими фиолетовыми глазами.\n- Спасибо, Рэрити. Ты выглядишь потрясно. -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 Ну что же, если готовы - ложитесь на матрас и расслабьтесь. Вы должны касаться друг-друга. - Скомандовала Твайлайт.\nДвух небольших понячьих матраса, сложенных вместе, мне вполне хватило, чтобы растянуться в полный рост и раскинуть руки крестом.\nМатрса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n- Я не слишком давлю? - прошептала мне на ухо единорожка. \nЕё ресницы щекотали мне щёку и это было чертовски приятно. Ответить я не успел.\n- Готовы? - Спросила Твайлайт.\n- Я готова. - Отозвалась Рэрити.\n- Готов. - Сказал я.\n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n\u003cСон Макса - 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u003e\n\n-\n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n- Готова, - процедила она.\n-\nВ сон отправились сразу три пони - Рэрити, Рэйнбоу Дэш и Пинки. Пинки после пробуждения Макса пробуждается безумной - Твайлайт пытается её лечить\n-\nЭгрегор Эквестрии - Селестия - на кончике главного рога Анакорна\n-\nРазговор с супераликорном\nВ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n- Привет, - коротко поздоровался юноша. Потом он эффектно щёлкнул пальцами и сел в моментально материализовавшееся кресло.\n- Анакорн. - Отрекомендовался он.\n- П-привет. Макс. - В смятении представился я. Анакорн снова щёлкнул и вокруг меня материализовалось второе кресло. От кресел во все стороны побежали 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n- Итак, ты понял, в чём проблема моего мира. Я рад, что ты также нашёл её возможное решение. Теперь я могу пообщаться с тобой вербально и, как говорят дельцы, прийти к взаимовыгодному результату.\nПредлагаю, не теряя времени, заключить сделку. Мне нужно от тебя решение упомянутой проблемы. По поводу оплаты - слово за тобой.\nЮноша закинул ногу за ногу и, играя карандашём, пытливо смотрел на меня.\nЯ совсем запутался.\n- Какая проблема? Какое решение? Кто ты?\n- Сейчас объясню, - кивнул юноша.\n-\nМир Эквестрии хрупок и нежизнеспособен. \nПроблема 1 - множество несовместимых историй пытаются втиснуть в один мир Эквестрии. В итоге он двоится-троится и имеет нечёткие черты.\nПроблема 2 - потеря интереса фанатов к фэндому, превращение Эквестрии в “ещё один мультсериал”.\nПроблема 3 - сам мир Эквестрии очень <text:soft-page-break/>противоречив и нежизнеспособен (искусственный подъём солнца и луны, обращение копытами с инструментами, приспособленными для рук и т.д.).\nЭти проблемы обозначены в снах Mane6. Решение - написать книгу в поддержку с объяснением проблем. Затворить “дверь” из Эквестрии. \n-\n- Верни Рэйнбоу!\n- Э-э-э… м-м-м… Нельзя сказать, что это совсем невыполнимо… Но, прямо скажу, задачка не для студента!\n- А ты студент?\n-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
      <text:p text:style-name="P1">- Во-первых, - принялся загибать пальцы Анакорн, - она может быть уже далеко. Слишком далеко, в другой вакуоли возможностей. Там даже я её не найду. Конечно, \u003cэквестрийские\u003e сущности редко уходят от родного эгрегора, но встречаются и непоседливые. Встречаются и случайные странники из других альтернатив. Я тебе общий случай описываю.\n- 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n- В-третьих, пусть даже имеем идеальный случай: я нашёл её и она всё ещё в тонкой форме. Но и тут может быть крутой облом! Она может отказаться возвращаться в тело Рэйнбоу Дэш! \nВидишь ли, материальная жизнь - всего лишь эпизод на пути сущности, а её сознание неизмеримо богаче и шире того крохотного кусочка, который проявляется в материальном мире. И её цели и желания могут отличаться от тех, которые ты сейчас считаешь само-собой разумеющимися. Я в таком случае, конечно, попытаюсь её уговорить от твоего имени. Но уговорщик из <text:s/>меня тот ещё - Анакорн развёл руками.\n-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сущность.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я могу перевести тебя на более высокий энергетический уровень. Или же…\n- Нет. Плата остаётся неизменной.\n-\n- Ты?..\n- Ты??!\n- Ты мне снишься??\n- Это ты мне снишься!!\n- Неважно… Пусть мы друг-другу снимся… Ты как, Дэш?\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n- И я в порядке. Вот, возвращаюсь в свой мир. Ну, не совсем в свой. Почти в свой.\n- Навсегда?\n- Скорее всего, да.\n- Это плохо. Я хотела тебе сказать…\n- Не надо, Дэш. Не стоит терзать себя. Мне тоже очень хотелось остаться. Но так надо. Мне очень жаль…\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n- А знаешь, что? Давай мы тебя будем навещать в твоём мире? Вон, Твайли совсем крутым магом стала, корридоры делает на раз-два. Если тебе нужно быть в своём мире, это не значит, что нам запрещено заглядывать к тебе?\n- Боюсь, это невозможно, Дэш. Вам нельзя показываться на глаза людям. Крылья и рога повергнут их в шок. К тому же я забуду вас, когда проснусь.\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n- И тебя, и Твайлайт, и Рэрити, и Селестию, и всех-всех-всех… Таковы правила.\n- Дискорд!.. Почему всё так паршиво… Я даже не могу уткнуться носом тебе в грудь. Я прохожу сквозь тебя, - всхлипнула сквозь зубы Рэйнбоу.\nЯ опустил руку на шею Дэш и ощутил теплоту и лёгкое покалывание в пустоте.\n- Мне кажется, Дэш… Мы найдём способ связаться. Рано или поздно.\n- И лучше рано, чем поздно! Я не люблю ждать!\n- Да, Дэш. - Её образ начал таять. - Да, я помню. Я всё ещё помню…\n-\n\n***\n\n- Вставай, Макс! - Маленькое копыто надавливало мне на грудь, делая энергичные круговые движения.\n- Твайлайт? - Взгляд сфокусировался на лавандовой единорожке, озабоченно осматривающей меня и продолжающей массаж в области сердца.</text:p>
      <text:p text:style-name="P1"><text:soft-page-break/></text:p>
      <text:p text:style-name="P1">- Мне не понравился цвет твоей мордочки. Ты стал слишком бледный. Я решила прервать твой сон. Как ты себя ...\n- … чувствуешь, дорогая Рэрити?! Я могу чем-нибудь помочь? Вот, выпей воды! - Дракончик метался вокруг светлой единорожки, в волнении заламывая лапки.\n- Спасибо, Спайк! Ты очень любезен! - Рэрити приподнялась на матрасе и сделала пару глотков из услужливо поднесенного Спайком стакана.\n- Я в порядке. Что-то удалось узнать? - обратился я к Рэрити.\n- Я всё расскажу, - кивнула единорожка. - Мне нужно собраться с мыслями и записать и упорядочить свои наблюдения. Давайте соберёмся здесь завтра вечером, и я представлю всё, что увидела.\n- Годится, - кивнула Твайлайт. - Тогда до завтрашнего вечера каждый свободен и занимается своими делами. \nДа, Макс?\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nТвайлайт растерялась.\n- К сожалению, не могу. Мне нужно узнать всё об заклинаниии Индрэ. Я собираюсь перелопатить библиотеку Понивилля за ночь. Может, Пинки тебе поможет?\n- Я помогу-у-у-у! - Запрыгала на месте Пинки.\n- Я помогу! - Неожиданно вызвалась Рэйнбоу Дэш, до этого безучастно наблюдавшая за нами.\n-\nКак возникли пегасы и единороги.\nПони для мирного сосуществования с соседями вступали в межвидовые браки (не только правители, а и целые племена). Единороги - гибриды земнопони и истинных единорогов (с раздвоенными копытами и хвостом с кисточкой). Пегасы - гибриды земнопони и грифонов (гены пегасов - слабые, потому они редко женятся на других пони).\n-\n\n- Я первая предложила! - возмутилась Пинки.\n- Предложила не ты, а Твайлайт. - Парировала Рэйнбоу Дэш.\n- Не ссорьтесь, лошадки! Давайте сегодня мне показывает Понивилль Пинки, а завтра - ты, Рэйнбоу. - Предложил я. - Годится?\n- Лады. - проворчала пегаска. - Приходи завтра на девять к библиотеке. Нет, лучше на десять.\n- Хорошо, Рэйнбоу Дэш. Договорились.\n- Пошли-пошли-пошли-пошли, - подталкивала меня головой к выходу Пинки. - У нас мало времени! А я хочу столько всего показать!!! Дэш тебе в жизни столько не покажет! После меня ей и показывать тебе нечего будет!..\nГолубая пегаска фыркнула и скрылась в дневном небе.\n\n\nДень с Пинки\n\n…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меня в узкий переулок.\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 Энергия Пинки была неиссякаема.\n- Ффух! Дай отдышаться.\n- Устал? - Участливо спросила Пинки.\n- Да, немного. Знаешь ли, для того образа жизни, что я вёл раньше, три часа быстрой ходьбы без остановки - всё же напряжно.\n- Да? Тогда пойдём перекусим.\nМанерный пони-оффициант выслушал наши пожелания и удалился.\n- А какой у тебя был образ жизни?\n- В основном, сидячий. \n- Ужас! То есть, у нас есть некоторые пони, работающие в мэрии с бумагами - так они работают день-через-два. По-другому никто не выдерживает. Твайлайт, правда, любит почитать, но это другое.\n- А у нас сидячая работа в порядке вещей.\n- Ужас-ужас! - Пинки прижала копыта передних ног к голове. - Тогда я понимаю… Я, наверное, тебя загоняла. Извини, Макс! Тогда отдыхай, увидимся завтра вечером у Твайлайт!\n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n\n-\nРэйнбоу объясняет Максу, почему Пинки расплатилась за него - и вспоминает, что когда-то уже объясняла нечто подобное (Леро)\n-\nУ Твайлайт после видения гибели Кимеринна появились морщинки возле глаз</text:p>
      <text:p text:style-name="P1"/>
      <text:p text:style-name="P1">-\n\n\nДень с Рэйнбоу Дэш\n\n\nЯ подошёл к библиотеке без десяти десять. Вокруг никого не было и я решил зайти в библиотеку поздороваться с Твайлайт.\n- Привет! Куда это ты собрался? - Прозвучало из листвы, как только я взялся за ручку двери. С ветки на землю спланировала Рэйнбоу Дэш.\n- Она ещё спит. Вчера пересидела за книгами. Не стоит её будить. - Кивнула пегаска на дверь. - Ну, пошли?\n- Пошли, Рэйнбоу Дэш. А куда?\n- Слушай, зови меня Дэш. А то и мне придётся звать тебя полным именем, а я этого не выношу.\n- Договорились, Дэш. Так куда мы идём?\n- К \u003c \u003e водопаду. <text:soft-page-break/>Там здоровски красивое место.\n- А я думал, ты хочешь показать мне Понивилль.\n- Да ладно, - засмеялась пегаска, скосив на меня смущёную мордочку, - я пошутила. После Пинки мне нечего тебе показывать в Понивилле. Но есть несколько местечек за городом, которые знаю только я и в которых дух захватывает.\nДэш повела меня из Понивилля вдоль железной дороге.\n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под кофе или жевательная резинка, валяющиеся где-нибудь на обочине. Хотя всё это здесь употреблялось, как и многое другое.\n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n- Макс, - нарушила молчание Дэш, - тебе никогда не приходило в голову, что некоторые вещи, которые ты, вроде, видишь впервые, на самом деле уже встречал когда-то? Только не помнишь, когда?\n- Дежа вю? Ты об этом?\nЧто? Какое ещё дежавю?\n- Ложные воспоминания. Ты помнишь о чём-то, чего на самом деле никогда не было.\n- Хм. Может, и дежавю… Может… А если всё же было? Но ты не помнишь когда и как?\n- Дэш, не говори загадками. Если хочешь услышать внятный ответ, задавай внятный вопрос.\n- Не готова я… задать внятный вопрос. - Пробормотала пегаска. - Нам туда.\nДэш указала на тропку, уводящую от путей в молодой берёзово-кленовый лесок.\n- Ну-у-у, так мы до вечера не дойдём. - Недовольно заметила Дэш через пару минут. - Пробежимся?\n- Из меня бегун тот ещё. <text:s/>Я проплыть могу больше, чем пробежать.\n- Давай попробуем. Летать-то ты всё равно не сможешь.\nИ мы побежали. Точнее, Дэш потрусила бойкой рысью, а я старался не отставать от неё, тяжёло шаркая мокасинами. \nПостепенно дышать становилось всё труднее, а ноги были всё тяжелее.\n- Всё, Дэш. Я больше не могу.\n- Ты шутишь? Мы и полмили не пробежали.\n- Понимаешь, бег - не моя сильная сторона. Никогда не умел долго бегать.\n- Как же ты жил тогда? - недоумённо уставилась на меня пегаска.\n- Да ладно, я уже знаю, что у вас сидячий образ жизни - скорее исключение, чем правило. У нас - наоборот.\n- Ничего себе “скорее исключение, чем правило”, - удивлённо повторила Дэш. - Да у нас это такое же исключение, как нелетающий пегас! Какое уж там “правило”! Дискорд, что же нам делать? Так мы не успеем…\n- Мы можем вернуться. А это место ты покажешь мне в другой раз. Выберемся туда в двухдневный поход.\n- Нет уж! Никаких “вернуться”. Если вернёмся, то никогда уже там не побываем. - Серьёзно заявила Дэш. - Уж поверь мне. Вот что. У тебя передние лапы - те, которые с пальцами, - сильные?\u003cCначала описать попытку усесться сверху. На первой попытке Макс поранился об брошь в гриве РД в виде радужной молнии\u003e Сможешь меня удержать?\n- Ты про руки, что ли? Смогу. А зачем?\n- Тогда держи меня. За задние ноги.\nИ Дэш поднялась в воздух, зависнув на высоте примерно двух метров.\n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
      <text:p text:style-name="P1">-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 Начала оправдываться Дэш.\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n- Ну да, не сообразила сразу насчёт баланса, - рассмеялась пегаска, вставая на ноги. - Попробуем ещё раз. Но сейчас хватайся одновременно за переднюю и заднюю ноги. И обязательно по диагонали!\n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n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nМы неслись так минут <text:soft-page-break/>пять и у меня уже начали деревенеть кисти рук.\n- Ю-у-у-у-ху-у-у-у!!! -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n\n-\nДэш расплачивается за Макса в кафе. Когда тот спрашивает, почему она и Пинки платят за него, Дэш, вместо ответа, говорит:\n- Пинки? - Дэш сморщила нос. - Я скажу ей, чтоб больше не платила.\n-\n\nХотя за то немногое время, что мы провели вместе, я понял, что ожидать от голубой пегаски предсказуемости -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nВода оказалась прохладной, как на пляже в финской Суоменлинне в августе. И такой же прозрачной.\n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 скажем, 35-40 метров (на 50 я без дыхательной подготовки давно не замахиваюсь, а о 75-ти уже даже и не вспоминаю), но в такой воде - только 25-ть. Одежда, правда, мешает. А ещё воротник за что-то зацепился… Оп-па!\nКак пишут в банковско-кредитных договорах, “обстоятельство непреодолимой силы” ухватило меня за воротник ветровки и выдернуло по пояс из воды на воздух.\n\nДэш, отчаяно молотя мокрыми крыльями, тащила меня к берегу. Брызги летели во все стороны. Воротник в её зубах потрескивал, но держался.\n- Ф-р-р-р. Тьфу! Бр-р-р.\nДэш выплюнула меня на берег и сама упала рядом.\n- Что ж? Ты? Не? Сказал? Что? <text:s/>Не? Умеешь? Плавать? - В промежутках между вздохами процедила Дэш.\n- С чего ты взяла? Я умею.\n- Ты ушёл под воду! И не выныривал! - От возмущения пегаска даже забыла дышать.\n- Я не выныривал, потому что решил поплавать под водой. Я, вообще, это дело люблю.\n- Что??! И ты не предупредил меня?!! Знаешь, как я испугалась?!! Ни одна пони без магии столько под водой не продержится!!\n- Ну, знаешь ли, ты же не предупредила, что меня ждёт купание в озере? Поэтому я не успел предупредить тебя.\n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n- Да. Это я виновата. Я дура. Извини, - тихо пробормотала Дэш. Было видно, с каким трудом даются ей эти слова.\nМне стало смешно. Я уселся рядом, притянул её шею к себе и взъерошил ей мокрую чёлку.\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n-\nВ Кантерлоте Макс присутствует на церемонии прощания с Кимеринном\n-\n\n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
      <text:p text:style-name="P1">Что я и сделал.\n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n- Ух ты! - От открывшегося вида захватило дух.\n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n- Как тут…\n- Красиво, правда? - Дэш отследила мой взгляд и кивнула.\n- Красиво - это не то чувство. Тут чудесно! Просто слов нет…\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n- А сейчас? Сейчас у тебя есть такое чувство?\n- Сейчас мне хочется, чтобы ты это видел. Не знаю почему. То есть, не совсем чтобы не знаю. - Дэш отпрянула и посмотрела мне в глаза. - У меня такое чувство, что мы уже хорошо знаем друг друга. Но я никак не могу вспомнить, когда и где мы познакомились. Может, ты помнишь?\nЯ покачал головой.\n- Это исключено, Дэш. Я никак не мог повстречаться с тобой в своём мире.\n- Да? Странно. Откуда же это чувство, будто я тебя знаю? - Пробормотала пегаска. - Может быть… Слушай, да ты же замёрз! Весь дрожишь!\nМне и вправду было холодно. Хотя ясно <text:soft-page-break/>светило солнце, мокрая одежда и ветер, задувающий под крыло пегаски, не давали согреться.\n- Тебе надо просушить шерсть. Снимай-ка одежду! - Скомандовала Дэш.\n- У меня нет шерсти. Хотя ты права, одежду нужно просушить.\nЯ прошёл в густые заросли ивняка и развесил одежду по веткам, предварительно отжав. Пару часов на солнце и ветру - и она из мокрой станет влажной. А к вечеру её уже вполне можно будет одеть.\n- Куда это ты спрятался? - Заросли вербы раздвинулись, пропуская пегаску.\n- Оп-па! М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nДэш удивлённо наблюдала за этой суматохой.\n- Ты чего? - В конце-концов озадаченно спросила она. - Что-то не так?\n- Не так, - пробормотал я. Мне, наконец, удалось стащить с куста ветровку и теперь я завязывал её вокруг талии на манер набедренной повязки.\n- А с кем не так? Со мной? С тобой? Или вообще? - Допытывалась пегаска.\n- Наверное, со мной. - Я завязал рукава куртки за спиной и вышел из-за куста. - Видишь ли, у нас, у людей, не принято находиться без одежды в обществе других… людей.\n- Ну и?\n- Гм… Думаю, это правило можно распространить и на любых других разумных существ… Просто в моём мире их нет, потому подразумеваются только люди.\n- А какой смысл в этом правиле? Какую цель оно преследует?\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n- Я знаю, что такое социальное табу, - важно кивнула Дэш. - У нас они тоже есть. Например, не принято спариваться или оправляться в присутствии других. Этим мы отличаемся от неразумных животных.\n- Вот видишь, ты меня правильно поняла. Описанные тобой табу у нас, кстати, тоже есть.\n- Но, с другой стороны, - продолжала пегаска, подходя ко мне поближе, - табу на хождение без одежы у нас нет. И было бы смешно, если б оно было - далеко не у каждой пони есть деньги на покупку наряда. Так что не парься с этим табу, - Дэш подошла вплотную, - Эквестрия вовсе не твой мир. А будешь ходить в мокрой одежде - простудишься!\nС этими словами она просунула шею мне за спину и дёрнула зубами за узел из рукавов куртки. Узел ослаб.\n- Дэш!.. Блин! - Я попытался удержать куртку руками, но пегаска, не выпуская рукав из зубов, резко мотнула головой. "</text:p>
      <text:p text:style-name="P1"/>
      <text:p text:style-name="P1">От рывка я сел на песок, выпустив куртку. Дэш закинула её повыше на куст и повернулась ко мне.\n-\nАликорны - элементали. Они воплощают в себе какую-либо сторону чаяний и настроений сообщества пони. Анакорн - супераликорн, элементаль всего мира\n-\n\n- Ты так смешно выглядишь, когда пытаешься спрятаться. - Пегаска, немного наклонив голову, наблюдала за моими попытками скрестить ноги и обнять колени руками. - Ты выглядишь как Флаттершай, когда её попросили спеть на празднике \u003c \u003e.\nЯ не ответил.\nПегаска подошла поближе и села, прижавшись тёплым боком ко мне.\n- Ты молчишь. Я опять рассердила тебя, да? У меня постоянно с этим проблемы. - Дэш напряжённо смотрела в одну точку прямо перед собой. Её шерсть не могла скрыть мелко дрожи. - Подруги давно привыкли, но со всеми остальными -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nПегаска участливо попыталась просунуть нос мне под руку, пытаясь оторвать моё лицо от колен.\n- А-ХА-ХА-ХА-ХА!!! - я таки разогнулся, не в силах больше сдерживаться. Дэш обалдело уставилась на меня, челюсть у неё отвалилась.\nЯ в ответ облапил её и уткнулся носом ей в шею, заодно вытерев об неё слёзы смеха.\n- У тебя оригинальный способ исповедаться, Дэш, - наконец закашлялся я. - Затащить в укромное местечко, попытаться утопить, а под конец сорвать штаны и… - тут Дэш сама прыснула от смеха.\nВдоволь отсмеявшись, Дэш ткнула меня носом в грудь и спросила:\n- И?\n- Что “и”?\n- Ты сказал: “ А под конец сорвать штаны и…” - вот я и хочу знать, что “и”?\nЯ смутился.\n- Да ничего… Не бери в голову.\n- А я хочу брать! Какой ты всё-таки… - Дэш встала, потянувшись сначала передней половиной, потом задней.\n- Какой?\n- Скучный - вот какой! - С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n- Короче, решай. - Её нос почти касался моего. - Или я тебя отношу сейчас обратно в Понивилль и мы обо всём забываем, или ты… мы… в общем, ты понял? Или мне сказать по слогам?\nЯ глядел на пегаску и не мог поверить, <text:soft-page-break/>что она мне предлагает…\n- Дэш, ты..?\n- Да, Дискорд тебя забери! Я предлагаю тебе ЗА-НЯТЬ-СЯ СЕК-СОМ со мной! - Почти зло отчеканила пегаска. - Я хочу, чтоб ты покрыл меня!\nЯ просто смотрел на неё и молчал. В голове было пусто.\nДэш фыркнула мне в лицо, подняла голову и отвернулась. Я понял - ещё мгновение - и она уйдёт. И за это мгновение я принял решение.\nК чёрту всё!\n- Дэш!\n- Да? - как-то тихо и печально отозвалась пегаска, снова наклонившись ко мне.\nЯ привстал на локте, притянул её голову к себе и поцеловал.\nМедленно, как в замедленной съёмке, сгибая ноги, Дэш опустилась на меня, издав протяжный вздох и расслабив крылья.\n- Ты извини, я туплю. Не потому, что ты мне не нравишься. Просто для меня это необычно - ты же пони, а не человеческая девушка. Признаюсь, я не ожидал услышать такое предложение от тебя.\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n- Ничего себе!\n- А ты как думал, откуда взялись пони-пегасы и пони-единороги?\n- Я думал, они всегда были.\n- Не всегда. Пегасы произошли от земных пони и грифонов. Пони-единороги - от земных пони и диких единорогов.\n- А что это за дикие единороги?\n- Сейчас они почти не встречаются. У них хвосты как у льва - с кисточкой на конце. И раздвоенные копыта.\n- А аликорны от кого произошли? От пегасов и единорогов?\n- Нет, - отрицательно покачала головой Дэш. - Никто не знает, как появились аликорны. Одно я знаю точно: если единорог спарится с пегасом, аликорна не получится.\n- Что ж, спасибо, что просветила. Однако…</text:p>
      <text:p text:style-name="P1"/>
      <text:p text:style-name="P1">- Что?\n- Ты лежишь на мне.\n- Ну да, лежу, - Дэш ехидно улыбнулась и заёрзала животом. - А что?\n- А то, что в таком положении я до тебя не достану! У тебя слишком высоко расположена... ммм… анатомия.\n- Потерпи чуть-чуть, - пегаска хихикнула и снова заёрзала животом, прижав его ко мне. - Мне прикольно тебя ощущать своим вымечком.\n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n- Дэш, - прошептал я, - я перестаю себя контролировать. Ещё немного - и кончу. Тебе же ничего не останется.\u000bПегаска замерла и прикоснулась своим носом к моему.\n- Я чувствую тебя, - промурлыкала Дэш. - Видишь, это совсем не страшно, что я кобыла не твоего вида.\nЯ начал почёсывать её шею у основания гривы. Её грива щекотала мне грудь и я перебросил её на другую сторону.\n- Не страшно. Но чертовски необычно.\n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n- Никак не могу понять, как вы, пони-пегасы, держитесь в воздухе с помощью таких относительно небольших крыльев? А ты, вдобавок, ещё и тащила меня.\n- Эт-то магия-а-а-а. - Тяжело дышала пегаска. - Фактическая поверхность крыльев с помощью магии увеличивается в несколько раз. И... м-м-м… силы отталкивания хватает на то, чтобы… уффф... -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Чтобы поднять в воздух вес своего тела и ещё примерно такой же… - прошептала пегаска и закрыла глаза, уткнувшись носом мне в предплечье. Дыхание у неё стало прерывистым.\n- А как вы удерживаетесь на облаках? Ведь вы при этом не машете крыльями? - Мой палец блуждал под хвостом у Дэш, и то, что он там находил, приводило меня в сильнейшее возбуждение. Контролировать себя становилось трудно.\n- Макс, не издевайся, - пегаска нервно хихикнула и вдруг стала нежно, кончиками губ, жевать мочку моего уха. - Я не-мо-гу думать в та-ком… ммм… состоянии.\n- Дэш, - рассмеялся я, - отпусти ухо!\n- Отпускаю, - шепнула пегаска мне в ухо. - А ты вытаскивай из меня палец и займись делом.\nС этими словами пегаска встала.\n…\nПоследние полчаса мы просто лежали на пляже и нежились под вечерним солнцем, когда Дэш вскочила на ноги.\n- Мы опаздываем! Рэрити назначила на восемь часов вечера у Твайлайт!\n-\nР/Д отправляется в сон до Рэрити и там вспоминает Леро/Листа.\n-\nПока я одевался, пегаска в нетерпении рыла копытом землю.\n- Оделся? Хватайся! - Дэш подпрыгнула и зависла у меня над головой, давая схватиться за ноги.\nИ мы понеслись…\n\nСон Рэрити\n… в огромном пустом пространстве, а меня окружают звёзды, - рассказывала Рэрити, когда мы с пегаской вломились в <text:soft-page-break/>библиотеку.\n- Привет Макс. - Кивнула она мне.\nРэрити перевела взгляд с меня на взъерошенную пегаску и недоверчиво сморщила носик.\n- Боже, какие страсти! - прошептала она.\nТвайлайт кивнула нам, приглашая к столу. Рядом сидела Пинки и ещё две незнакомых мне прежде пони - Эпплджек и Флаттершай. Крепеньк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n- Ну так вот, - продолжила Рэрити, - в этом космосе вдруг появилась звёздочка...\n\n-\nВкратце суть сна Рэрити.\nОна проснулась в мире Терры веб-дизайнером. И мир Эквестрии ей только снился - и быстро начал забываться. Т.е. мир Эквестрии - всего лишь сон терранского парня (девушки?)\n-\nк экрану - очередь из пони (пони пропадают из Эквестрии). В очереди близко к экрану - Селестия. Рэрити - без очереди (у неё - билет-пропуск от Индрэ).\nРэрити проснулась парнем, т.к. в Эквестрии - матриархат, роль терранских мужчин там несут кобылы.\n\nВ конце-концов Макс проснётся на Земле, всё это ему приснится и он быстро забудет этот сон. По стопам этого сна он напишет книгу</text:p>
      <text:p text:style-name="P1"/>
      <text:p text:style-name="P1">-\n\n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n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nПриблизившись к сфере, Рэрити, наконец, рассмотрела, что светлячки - это светящиеся силуэты пони. От пони к пони тянулись пульсирующие нити, связывая их воедино.\n“Как интересно” - подумала единорожка. “Немного похоже на светлячков в огромной паутине. Что это может быть?”\n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n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 \nНаконец она собралась с духом и прыгнула в матовую гладь.\n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nВнезапно он открыл глаза и посмотрел на экран. В глазах его отражалась цепочка пони, как у прыгнувшей за миг до того в экран пони.\nРябь экрана разглаживалась, он постепенно становился непрозрачно-матовым. Так же угасало отражение светящейся цепочки в глазах у юноши.\n\n-\nВлад рассказывает Максу о своём сне - как он был поняхой, а потом проснулся в мире Терры\n-\n\n-... я слишком приблизилась к экрану и меня стало тянуть к нему. Пони, ждущий своей очереди, еле увернулся от меня - так быстро я неслась к экрану, - возбуждённо говорила Рэрити, - но тут… - она запнулась.\n- Да? Что “тут”? - Твайлайт была вся внимание.\n- Тут я проснулась.\n- О, понятно. Я была вынуждена прервать ваше сновидение, так как Макс очень плохо выглядел. - Объяснила Твайлайт. - В твоих манекенах в бутике больше жизни, чем тогда было в нём - она указала копытом на меня. - Но даже то, что ты успела увидеть, очень интересно. Сфера из светящихся пони - это, конечно же, Эгрегор Эквестрии. Место, откуда берутся и куда уходят все пони (\u003cсогласовать с тем, что говорил Анакорн о Р/Д\u003e). Об этом Эгрегоре пишется в книге Изменчивой Магии. То, что Рэрити удалось его увидеть - невероятно! До неё это удалось всего лишь четырём величайшим магам Эквестрии. Теперь я понимаю силу заклинания Двойного Сна!\nДвайлайт в возбуждении ходила кругами по читальному залу.\n- Та цепочка пони, уходящих в экран… Рэрити, опиши, пожалуйста, что ты видела за экраном? Как можно более детально.\nЕдинорожка наморщила лоб, вспоминая.\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n\n-\nобоснование сна для Р/Д. РД видит несколько вариантов историй с Mane6 - и с собой + Леро - намёк на несовместимые фанфики\n-\nПинки видит кошмар (кексики) и сходит с ума. И ещё она видит как Селестия стала Матрицей (подпрограммой Нексуса)\n-\n\n- Хммм… - Твайлайт в задумчивости остановилась перед одной из полок. - Переселение душ? Очевидно, что пони, прыгнувший в экран и проснувшийся человек взаимосвязаны… Пока не <text:soft-page-break/>могу определить характер связи. Ну ладно, посижу ночью над книгами.\n- И самое главное… - Рэрити задумчиво потерла висок. - В той очереди, совсем близко к экрану стояла она…\n- Кто - она? - повернулась Твайлайт.\n- Её Высочество, принцесса Селестия...\n-\nПодходя к замку Принцесс, Дэш рассказывает Максу обо сне, который она утаила - с Леро.\n-\n\n- Кто следующий готов рассказывать?\nПинки дёрнулась на месте, но промолчала.\n- Я расскажу, - шагнула вперёд радужная пегаска. - Хотя вряд ли ты узнаешь что-то полезное. Там галиматья какая-то…</text:p>
      <text:p text:style-name="P1"/>
      <text:p text:style-name="P1">-\nСон РД:\n...Неприятный зудящий звук, включается картинка. /сюжет из праздника падающих листьев (РД наблюдает саму себя) - original story - переходит в Fallout Equestria. Fallout переходит в “Последний Фанфик”, после чего все картинки сливаются в размытое изображение сферы из светящихся точек - Эгрегора Эквестрии. Сфера рябит и дрожит, её изображение двоится, троится и множится.\n-\nПосле рассказа РД рассказывает Пинки. При расказе становится ясно её безумие - она становится Пинкаминой из-за её сна - “Кексиков”. Также она видит во сне центр Эгрегора Эквестрии - Селестию. И она видит, как Селестия превращается в набор цифр и уходит в экран - в мир Терры.\nПосле чего происходит исчезновение Селестии. Макс + Шестёрка (без Пинки и Рэрити -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nВ мире Терры они ищут Селестию. В конце-концов Макс находит её в кибермозге -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 Эгрегором Эквестрии. После чего пееренос на Землю на 10 лет назад. Начало написания “Последнего фанфика”.\n-\n\n- Ну ладно, посижу ночью над книгами. Кто следующий? -Твайлайт посмотрела на Пинки, но та только тёрла копытом висок и морщила лоб, словно пытаясь что-то вспомнить.\n- Я расскажу, - шагнула вперёд радужная пегаска. - Хотя вряд ли ты узнаешь что-то полезное. Там дискордовщина какая-то…\n\n\nПервый сон РД. Рекурсия\n\nРэйнбоу Дэш проснулась от настойчивого лучика, прорвавшегося сквозь облачные занавески и заглядывавшего ей прямо под чёлку.\n- У-у-у - промычала пегаска и попыталась спрятаться от него под одеялом. Но тут зазвонил будильник и остатки сна улетучились.\nС размаху заставив проклятую машинку замолчать, Дэш принялась вспоминать, по какому поводу она выставила будильник вчера.\n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nВ библиотеке Твайлайт уже беседовала с Рэрити и Пинки, одновременно перелистывая толстый фолиант.\n- Странно, я думала, буду последней. Ведь я опоздала на двадцать минут, а Флатти и Эй-Джей не любят опаздывать.\n- Он не прийдут. - Твайлайт закрыла фолиант и аккуратно вернула его на полку. -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nВ этот момент дверь в библиотеку открылась и в проёме показался Он.\n\n-\n… В открывшемся шкафчике я увидел ряд вычурных бутылок и пузатых графинчиков. Их содержимое не вызывало у меня никаких сомнений.\n- Иногда хочется забыться, - перехватила мой взгляд Селестия, - а от сидра “улетаешь” не так далеко. И выпить его нужно намного больше, чем вина. После <text:s/>этого возникают определённые… хм… неудобства.\n- А водку у вас принято пить?\n- Некоторые употребляют. Но правительница Эквестрии, пьющая водку - это уже черезчур. - Засмеялась Селестия. - Не то, чтобы я не смогла справиться с последствиями опьянения, но поползут слухи, кривотолки… Со сплетнями не смогу справиться даже я.\n-\n\n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n- Знакомься, Макс, - начала представлять человека Твайлайт. - Это Пинки Пай…</text:p>
      <text:p text:style-name="P1"><text:soft-page-break/></text:p>
      <text:p text:style-name="P1">- Очень приятно, Макс.\n“ Макс? Его зовут Макс? Я помню его под другим именем. У него было двухсложное имя. Не помню…”\n- Рэрити. - Твайлайт представила светло-серую единорожку, которая чуть склонила голову в приветствии.\n- Макс. - Кивнул ей в ответ человек.\n“И волосы у него были длинные… И была шерсть на лице… Но глаза - глаза те же…”\nМакс повернулся к ней.\n- Рэйнбоу Дэш. - Представилась Дэш, всё ещё пытаясь вспомнить нечто ускользающее.\n- Макс. - Закончил представляться человек.\n“Леро! Его звали Леро!”\nКартинка перед глазами Дэш поплыла…\n\nВторой сон РД. Праздник опавших листьев\n\n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n- Ну это мы ещё посмотрим, - сцепив зубы, зло прищурилась пегаска.\n\n\nТретий сон РД. Fallout\n\n\n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nОстрая боль уже давно превратилась в тупую, лишь изредка напоминая о себе, когда крыло встречало неровности почвы.\n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n“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nТут Дэш заметила, что перестала чувствовать боль. Она выгнула шею и, присмотревшись, обнаружила две маленькие дырочки на крыле.\n“Проклятье! Когда же он успел меня зацепить?” - холодея, подумала Дэш. Онемение поднималось по крылу всё выше… (добавить подробности самоубийства - Дэш идёт на него, чтобы не стать зомби. Она, несмотря на боль и сломанное крыло, взлетает и разбивается)\n\n-\nКонцепция абсолютного зла. Вычеркнуть кого-то из бытия.\nПока идёт борьба за вычёркивание - это вычёркивание является злом. Но когда вычёркивание произошло, зло исчезает - т.к. вычеркнутого никогда не было, о нём никто не знает. Никто - даже вычёркивающий\n-\n\n\nЧетвёртый сон РД. Объединяющий\n\nРэйнбоу Дэш встала и посмотрела на застывшее внизу тело.\n“Значит, всё. Вот как это бывает.”\nОна расправила левое крыло.\n“По-крайней мере, я снова могу летать. Пусть и в Мире Зелёных Лугов”.\n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n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кловека Рэрити, Пинки и радужной кобылке - ещё одной копии Рэйнбоу Дэш.\n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
      <text:p text:style-name="P1">От множества проносящихся перед глазами сцен у РД начала раскалываться голова. Она отчаянно забила крыльями, набирая высоту.\nОна поднималась в чёрноту пространства, а мир под её крыльями сформировался в гигантскую сферу, образованную светящимися точками. Эта сфера лихорадлочно дрожала, троилась и рябила, ка изображения РД до этого. Казалось, сфера хочет разлететься на тысячи <text:soft-page-break/>подобных сфер, но какая-то сила удерживает их вместе…\n\n***\n\n- А дальше ты спихнула меня с него и стала приводить его в чувство. - Закончила рассказа Рэйнбоу Дэш.\n- Хм. Несколько эпизодов, включая рекурсивный сон. И опять сфера из светящихся точек. - Отметила Твайлайт.\n- Что такое “рекурсивный сон”?\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 Повернулась Твайлайт к розовой земнопони.\nПинки не ответила. Она то копыта к глазам, то принималось яростно тереть виски и трясти головой.\n- Пинки, что с тобой? - Твайлайт склонилась над розовой пони. - У тебя волосы распрямились. И поседели.\n- Как поседели?! - Воскликнула Рэрити, тоже склоняясь над Пинки. - Дорогая, но ты слишком молода для седины! Я могу порекомендовать тебе очень хороший лосьон…\n- Дайте ей рассказать сон, - протиснулась между подруг РД. - Что ты…\n- А-а-а!!! - Пинки тонко вскрикнула и затряслась, глядя на РД полными ужаса глазами.\n- Ты чего? - Удивилась РД.\nПинки свернулась калачиком на полу, обхватив голову и, закрыв глаза, принялась бормотать скороговоркой.\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n- Пинки, дорогая, успокойся, - успокоительно проворковала Рэрити, заслонив РД и принявшись обтирать ей лоб влажным полотенцем, - что бы это ни было, оно уже прошло. Ты проснулась.\n- Если тебе тяжело вспоминать сон, не мучайся, - обратилась Твайлайт.\n- Мне не тяжело, - пробормотала Пинки. Вид Рэрити её явно успокаивал. -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n- Постой-постой, Пинки. Кто - она? Какое облако? Какая открытая дверь? - Запуталась Твайлайт.\n- Там была дверь. Неподалёку от шара. Или окно - не помню. В него прыгали пони из шара. И туда улетела Она в виде облака цифр. - Пинки растерялась и наморщила лоб, пытаясь вспомнить.\n- А кто такая “Она”? - не выдержала Дэш.\n- А-а-а-а-а!!! - Пинки бросила взгляд на РД и забилась в истерике. - Дэш, пожалуйста, я не хотела! Это не я, я не могла! Просто не могла, пойми! Прости меня! - Розовая кобылка в беспамятстве опустилась на пол, закрывая глаза копытами.\n- Это неестественные страдания. - пробормотала Твайлайт. - Пинки никогда не впадала в отчаяние НАСТОЛЬКО глубоко. И по такому пустячному поводу, как какой-то сон.\n- Бедняжка, - прошептала Рэрити, - у неё сейчас вид как у \u003cсумасшедшей кобылы\u003e, когда та пытается спрятаться от полной луны. Я пойду, отведу её в госпиталь. Мне кажется, в ближайшее время ей понадобится уход.\n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n- Мда. - Твайлайт беспомощно уставилась в закрывшуюся дверь. - Индрэ не предупреждал о таких последствиях \u003cдобавить сочувствия\u003e.\n\n\u003cПосле этого случая Тавйлайт решает прекратить сеансы двойного сна. Сеанса с ЭйДжей и Флатти не будет\u003e\nИсчезновение Селестии\n\n- И в твоём мире нет пони-пегасов и пони-единорогов? Есть только земнопони? - допытывалась РД.</text:p>
      <text:p text:style-name="P1"/>
      <text:p text:style-name="P1"/>
      <text:p text:style-name="P1">- По большому счёту, земнопони тоже нет. Наши пони и лошади неразумны. И в них нет ни капли магии…\nМы с РД допивали кофе в \u003cкафе ...\u003e.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РД отдались чувству единения, охватившему нас, и просто жили, как живётся…\n- Ну хорошо, а кто вами правит? Аликорн? Драконикус? Какой-нибудь человек с рогом во лбу? Или у вас нет правителя?\n- Нет, почему? Правитель есть. Только он не постоянный. Его избирают. Раз в несколько лет.\n- Но это же полная ерунда! - Воскликнула РД. - С какой стати он будет заботиться о королевстве как о своём, если будет знать, что через несколько лет оно будет не его?\nЭтот наивный вопрос радужной пегаски заставил меня <text:soft-page-break/>призадуматься. А действительно, с какой стати? Если, к примеру, меня поставить правителем на пять лет и на пятьдесят - стратегия моих действий будет кардинально отличаться…\nСосредоточиться мешал шум. Сначала это была тихая дробь на грани слышимости, но постепенно она переросла в звонкое цоканье.\n- Хм. Узнаю походку Твайлайт. Что-то случилось. - заметила РД.\nИ впрямь, на запыхавшейся единорожке лица не было.\n- Она исчезла!!! - Твайлайт не могла отдышаться.\n- Кто - она??? - Хором воскликнули мы и переглянулись.\n- Прин-цес-са Се-лес-ти-я! - По слогам отчеканила Твайлайт. - Только это между нами. Государственная тайна. Нас вызывают в Кантерлот.\n- Ну и дела, - покачала головой РД. - Я слетаю за остальными. Мы ещё успеем на вечерний поезд.\n- Никаких поездов. Луна прислала за нами воздушную колесницу. Созывай подруг. Собираемся у меня в 18.00.\nКолесница приземлилась прямо на открытую площадку замка. Не мешкая ни секунды, стража проводила пассажиров в покои принцессы Луны.\n- Рада видеть вас, мои дорогие, - поприветствовала Луна кобылок. Я удостоился едва заметного <text:s/>кивка. - А где элементы Щедрости и Веселья?\n- Рэрити осталась ухаживать за Пинки. Та очень больна, - выступила за всех Твайлайт. - Что произошло? Стража сказала нам…\n- Увы, они не солгали. Моя сестра пропала вчера утром. Стража видела её накануне вечером, но утром нашли только примятую постель. Я знаю, - тут Луна повернулась ко мне и с едва заметным сарказмом продолжила, - 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nЯ покачал головой.\n- Не могу ничем помочь. Я знаю не больше твоего.\nЛуна как будто ожидала такой ответ.\n- В таком случае мне понадобится твоя помощь - Луна кивнула Твайлайт. - Ты была её ближайшей и лучшей ученицей и, я надеюсь, поможешь понять мне, где она находится сейчас.\n- Приложу все усилия, Ваше Высочество. Но мне понадобится провести некоторое время в библиотеке Кантерлота.\n- Сколько понадобится, дорогая. Но поторопись, у нас очень мало времени. Скоро пони прознают об пропаже и начнётся паника. И самое плохое - могут начаться трения с некоторыми недружелюбными соседями.\n\nПоиск решения\n\n\n- Она сидит там уже четвёртый день! На ней мордочки нет! И глаза круглые, что твои тарелки, - Эпплджек ворчала себе в кружку, изредка отхлёбывая содержимое.\n- Нам нужно вытащить её из библиотеки! - РД тряхнула гривой - Хорошая встряска на чистом воздухе с друзьями ей не повредит.\n- Но Твайлайт просила не беспокоить её в это время, - робко <text:s/>встряла Флаттершай. - Очень просила не беспокоить.\nВ этот момент в воздухе прозвучал хлопок, и у меня перед носом возник небольшой свиток, исписанный каллиграфическим почерком.\nСвиток плавно опустился мне в руки.\n“Дорогой Макс! Пишу тебе у больничной койки Пинки Пай. Нашей дорогой забавнице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 оказывается, он просто млеет от этого). Он поможет мне с доставкой письма.</text:p>
      <text:p text:style-name="P1"/>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n\n***\n\n- Нет сомнения, принцесса Селестия сейчас находится в мире Макса. Что-то или кто-то забрал её туда. - Твайлайт взволнованно ходила взад-вперёд по коврику перед троном. -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n- У нас нет волшебников, - возразил я.\n- Волшебники есть везде, - безаппеляционно заявил Дискорд, - и совершенно неважно, как они называются.\nСпорить со старым змеем было сложно, поэтому я переключил внимание на Твайлайт.\n- Даже если Селестия и в моём мире - как мы попадём туда? И как вернёмся назад? - произнеся эту фразу, я с удивлением понял, что “назад” для меня уже является Эквестрией, а не Террой.\n- Как раз попасть туда не проблема, - подала голос Луна. -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n- Никакой проблемы! Мы отправим туда на поиски нашей принцессы-душки Макса и его <text:soft-page-break/>очаровательных подружек. А сами останемся тут и в нужное время откроем проход сюда. - Дискорд начал чертить схемы прямо в воздухе.\n- А как мы узнаем, когда будет нужное время? План ненадёжен. - Засомневалась Луна.\n- Ерунда какая, не придирайся к моему гениальному плану! - отмахнулся Дискорд. - Вернём их через три месяца. Этого времени на поиски с головой хватит.\n\u003cКак Луна, Твайлайт и Дискорд через месяц будут пробираться к замку Принцесс, если к нему уже сейчас пройти почти невозможно?\u003e\n\u003c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n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 Луна создаёт обратный коридор в срок. \u003e\n\nПоход к замку Принцес-2\n\n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n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n- Смотри, вон та жестяная птица, о которой рассказывал Кимеринн. - Эпплджек указывала на зелёный холм со смутно просматриваемыми очертаниями. Из холма торчало под углом серебристо-серое крыло.\n",</text:p>
      <text:p text:style-name="P1"/>
      <text:p text:style-name="P1"/>
      <text:p text:style-name="P1">"- Это значит, что мы совсем близко от замка. От того остова замок должен быть виден, - прошептала Луна.\nНа металлическом боку остова были отчётливо видны четыре вмятины - место торможения Кимеринна.\nИнтересный аппарат, - заинтересовался вдруг Дискорд. - Я тут полажу немного, - он, раздвинув зелёный полог вьющихся растений, скрылся в разломе обшивки.\nЯ внимательно осмотрел покорёженный остов. \n”...eing” - виднелось под листвой плюща.\n“Откуда здесь взялся рухнувший Боинг?”\n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nКобылки о чём-то спорили, в то время как стражники пытались нащупать брод.\n- Даже и не думай, Дэш! Это слишком опасно, тебя собьют тентаклианы! - Твайлайт отговаривала радужную пегаску от рискованного перелёта.\n- Да что со мной может случиться? Тут каких-то полминуты лёту! - Пританцовывала от нетерпения РД. - Они не успеют раздуплиться. Кажись, Кимеринн приукрасил свой отчёт.\n- Кимеринн погиб от тентаклиан, - тихо заметила Луна. - Ждите меня здесь. \n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nТяжело дыша, Луна вернулась.\u003cвысоко летать нельзя из-за молний\u003e\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nЕё голос заглушил протяжный стон металла.\nОстов самолёта выпрямился и, чуть приподнявшись над землёй, <text:soft-page-break/>сразу же опустился.\n- Дискорд!!! - одновременно воскликнули Луна, Дэш, ЭйДжей, Флаттершай и я.\nИ действительно, за штурвалом <text:s/>сидел драконикус и что-то шептал себе под нос. Остов снова приподнялся и опять опустился.\n- У меня бы ни в жизни это бы не получилось, не помогай мне он. - заявил Дискорд.\n- Кто - “он”, - спросила Луна.\n- Он, - Дискорд ткнул пальцем в приборную панель. - Эта штука просто умоляет меня помочь ей подняться в воздух, неужели вы не замечаете? Ах, ну да, вы же не видите тонкий мир! - Дискорд повернулся обратно к панели. - Ну же, помогите кто-нибудь старому змею!\n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n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n- Поворачиваем! Поворачиваем! - прохрипел Дискорд.\n- Как? - Твайлайт зажмурилась от напряжения.\n- Эта штуковина говорит, ей нужно наклонить крыло в сторону поворота! Все вместе - приготовились! Р-раз! Два!! Три!!! - С носа Дискорда на приборную панель капал пот.\nКабина медленно накренилась. Деревья поплыли вправо. \n- Выравниваем!!!\nКабина выровнялась. Сначала деревья, а потом водная гладь медленно проплывали внизу.\n- Вот так и держим. Эта железяка очень нам благодарна.\n- Скорее! Я долго не выдержу! Она слишком тяжёлая. - Твайлайт дрожала от напряжения.\n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n- Воздушная колесница не выдержала бы, - пробормотал Дискорд, прислушиваясь к гулким ударам. - Они стали намного сильнее с прошлого раза.\n- У меня нехорошее чувство, - внезапно заявила Луна. она стояла в напряжённой позе в глубине салона зажмурив глаза. Рог её легонько светился тёмно-фиолетовым. - Чем дальше мы летим, тем тревожнее.\n",</text:p>
      <text:p text:style-name="P1"/>
      <text:p text:style-name="P1"/>
      <text:p text:style-name="P1">"- Ничего не чувствую, - заявил Дискорд. - Тебе чудится. А даже если и нет, то вон уже виднеется донжон твоего замка. Через минуту мы прибу…. -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nФлаттершай тонко пискнула и забилась под сиденье. Эпплджек надвинула шляпу на глаза. РД,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nПоняв тщётность усилий, пегаска вернулась в самолёт. В закрытую ею дверь через секунду громыхнул тентаклиан.\n- Не сдаёмся! Этой мерзкой дряни не победить нас! - хрипел Дискорд.\n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u003cДугласа\u003e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n- Я больше не могу, - простонала Твайлайт и лишилась чувств.\n“Крррак” -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n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 помогают идти Твайлайт. Макс и Дэш - замыкающие! - Дискорд так органично вписался в роль командира, что даже сотворил себе на голове нечто в форме стилизованной фуражки.\n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u003cдвухмесячной\u003e давности осталось лишь направление движения.\nИ опять, как \u003cдва\u003e месяца назад, я стал отставать от отряда. Я <text:soft-page-break/>проклинал свои лёгкие, но топот копыт основной группы постепенно удалялся.\nМне показался знакомым открывшийся корридор слева.\n- Тут можно срезать. Мы должны выйти к колонаде, ведущей к тронному залу, - кивнул я не оставлявшей меня РД. - Мы даже всех обгоним. Они же пошли в обход внутреннего дворика.\nТопот копыт основной группы затихал за поворотом основного корридора. РД коротко кивнула и, пропустив меня в проём, потрусила за мной.\n Проклятие, бег -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nРД вытянула шею и навострила уши, прислушивась к затихающему топоту. Потом высоко подпрыгнула и зависла в воздухе.\n- Хватайся за ноги. - Скомандовала она.\n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n- Полегче на поворотах, Дэш! - прокричал я, впечатываясь ногами в очередную стену. Пегаска что-то начала отвечать, но её слова внезапно прервал хлопок. РД резко дёрнулась куда-то вбок. Я от неожиданности выпустил её ноги и по инерции полетел вперёд, достаточно жёстко приземлившись на каменный пол.\nПосле двух кувырков по камням гудела голова и саднило ушибленное плечо. \n- Дэш? Ты где? Дэш?\nДо меня донеслось тяжёлое дыхание и звуки борьбы из бокового прохода метрах в пяти позади меня.\n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n",</text:p>
      <text:p text:style-name="P1"/>
      <text:p text:style-name="P1"/>
      <text:p text:style-name="P1">"- Дэш!!! - Я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nНаконец она процедила сквозь зубы:\n- Всё. Уходи! - и с силой толкнула меня в грудь копытом, одновременно вырываясь из объятий.\n- Дэш! - С пола я увидел, как в петле тентаклиана с хрустом ломается её крыло.\nДэш застонала и у неё подкосились передние ноги.\n- Уйди! Не смотри на меня! - зло крикнула она мне.\n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nОчередной рывок сбил меня с ног.\nЯ очнулся от спёртого дыхания.\nДискорд, ругаясь сквозь зубы, волок меня под мышкой по коридору, по которому пять минут назад мы с Дэш догоняли группу.\n- Зачем ты смотрел, идиот? Если не можешь спасти и не можешь убить из милосердия - нужно уходить. А так ты и себя подверг опасности, и доставил лишнее страдание ей.\nЯ тупо смотрел на проносящиеся подо мной плиты. Мыслей не было никаких. Только воспоминания.\n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nЯ закрыл глаза и беззвучно закричал. Как сквозь сон мне слышались голоса.\n- Все приготовились? Луна, ты готова?\n- Да.\n- Твайлайт?\n- Да!\n- И я готов. Но есть проблема. С этим что-то нужно делать. Дэш ушла, и он наблюдал это. Сейчас он в прострации и сам перейти не сможет. Его нужно нести.\n- Дэш? Что с ней?\n- Нет времени объяснять. Тентаклианы просыпаются. Начинаем!\n- Начинаем!\n- Начинаем!\nМонотонный речитатив растворился во мраке, окружавшем меня. Сквозь плотно сжатые веки проникла вспышка магического света, после неё наступил мрак.\n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светящиеся сущности порхали вокруг таких сгущений, иногда подлетая к потоку и делая вокруг нас круги. \nПоток заканчивался окном неправильной формы. Через окно по мере приближения стали видны огни большого города. \nЭпплджек нырнула в проём первая. Флаттершай, прижав к себе ноги и прикрывшись крыльями, влетела вторая.\nВнезапно сильное <text:soft-page-break/>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n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nЧеловек на койке резко открыл глаза и внезапно я узнал себя самого - обритого наголо, с трёхдневной щетиной и ввалившимися щёками. \n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nЯ не мог повернуть голову, но видел кончик радужной гривы, время от времени щекочущий мою щёку. Я пытался окликнуть Рэйнбоу Дэш, но из моих губ не донеслось ни звука. С огромной скоростью мы понеслись к затягивающемуся окну \u003cосновного потока\u003e и финальные метры я пролетел сам, по инерции. В последний момент я смог вывернуть шею, чтобы посмотреть назад.\n",</text:p>
      <text:p text:style-name="P1"/>
      <text:p text:style-name="P1">Там были лишь темнота и радуга, тающая в последних отблесках исчезающего коридора.\n\n***\n\nНевесомость, удар, чувство веса.\nЯ открыл глаза.\n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nМне ЭТО всё приснилось? Но таких ярких и длинных снов не бывает. А ЛСД я перестал баловаться два года назад. Да и не похоже это на трип.\nЯ поднял руку и обнаружил в ладони брошь в виде радужной молнии.\nСлабый звук заставил меня обернуться.\nДве нагие молодые девушки и мужчина во фраке лет сорока жались к стенке выходного тамбура.\n- Макс, - тихонько позвала одна из девушек. - Макс, это я, Эй-Джей! Мы почему-то стали людьми. Вот это - она указала на соседку - Флаттершай. А это - она указала на мужчину - Дискорд. Ты можешь нам помочь? Мы тут никого не знаем...\n\n{\nПоиски Селестии - сюжет:\n\nБазовое положение: Селестия физически находится на компе Влада в соседнем с максовым доме, в качестве этической подпрограммы к Нексусу.\n\nКратко:\n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n\nЭпизод 1:\n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n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n…\n\nИтого:\n\n\n\n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n\nЭпизод 3.5 (необязательный): День из жизни Дискорда (впечатления <text:soft-page-break/>от нового мира, интерес путешествия, нежелание возвращаться).\n\nЭпизод 4: Эй-Джей рассказывает Максу о Флаттершай, о её тревожном состоянии - сильнейшей депрессии. Флатти отказывается есть и разговаривать.\n\n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n}\nТерра\nПрибытие\n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n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n","</text:p>
      <text:p text:style-name="P1"/>
      <text:p text:style-name="P1"/>
      <text:p text:style-name="P1">hunk = [{"ty":"is","s":"Я присел в коридоре, закрыв глаза.\nПолчаса назад это место было моим миром. Миром, где я родился, вырос и знал, что умру. Но те</text:p>
      <text:p text:style-name="P1">перь умирать в нём мне не хотелось. Да и жить, в общем-то, тоже. \nЕщё полчаса назад смыслом жизни для меня было дотянуть до отпуска и уехать куда подал</text:p>
      <text:p text:style-name="P1">ьше из города на пару недель. Как же теперь всё переменилось! Чёрт, не столько всё, сколько я сам переменился. Крохотный мирок из квартиры-дороги-работы</text:p>
      <text:p text:style-name="P1"><text:s/>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text:p>
      <text:p text:style-name="P1">алью и тоской. У меня появился смысл жизни и опять исчез. И я опять тут, где всё началось полчаса - и целую вечность - назад. \n\nГолоса из кухни свидет</text:p>
      <text:p text:style-name="P1">ельствовали, что эквестрийская компания не сидит на месте и вполне успешно разбирается с чайником и кофеваркой. Эпплджек, судя по всему, нашла кастрюли</text:p>
      <text:p text:style-name="P1">и начала что-то готовить. Дискорд исследовал холодильник.\n\nВот за них и стоит бороться. За них и всех остальных. РД погибла, но остались остальные. <text:s/>О</text:p>
      <text:p text:style-name="P1">стался тянущийся к небу чопорный Кантерлот, остался солнечный и приземлённый Понивилль, осталась Эквестрия. Я им нужен - поэтому жизнь продолжается. \n\</text:p>
      <text:p text:style-name="P1">n***\n\n– Итак, подведём итоги. - Дискорд удобно уселся в моём рабочем кресле, развернувшись к компьютеру спиной, и принялся загибать пальцы. - Что мы и</text:p>
      <text:p text:style-name="P1">меем?\nВо-первых, мы знаем, что принцесса Селестия где-то тут, в мире Макса. Примем это как данность, иначе нам просто не на что рассчитывать и надеятьс</text:p>
      <text:p text:style-name="P1">я. Будем считать, что мы правильно истолковали сон Пинки.\nВо-вторых, нам удалось, пусть и с определёнными потерями и отклонениями от первоначального пл</text:p>
      <text:p text:style-name="P1">ана, <text:s/>пройти в этот мир. - При этих словах Эпплджек закусила губу, а Флаттершай расплакалась. Они уже узнали от Дискорда о судьбе Рэйнбоу Дэш и первые п</text:p>
      <text:p text:style-name="P1">олчаса были безутешны, несмотря на отчаянные старания Дискорда.\nВ-третьих, – с нажимом произнёс Дискорд, стараясь заглушить эффект предыдущей фразы, –</text:p>
      <text:p text:style-name="P1">мы не знаем, где находится Селестия и как её искать. В этой связи очень удачно, что я оказался с вами.\nВ-четвёртых, через три месяца Луна и Твайлайт от</text:p>
      <text:p text:style-name="P1">кроют коридор в Эквестрию и нам нужно будет возвращаться, независимо от результатов поиска. Если, конечно, мы не планируем остаться тут навеки.\n– Посто</text:p>
      <text:p text:style-name="P1"><text:soft-page-break/>й, – я оторвался от печальных мыслей, – в чём удача-то, что ты оказался с нами?\n– Видишь ли, мой друг, мы с Селестией давние… гм… знакомые. Очень давни</text:p>
      <text:p text:style-name="P1">е и очень близкие. Настолько близкие, что чувствуем присутствие друг друга, если находимся рядом. Это чувство выработалось за годы охоты друг за дружкой</text:p>
      <text:p text:style-name="P1"><text:s/>в старые добрые времена. - Дискорд мечтательно зажмурился и покивал головой воспоминаниям. – Так вот, хочу тебя обрадовать, Макс. И вас тоже, девушки —</text:p>
      <text:p text:style-name="P1"><text:s/>вытрите слёзы. Я только что почувствовал присутствие принцессы. Она где-то неподалёку. Совсем недалеко. Мы не зря прибыли сюда, наши потери не были нап</text:p>
      <text:p text:style-name="P1">расными. \nДискорд отпил воды и попытался поставить стакан в воздух. Стакан немедленно упал и разбился.\n– Всё не могу привыкнуть, что у вас тут нет маг</text:p>
      <text:p text:style-name="P1">ии. – пожаловался Дискорд. – Ни единого источника, везде нулевой фон. Это просто катастрофа! Кто-то или что-то выпило всю вашу силу. Как вы живёте?\nСта</text:p>
      <text:p text:style-name="P1">кан медленно собрался воедино и прыгнул обратно в руку Дискорду. – Хорошо, хоть внутренняя сила осталась. – пробурчал он.\n– Так и живём. – ответил я. –</text:p>
      <text:p text:style-name="P1"><text:s/>Стало быть, можем распределить обязанности. Ты, руководствуясь своим чувством, ищешь Селестию. Я буду обеспечивать наши финансовые потребности и следит</text:p>
      <text:p text:style-name="P1">ь, чтоб вы не слишком сильно отличались от людей.\n– А они? – Дискорд кивнул на девушек, сжавшихся в уголке дивана.\nЯ пожал плечами. \n– Поживём — увид</text:p>
      <text:p text:style-name="P1">им. Я никому навязывать обязанности не собираюсь.\n\nПоиски\n\n“Аквариум” встретил меня ярким светом и привычным гомоном голосов. Алекс кивнул со своего</text:p>
      <text:p text:style-name="P1"><text:s/>места в стеклянной загородке. Рома даже не оторвался от монитора. Ростик подставил ладонь, пробегая мимо. Стас, наш новенький, начал что-то втолковыват</text:p>
      <text:p text:style-name="P1">ь про сбои в работе Нексуса, начавшиеся с утра, после установки нового билда. Слушая его в полуха, я сел за рабочее место.\n","ibi":181513},{"ty":"as","</text:p>
      <text:p text:style-name="P1"/>
      <text:p text:style-name="P1"/>
      <text:p text:style-name="P1">type="text/javascript"&gt;DOCS_modelChunkParseStart = new Date().getTime();&lt;/script&gt;&lt;script type="text/javascript"&gt;DOCS_modelChunk = [{"ty":"is","s":"Как б</text:p>
      <text:p text:style-name="P1">удто и не было полугодичного <text:s/>пребывания <text:s/>в сказочной стране. А, может, и в самом деле, не было? Может, это всё мне приснилось? Вот приду с работы и ник</text:p>
      <text:p text:style-name="P1">аких эквестрийских девушек не застану. И Дискорд тоже испарится.\nДа ну, нафиг. Я посмотрел на запасной электронный пропуск, запрошенный внизу на охране</text:p>
      <text:p text:style-name="P1"><text:s/>под предлогом того, что свой забыл дома. Мой собственный лежал в кармане. Вот дождусь обеденного перерыва, тогда и посмотрим, приснилось мне это всё, и</text:p>
      <text:p text:style-name="P1">ли нет.\nА сейчас разберёмся, что там с Нексусом?\nАдминистративная консоль приветственно мигнула зелёным шрифтом.\n\n\u003e\\Привет, Нексус. Это Макс.\</text:p>
      <text:p text:style-name="P1">n\u003c\\Привет, Макс. Рад тебя видеть.\n\nХм. Блок эмоций? Или просто модификация стандартного приветствия?\n\n\u003e\\Нексус, отключи память событий з</text:p>
      <text:p text:style-name="P1">а последнюю неделю.\n\u003c\\Выполнено, Макс.\n\u003e\\Задача по корпоративной логике. Выдай наиболее оптимальное решение.\n\u003c\\Жду с нетерпением, М</text:p>
      <text:p text:style-name="P1">акс.\n\u003e\\Постановка задачи.\n\u003e\u003e\\Компания А под твоим управлением выпускает большими партиями лечебный шампунь, который эффективен уже пр</text:p>
      <text:p text:style-name="P1">и разовом применении. В этой же ценовой нише появляется шампунь-конкурент, который менее <text:soft-page-break/>эффективен и требует многократного применения. Конкурирующая ко</text:p>
      <text:p text:style-name="P1">рпорация Б проводит рекламную компанию, представляющую шампунь-конкурент как более эффективный, одновременно очерняя шампунь твоей фирмы.\n\u003e\\Огран</text:p>
      <text:p text:style-name="P1">ичения.\n\u003e\u003e\\Ты не можешь подать в суд на компанию Б и ждать результатов, так как за время разбирательства компания А обанкротится.\n\u003e\\З</text:p>
      <text:p text:style-name="P1">адание.\n\u003e\u003e\\Устранить опасность банкротства корпорации А. Просчитать варианты активностей для среднего и высокого уровней напряжённостей.\n\u</text:p>
      <text:p text:style-name="P1">003c\\Задача принята...\n\u003c\\...\n\u003c\\...\n\u003c\\Решение:\n\u003c\\Не следует противопоставлять злу ещё большее зло - это только усилит его. Н</text:p>
      <text:p text:style-name="P1">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text:p>
      <text:p text:style-name="P1">щий и шампунь Б — как продолжающий и завершающий цикл лечения.\n\nХм, опять настройки поменялись? Кто-то в совете директоров черезчур увлёкся бизнес-игр</text:p>
      <text:p text:style-name="P1">ами. Ну ладно, не моё дело. Аналитика в норме, причинно-следственный блок в порядке, бизнес-логика адекватна. Остальное — дело команды Ростика. Пускай н</text:p>
      <text:p text:style-name="P1">астраивают как хотят.\nО-па, уже час дня! Большинство коллег уже разошлись на обед по кафе и пищеблокам. Теперь мне никто не помешает. Надеюсь.\nЯ набро</text:p>
      <text:p text:style-name="P1">сил на плечи куртку и вышел в коридор. У своего шкафчика возился Алекс, доставая тормозок. Он предпочитал по старинке обедать домашней стряпнёй, хотя вс</text:p>
      <text:p text:style-name="P1">ё равно при этом ходил в кафе через дорогу, заказывая там под домашние бутерброды чашечку кофе, чем изрядно напрягал тамошних официантов.\n– Ну как, что</text:p>
      <text:p text:style-name="P1"><text:s/>там с Нексусом? - оторвался Алекс от своих бутербродов.\n– Всё в порядке. Я проблем не нашёл. Так, пару контрольных сообщений в логах - скорее всего, п</text:p>
      <text:p text:style-name="P1">арни Ростика игрались с недопустимыми настройками.\n– Да, с утра они устраивали регрессное тестирование бизнес-блока. Стасу что-то там не понравилось в</text:p>
      <text:p text:style-name="P1">ответах.\n– Да, я видел. Опять настройки бизнес-моделирования поменялись. Установлена более мягкая, дружественная модель поведения. У нас в совете дирек</text:p>
      <text:p text:style-name="P1">торов кто-то любит играться в бизнес-стратегии.\n– Тут ты не прав, Макс. Решения об изменении бизнес-настроек принимаются только на собраниях совета, а</text:p>
      <text:p text:style-name="P1">они бывают раз в месяц - не считая внеочередных. Последнее решение об смене настроек было принято неделю назад, на очередном собрании. А внеочередных, н</text:p>
      <text:p text:style-name="P1">асколько я знаю, не было. Да даже если б и было — уж точно в сторону смягчения никто ничего не стал бы менять, поверь. Так что это или ты там что-то нап</text:p>
      <text:p text:style-name="P1">утал, или Ростик чё-то намудрил. Спроси у него, когда он с обеда вернётся.\nАлекс, наконец, разобрался с пакетами, закрыл шкафчик и пошёл к выходу. Я, ч</text:p>
      <text:p text:style-name="P1">уть поотстав, прошёл за ним до холла.\n\nУ кофейного автомата тусовались трое студентов — стажёры компании. На диванчике посетителей мужчина в плаще и т</text:p>
      <text:p text:style-name="P1">ёмных очках читал газету. У банкомата столпилась небольшая очередь сотрудников, снимающих с карточек деньги (некоторые уникумы любят поиграть в дауншифт</text:p>
      <text:p text:style-name="P1">еров и закупаться продуктами на полулегальном базарчике неподалёку от офиса).\n","ibi":185537},{"ty":"as","sm":{"ps_al":3,"ps_al_i":false,"ps_awao_i":tr</text:p>
      <text:p text:style-name="P1"/>
      <text:p text:style-name="P1"/>
      <text:p text:style-name="P1"><text:soft-page-break/>:"Я присел на диванчик рядом с плащём, сделал вид, что читаю смски, и тихо произнёс в воздух перед собой:\n— Я сейчас встану и пройду к охраннику. На мо</text:p>
      <text:p text:style-name="P1">ём месте останется карточка пропуска. Возьмёшь её. Пока я буду отвлекать охрану, подойдёшь к турникету, подержишь карточку перед чёрным кубом слева, дож</text:p>
      <text:p text:style-name="P1">дёшься зелёного огонька на нём и пройдёшь сквозь турникет. Карточку при этом оставишь на кубе — я пройду после тебя. Будешь дожидаться меня в коридоре.</text:p>
      <text:p text:style-name="P1">Сделай вид, что изучаешь план развития компании. Не делай резких движений и не показывай себя новичком - тут каждый сантиметр просматривается видеокамер</text:p>
      <text:p text:style-name="P1">ами.\nДискорд хрустнул газетой, подтверждая, что информация услышана. Я спрятал телефон, встал и направился к <text:s/>стойке охраны…\n… Через пару минут мы вст</text:p>
      <text:p text:style-name="P1">ретились в коридоре у стенда с достижениями корпорации.\n– Ты точно уверен, что Селестия где-то здесь?\n– Ошибки быть не может. Где-то в этом здании. То</text:p>
      <text:p text:style-name="P1">чнее не скажу, но её эманация идёт определённо отсюда. – Дискорд в предчувствии охоты разминал пальцы.\n– Ну что ж, тогда будем проверять комнату за ком</text:p>
      <text:p text:style-name="P1">натой. Я проверил списки сотрудников, в нашем филиале компании работает пятьдесят восемь женщин. Скоро большинство людей вернётся с обеда, тогда пройдём</text:p>
      <text:p text:style-name="P1">ся по этажам. Надеюсь, ты её вычислишь при встрече. Хотя, кто сказал, что она обязательно будет женщиной?\n– Если уж на то пошло, никто не обещал, что о</text:p>
      <text:p text:style-name="P1">на будет человеком. Она может оказаться, скажем, какой-нибудь собачкой. Хм... Женского пола.\n– Дискорд!\n– Ась? – Дискорд с отсутствующим выражением ли</text:p>
      <text:p text:style-name="P1">ца изучал вехи становления компании, от начала века и до наших дней.\nА я подумал, могу ли ему доверять? В конце-концов, Дискорд и Селестия — закоренелы</text:p>
      <text:p text:style-name="P1">е враги. Пусть недавно они заключили перемирие, но что значит несколько лет хрупкого союза по сравнению с тысячелетиями вражды? И, если на то пошло, Дис</text:p>
      <text:p text:style-name="P1">корд ничем мне не обязан и ничего мне не должен. Наоборот, в его интересах оставить всё как есть. С Луной, учитывая её прошлое, ему будет легче договори</text:p>
      <text:p text:style-name="P1">ться.\nЖаль, эти соображения пришли мне в голову слишком поздно. Сейчас уже нельзя ничего изменить и придётся ему доверять. Хотя доверять Дискорду — всё</text:p>
      <text:p text:style-name="P1"><text:s/>равно что гулять по апрельскому льду.\n– Пора. Перерыв закончился, все, в основном, уже сидят на своих местах.\n– Что ж, веди меня, мой фюрер! – Дискор</text:p>
      <text:p text:style-name="P1">д при этом выпрямился, нахмурился и комично кинул зигу.\nМы приехали на последний этаж. Дискорд высунул голову из лифта, осмотрелся, принюхался, хмыкнул</text:p>
      <text:p text:style-name="P1"><text:s/>и едва успел втянуть голову обратно, перед закрывающимися дверями.\n– Неа, не тут.\nМы спустились на этаж ниже. Там повторилась та же история. И на сле</text:p>
      <text:p text:style-name="P1">дующем так же.\nВ конце-концов, на пятом этаже Дискорд с шумом втянул в себя воздух, поднял вверх палец и заявил, повернувшись ко мне:\n– О!\n– Ты что-т</text:p>
      <text:p text:style-name="P1">о чувствуешь?\n– Не что-то, а именно её! Ай! – Дискорд высвободил руку из закрывшихся створок дверей. – Селестию, то бишь! Сейчас мы её в два счёта разы</text:p>
      <text:p text:style-name="P1">щем!\n– Отлично! Может даже, нам удастся вернуться в Эквестрию не дожидаясь конца трёх месяцев. Наверняка Селестии известен способ открыть коридор с это</text:p>
      <text:p text:style-name="P1">й стороны.\nМне это показалось, или в отражении зеркальных дверей лифта я увидел, как лицо Дискорда на миг скривилось в гримасе неудовольствия? Точнее р</text:p>
      <text:p text:style-name="P1">ассмотреть не успел, двери лифта растворились, выпуская нас на этаж.\nИ мы продолжили поиски. Я <text:soft-page-break/>открывал карточкой двери очередного кабинета, Дискорд пр</text:p>
      <text:p text:style-name="P1">осовывал голову за дверь, осматривал комнату и качал головой. \nМы уже заканчивали осмотр этажа, когда Дискорд внезапно остановился перед стеклянными дв</text:p>
      <text:p text:style-name="P1">ерями.\n– А что находится за этой дверью? Почему ты не открываешь её?\n– Там серверная. Моя карточка эту дверь не откроет, туда есть доступ только у наш</text:p>
      <text:p text:style-name="P1">ей сисадминши. Но там и искать нечего, видишь — пусто, людей нет.\n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n– Ты что-то чув</text:p>
      <text:p text:style-name="P1">ствуешь?\n– Нет! – Дискорд отвёл взгляд и пошёл дальше.\nОстаток этажа не принёс в поиски ничего нового.\n","ibi":189571},{"ty":"as","sm":{"ps_al":3,"ps</text:p>
      <text:p text:style-name="P1"/>
      <text:p text:style-name="P1">ipt"&gt;DOCS_modelChunkParseStart = new Date().getTime();&lt;/script&gt;&lt;script type="text/javascript"&gt;DOCS_modelChunk = [{"ty":"is","s":"\nНаша компания поглоща</text:p>
      <text:p text:style-name="P1">ла ужин, приготовленный девушками, когда Дискорд хлопнул себя по лбу и крикнул:\n– Знаю!\nЭпплджек прекратила рассказывать о своих впечатлениях от интер</text:p>
      <text:p text:style-name="P1">нета и все повернулись к Дискорду.\nОн продолжил.\n– Я точно ощущал присутствие Селестии в офисе, где работает Макс. Но это может быть просто отражение</text:p>
      <text:p text:style-name="P1">её чувств к нему. Знаете, когда кто-то испытывает сильные чувства к кому-то другому — неважно, какие! — он наделяет того, другого, частицей себя. Своей</text:p>
      <text:p text:style-name="P1">эмоциональной печатью, если можно так выразиться. Вот она-то, похоже, и сбила меня с толку. Ведь не секрет, что у нашей солнечной принцессы явно был не</text:p>
      <text:p text:style-name="P1">просто шкурный интерес по отношению к Максу. Уж поверьте мне, я такие вещи умею подмечать.\n– Да ну? – усомнилась Эпплджек. – С каких это пор?\n– С таки</text:p>
      <text:p text:style-name="P1">х, моя дорогая Эпплджек, как пони перестали бегать от саблезубых тигров и обзавелись крыльями, рогами, магией и двумя аликорнами впридачу. И не волнуйся</text:p>
      <text:p text:style-name="P1">, я никому не выдам, что ты неровно дышишь к…\n– Кха-кхе-кхм-гррммм! – внезапно закашлявшаяся Эпплджёк заглушила конец фразы. – Ну хорошо, положим, ты п</text:p>
      <text:p text:style-name="P1">рав. И что это значит? Что мы не найдём принцессу и возвратимся с пустыми копытами? Или останемся тут навсегда?\n– Ой! – Флаттершай прикрыла рот рукой и</text:p>
      <text:p text:style-name="P1"><text:s/>с ужасом посмотрела на Эпплджек.\n– Почему сразу “не найдём”? – Дискорд ковырялся в зубе, уставившись в потолок. – Может и найдём. Но на настоящий моме</text:p>
      <text:p text:style-name="P1">нт вы мне для продолжения поисков не нужны. Скорее, наоборот, будете мешать. Особенно Макс, со своими ментальными засосами. Мне нужно держаться от вас п</text:p>
      <text:p text:style-name="P1">одальше — тогда я, возможно, что-то обнаружу.\nЯ понял, что Дискорд уже всё решил. Что ж, возможно, так будет лучше.\n– Ты собираешься уехать?\n– Да. Че</text:p>
      <text:p text:style-name="P1">м скорее, тем лучше. У нас всё ещё есть почти три месяца на поиски. Думаю, мне хватит. – Дискорд встал и начал собираться.\n– А как…\n– Не изволь беспок</text:p>
      <text:p text:style-name="P1">оиться, я и не в таких мирах бывал, – перебил меня Дискорд. – \u003cрасписать подробнее. Дискорд на миг должен сбросить маску и предстать древним необъя</text:p>
      <text:p text:style-name="P1">снимым существом, мораль им этика которого совершенно чужда людям и пони, а его дурашливость - только маска.\u003e. Пхе! Денег мне не надо — сам раздобу</text:p>
      <text:p text:style-name="P1">ду. Главное — не уходите далеко от коридора. Ко времени перехода я вернусь. Или <text:soft-page-break/>раньше.\n\nБезнадёжность\n\nДни, наступившиеся после отъезда Дискорда, б</text:p>
      <text:p text:style-name="P1">ыли бесконечно унылы. Идей, где искать Селестию, не было никаких. На меня навалилась опустошеность и апатия и совсем не хотелось ничего делать. Я, как с</text:p>
      <text:p text:style-name="P1">омнамбула, утром отправлялся на работу, висел восемь часов подряд в интернете и вечером тащился домой. К счастью, Стас уже обладал достаточным опытом, ч</text:p>
      <text:p text:style-name="P1">тобы разбираться в дебрях Нексуса без моей помощи, поэтому на работе меня никто не дёргал. Девушки понимали моё состояние и не беспокоили меня. Они дово</text:p>
      <text:p text:style-name="P1">льно быстро усвоили азы человеческого хозяйства (оно не сильно отличалось от понячьего), и вечером меня всегда ждал горячий ужин \u003cрасширить\u003e.</text:p>
      <text:p text:style-name="P1">\nЭпплджек легче всего адаптировалась к переменам. Земнопони посвятила себя обслуживанию нашей печальной компании и иногда даже сопровождала меня в прог</text:p>
      <text:p text:style-name="P1">улках по городу. Флаттершай же замкнулась в себе и безинициативно выполняла поручения Эпплджек. На улицу выходить она не желала, предпочитая часами пров</text:p>
      <text:p text:style-name="P1">одить время с Лапкой и аквариумными рыбками \u003cрасширить\u003e.\n\nВ эти же дни у меня началась полоса чёрного невезения. Два раза меня чуть не сбила</text:p>
      <text:p text:style-name="P1"><text:s/>машина. Один раз мне чудом удалось оторваться от гопников\u003cклоунов/санта-клаусов\u003e, подстерегавших меня на подходе к офису. Возвратившись домой</text:p>
      <text:p text:style-name="P1"><text:s/>я с удивлением обнаружил сзади \u003cпять\u003eдлинную прореху в куртке, <text:s/>\u003cкак будто сделанную пятернёй с металлическими когтями\u003eявно сделанн</text:p>
      <text:p text:style-name="P1">ую ударом ножа вдогонку наотмашь \u003cЭпплджек понадобилось два часа, чтобы зашить её\u003e. Кроме этого, приходилось сталкиваться с тысячей мелких неп</text:p>
      <text:p text:style-name="P1">риятностей, каждая из которых была просто нелепой случайностью, но все вместе они создавали какой-то враждебный фон. Я стал максимально внимателен и ост</text:p>
      <text:p text:style-name="P1">орожен, но всё равно частенько ходил на волосок от травм и повреждений.\n\n***\n– Так больше продолжаться не может. – Жанна (как мы условились называть</text:p>
      <text:p text:style-name="P1">Эпплджек в человеческом облике на людях) подула на остывшие пальцы и начала разминать их. Её лицо в свете фонаря было неестественно белым.\u003cподать ф</text:p>
      <text:p text:style-name="P1">онарь под другим сосусом\u003e – Ты маешься без толку уже третий месяц. Флатти совсем захандрила, на ней лица нет. А этот напыщеный сноб (Эпплджек была</text:p>
      <text:p text:style-name="P1">невысокого мнения о Дискорде) только и делает, что присылает письма с описаниями своих похождений. Как будто мы сюда прибыли на прогулку, а не на поиски</text:p>
      <text:p text:style-name="P1"><text:s/>Селестии! Времени осталось совсем мало.\n","ibi":193596},{"ty":"as","sm":{"ps_al":3,"ps_al_i":false,"ps_awao_i":true,"ps_ifl":18.0,"ps_ifl_i":true,"ps_</text:p>
      <text:p text:style-name="P1"/>
      <text:p text:style-name="P1"/>
      <text:p text:style-name="P1">S_modelChunk = [{"ty":"is","s":"Жанна слепила снежку и запустила её в ближайшего снеговика на пригорке, метко сбив ему нос из бутылки. Снеговик, казалос</text:p>
      <text:p text:style-name="P1">ь, посмотрел на наз злобными пуговками-глазёнками из бутылочных пробок.\n– Жанна, я делаю что могу. Не сердись. Но у меня нет идей, где её искать. Я пер</text:p>
      <text:p text:style-name="P1">елопатил пол интернета в поисках подсказки. Результатов — ноль. На Дискорда была одна надежда.\n– На этого сумасброда надеяться — так лучше не надеяться</text:p>
      <text:p text:style-name="P1">, – буркнула Жанна. – Мне одной показалось, что он <text:s/>как-то подозрительно быстро слинял тогда, после разведки в твоём офисе\u003cуменьшить подозрения - о</text:p>
      <text:p text:style-name="P1"><text:soft-page-break/>них должен догадаться Макс\u003e?\n– Да, у меня тоже было такое чувство, что он хочет от нас избавиться. Но он же объяснил, почему. Или ты думаешь, что?</text:p>
      <text:p text:style-name="P1">..\n – Я ему не доверяю. – Следующая снежка полетела в сторону озера, прочертив в тонком слое снега на льду длинную чёрную дорожку. – По-моему, ему выго</text:p>
      <text:p text:style-name="P1">дно, чтобы Селестия не нашлась.\n– Надо же! У меня были такие же мысли ещё в самом начале. Ты тоже считаешь, что он хочет вернуть себе статус правителя</text:p>
      <text:p text:style-name="P1">Эквестрии?\nЧто считала Жанна, я услышать не успел. Внезапно её лицо исказила гримаса ужаса, она прижала ладони к лицу и крикнула:\n– Берегись!!!\nЯ нач</text:p>
      <text:p text:style-name="P1">ал оборачиваться, но от двойного кувалдоподобного удара в голову и спину у меня потемнело в глазах и перехватило дыхание. Тем-не-менее, упасть мне помеш</text:p>
      <text:p text:style-name="P1">ал тот факт, что руки за что-то зацепились. Одновременно неодолимая сила начала быстро толкать меня к озеру.\nЖанна прыжком убралась у меня с дороги, од</text:p>
      <text:p text:style-name="P1">новременно протянув руку и ухватившись за мою ладонь. Её потащило за мной. Только сейчас я понял, насколько сильными были у неё руки — держаться за ладо</text:p>
      <text:p text:style-name="P1">нь с таким упорством, скорее всего, не смог бы даже я.\n Потом послышался хруст и треск рвущейся материи. Жанна, наконец-то, у самого берега, сдёрнула м</text:p>
      <text:p text:style-name="P1">еня с локомотива, увлекающего в озеро. Подскользнувшись, она упала в снег, увлекая меня за собой. Я повернул голову и успел заметить, как двухметровая ф</text:p>
      <text:p text:style-name="P1">игура снеговика, проехав по льду метров десять, с шумным треском проломила лёд и ухнула в чёрную воду. Самым страшным мне показалось при этом, что снего</text:p>
      <text:p text:style-name="P1">вик упал в воду не вертикально, как скользил по льду, а завалившись, напоследок, вперёд.\n\nВ голове звенело.\nВ десяти метрах от нас в полынье затихала</text:p>
      <text:p text:style-name="P1"><text:s/>рябь. От пригорка, на котором стоял снеговик, до полыньи следовала дорожка смятого снега. Жанна тяжело дышала от потрясения и кусала снег, стараясь уня</text:p>
      <text:p text:style-name="P1">ть дрожь. Я вытряхнул из одного рукава сломанную ветку — руку снеговика. Второй рукав отсутствовал напрочь.\n– Он х-хотел тебя ут-топить. – Жанна схвати</text:p>
      <text:p text:style-name="P1">ла отломанную руку снеговика и закинула её в полынью.\nЯ покачал головой. \n– Невозможно. <text:s/>Это просто ком снега с воткнутыми ветками. В нём нет жизни. О</text:p>
      <text:p text:style-name="P1">н не может что-то хотеть. Просто снег на пригорке подтаял и он съехал по скользкому склону в озеро. А на его пути оказался я. Глупое совпадение, не боль</text:p>
      <text:p text:style-name="P1">ше.\n– Стой! – <text:s/>Жанна для верности закрыла мне рот рукой. – Не говори дальше! Ты опять выстраиваешь для себя благопристойную и объяснимую версию случивш</text:p>
      <text:p text:style-name="P1">егося. Как и тогда, когда на тебя из закрытого и пустого тупика вылетела машина. Как и тогда, когда застрял лифт, а когда ты наполовину выбрался из него</text:p>
      <text:p text:style-name="P1">, внезапно поехал\u003cулучшить\u003e. А тот случай, когда мне пришлось зашивать тебе куртку после нападения убийц\u003cклоунов/санта-клаусов\u003e — ты</text:p>
      <text:p text:style-name="P1"><text:s/>тоже это представил, как веселье пьяной шпаны. \nТак вот, что я тебе скажу — это всё не так! Это не совпадения! Не бывает таких совпадений. Тебя кто-то</text:p>
      <text:p text:style-name="P1"><text:s/>или что-то хочет убить.\n– Жанна, но снеговик… Это смешно! Убить снеговиком — это самый нелепый способ убийства, о котором можно себе представить!\nИ т</text:p>
      <text:p text:style-name="P1">ут до меня дошло.\nСамый нелепый! Самый глупый и невообразимый! Всё сходится! Точно!\nДискорд!!! Он таки вернулся на круги своя. Весёлый и отважный с су</text:p>
      <text:p text:style-name="P1">масшедшинкой тип, оказавшись без контроля, снова стал холодным злодеем. А, может быть, он <text:soft-page-break/>таким был всегда, скрываясь под маской обаятельности и доброду</text:p>
      <text:p text:style-name="P1">шия. Конечно же, Дискорд не был заинтересован в возвращении Селестиии. Конечно же, он вышел на её след в моём офисе. Там, у серверной — это единственное</text:p>
      <text:p text:style-name="P1"><text:s/>место, которое его заинтересовало. Конечно же, он устранился от поисков и начал нам мешать. Только у него было достаточно умения, внутренней силы и без</text:p>
      <text:p text:style-name="P1">умия, чтобы организовывать такие неестественные попытки убийства.\n","ibi":198115},{"ty":"as","sm":{"ps_al":3,"ps_al_i":false,"ps_awao_i":true,"ps_ifl":</text:p>
      <text:p text:style-name="P1"/>
      <text:p text:style-name="P1"/>
      <text:p text:style-name="P1">hunk = [{"ty":"is","s":"Я осмотрел прибрежные кусты. В тусклом свете фонаря их силуэты казались изготовившимися к броску химерами.\n– Пойдём отсюда, Жан</text:p>
      <text:p text:style-name="P1">на. Тут опасно находиться.\nПожалуй, не стоит пока говорить о своей догадке девушкам. Им и без того сейчас несладко приходится, чтобы добивать их вестью</text:p>
      <text:p text:style-name="P1"><text:s/>о предательстве.\nКогда я бросил последний взгляд на озеро, мне показалось, что из-подо льда нас провожали злые глазки снеговика.\n\nСлед?\n\u003cснача</text:p>
      <text:p text:style-name="P1">ла эпизод - проверка сумки в серверной\u003e\nНа следующий день я подошёл в закуток, к нашему системному администратору. По устоявшемуся канону, сисадми</text:p>
      <text:p text:style-name="P1">н — чисто мужская профессия, её обладатель должен носить засаленный свитер, иметь пивное брюшко и бороду с застрявшими в ней крошками позавчерашнего ужи</text:p>
      <text:p text:style-name="P1">на.\nНаша Анджела, ломая все стереотипы, была коротко стриженой длинноногой брюнеткой с округлыми формами, втиснутыми в узкие джинсы и тесный джемпер. Н</text:p>
      <text:p text:style-name="P1">есмотря на внешность, больше подходящую для глянцевых журналов, сисадмином она была отличным и часто писала статьи на околокомпьютерную тематику. Её отг</text:p>
      <text:p text:style-name="P1">ороженный ширмой от php-програмистов уголок был сплошь увешен плакатами Ван-Хельсинга и Локи.\n\n– Анджела, можно тебя на секундочку?\n– Да? – Она захло</text:p>
      <text:p text:style-name="P1">пнула книгу “Последний Единорог\u003c?\u003e” Питера Бигла и повернулась ко мне.\n– Я тут проходил мимо серверной и заметил, что там висит сумка. Кто-то</text:p>
      <text:p text:style-name="P1"><text:s/>забыл, наверное. Надо бы разослать на офис извещение о находке.\n– О! – Анджела хлопнула себя по лбу. – Спасибо тебе огромное! А я-то думала, что потер</text:p>
      <text:p text:style-name="P1">яла её. Или, того хуже, её у меня спёрли. А она у меня новенькая совсем, из натуральной кожи. Дорогущая. – Она принялась складывать вещи в тумбочку.\n–</text:p>
      <text:p text:style-name="P1">Так это твоя?\n– Если чёрная кожаная, с заклёпками — то моя. Хотя в серверной чужой быть и не должно.\n– Чёрная. С заклёпками. – Я всматривался в Анджел</text:p>
      <text:p text:style-name="P1">у, но рассмотреть в чёрненькой фигуристой девушке Селестию у меня плохо получалось. \n– Что ты на меня так смотришь? У меня там вымазано? – Анджела попы</text:p>
      <text:p text:style-name="P1">талась, изогнувшись, заглянуть себе за плечо.\n– Да нет, всё в порядке, не волнуйся. А тебе, часом, никогда не снилось, что у тебя есть копыта, рог и кр</text:p>
      <text:p text:style-name="P1">ылья?\n– Чего-о-о? – Анджела прыснула. – Ну и сексуальные фантазии у тебя, Макс! Если хочешь пригласить в кафешку — так и скажи. Рога он какие-то выдумы</text:p>
      <text:p text:style-name="P1">вает с крыльями, понимаешь! А сейчас пошли за сумкой.\n\u003cрасширить. Перед кафешкой - диалог с Флатти и ЭйДжей. Все думают, что наконец-то нашли Селе</text:p>
      <text:p text:style-name="P1">стию. Все ликуют\u003e\n\nАнджела вела себя как самая обычная приветливая девушка, не проявляя никаких признаков сущности аликорна. Мы и раньше нескольк</text:p>
      <text:p text:style-name="P1"><text:soft-page-break/>о раз проводили время за чашечкой кофе и я бы не сказал, что её поведение и отношение ко мне с тех пор как-то изменились.\nВ суши-баре, куда я пригласил</text:p>
      <text:p text:style-name="P1"><text:s/>её после работы, она без запинки переключалась с новостей из мира unix-систем на новинки рок-музыки и компьютерных игр. Но попытку заговорить на интере</text:p>
      <text:p text:style-name="P1">сующую меня тему пресекла моментально.\n– Нет, Макс, за понями не ко мне. Я не поклонница инфантильного трэша. И тебе не советую — дядьки под пятьдесят,</text:p>
      <text:p text:style-name="P1"><text:s/>увлекающиеся эквиноподобными нимфетками — жалкое зрелище.\n\nНа том и остановились.\u003cРасширить сцену в кафе. Ожидание, подьём и… падение ожиданий\u</text:p>
      <text:p text:style-name="P1">003e\n\n***\n\nНа кухне за столиком сидели две девушки и сочиняли письмо.\n– “Дорогой Дискорд, мы так по тебе соскучились!” - старательно выводила каллл</text:p>
      <text:p text:style-name="P1">играфическим почерком Флаттершай. – “Почти так же сильно, как по Эквестрии”...\n– Вот ещё! Чтоб я по этому охламону соскучилась! – пробурчала Эпплджек.</text:p>
      <text:p text:style-name="P1">– И никакой он не дорогой. Я б за его ужимки и пары битов не дала. Дай-ка сюда письмо. – Эпплджек вырвала листок у Флаттершай и, старательно слюнявя кар</text:p>
      <text:p text:style-name="P1">андаш, переправила текст.\n– Вот теперь другое дело! – Эпплджек выставила листок на свет, любуясь написанным.\n– А ты уверена, что так можно? – робко вс</text:p>
      <text:p text:style-name="P1">тряла Флаттершай. – “Дёшевый охламон” не похоже на вежливое приветствие.\n– Ещё как похоже! Я с Биг Маком так всегда здороваюсь, когда он, перебрав мале</text:p>
      <text:p text:style-name="P1">нько сидра, заявляется под утро со следами помады на шее.\n– А-а-а. Ну ладно. А разве “мы б тебя век не видели, если б не принцесса”...\n– Ты не отвлека</text:p>
      <text:p text:style-name="P1">йся на дружескую фамильярность, а дальше пиши, – прервала её подруга. – А то мы так до вечера не закончим. А скоро ужин готовить надо.\n","ibi":202353},</text:p>
      <text:p text:style-name="P1"/>
      <text:p text:style-name="P1"/>
      <text:p text:style-name="P1"/>
      <text:p text:style-name="P16">javascript"&gt;DOCS_modelChunk = [{"ty":"is","s":"– Ну хорошо, продолжу. “Как успехи в поисках принцессы Селестии? Пиши нам, пожалуйста, побольше. Ты так и</text:p>
      <text:p text:style-name="P17">нтересно описываешь свои приключения — дух захватывает читать. Особенно про исследование моаи на острове Рапа-Нуи и про последние поиски в храме Свамина</text:p>
      <text:p text:style-name="P17">раян. Здорово ты тогда ушёл от охраны! Прямо как в романах про Дэринг Ду. Никогда бы не подумала, что следы Селестии могут оказаться в таких таинственны</text:p>
      <text:p text:style-name="P17">х местах”...\n– Неужели ты думаешь, что он действительно занимается поисками Селестии? – остановила подругу Эпплджек. – Брось, этот хлыщ просто развлека</text:p>
      <text:p text:style-name="P17">ется вовсю, пока мы тут ночей не спим. А ну дай-ка…\nЭпплджек выхватила листок и начала править текст.\n– Так… Так… И вот так! Теперь порядок! – Эпплдже</text:p>
      <text:p text:style-name="P17">к вернула листок Флаттершай.\n– “Мы очень рады, что ты хорошо отдохнёшь, пока мы ищем принцессу. Твоё здоровье, несомненно, очень важно для процветания</text:p>
      <text:p text:style-name="P17">Эквестрии и оно нас очень волнует. Так волнует, что прям ночей не спим.” – О, это ты правильно написала! – обрадовалась Флаттершай. – Помню, когда Диско</text:p>
      <text:p text:style-name="P17">рд слёг с гриппом, я с ног сбилась, пытаясь его вылечить. Он такой болезненный!\n– Угу. Помню, когда была у тебя в гостях в прошлом году, так этот “боле</text:p>
      <text:p text:style-name="P17">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17"><text:soft-page-break/>.\n– “Надеюсь, ты скоро найдёшь нашу принцессу.” – продолжила Флаттершай. – “Потому что нам её искать плохо получается. Макс долго искал и, наконец, наш</text:p>
      <text:p text:style-name="P17">ёл. То есть, он думал, что нашёл, а потом оказалось, что нет. Теперь он хандрит. А мы с Эпплджек искать совсем не умеем. У меня вообще хорошо искать пол</text:p>
      <text:p text:style-name="P17">учается только Энджела и ...” – тут Флаттершай расплакалась, закрыв лицо рукками.\n– Флатти, не плачь! – принялась успокаивать подругу Эпплджек. – Письм</text:p>
      <text:p text:style-name="P17">о размокнет. Вот увидишь, всё будет хорошо! Вернёмся мы через неделю в Эквестрию. Увидишь ты своего Энджела. А я — свою ферму. – тут загрустила и Эпплдж</text:p>
      <text:p text:style-name="P17">ек.\n– А что мы будем делать в Эквестрии без принцессы Селестии? – хлюпала Флаттершай. – И там совсем страшно жить стало. Почти так же страшно, как тут.</text:p>
      <text:p text:style-name="P17"><text:s/>Я последние два месяца из дома не выходила, так было страшно снаружи.\n– Так это ты дома сидела вовсе не из-за болезни? – поразилась Эпплджек \u003cупо</text:p>
      <text:p text:style-name="P17">мянуть болезнь Флатти в соответствующем разделе\u003e\n– Угу. Лес в последнее время совсем чужой стал. Даже Энджел опасался в него выходить. Не говоря у</text:p>
      <text:p text:style-name="P17">же о Гарри.\n– Что-то мне это напоминает.\n– Что?\n– То, что с Максом происходит в последнее время. Стоит ему нос из дому высунуть - как на него свалива</text:p>
      <text:p text:style-name="P17">ется куча несчастий и всяческих опасностей. Такое впечатление, что на него кто-то охотится. Знать бы, кто этот кто-то! Я б ему показала, почём фунт дрож</text:p>
      <text:p text:style-name="P17">жей! \n– Лучше бы он от нас просто отстал. Мы ему ничего плохого не сделали. – вздохнула Флаттершай и продолжила. – “Надеюсь, у тебя всё хорошо? Ты так</text:p>
      <text:p text:style-name="P17">ловко ушёл из плена сомалийских пиратов в последнем письме, что у тебя не может быть плохо. А у нас не очень как-то. У Макса какая-то полоса невезения и</text:p>
      <text:p text:style-name="P17"><text:s/>опасностей. Ему постоянно приходится быть начеку, чтобы не попасть под машину или не упасть в открытый канализационный люк. А недавно его чуть не утопи</text:p>
      <text:p text:style-name="P17">л снеговик — он съехал на него с пригорка и Макс еле вырвался.”\n– Агась, вырвался бы он, если бы не я. Дай-ка сюда письмо...\n– “...хорошо, что рядом б</text:p>
      <text:p text:style-name="P17">ыла Эпплджек и спасла его...”. – Так годится?\n– Пожалуй, да.\n– Хорошо. – “В общем, приезжай скорее. Так хочется, чтоб мы снова были вместе и чтобы все</text:p>
      <text:p text:style-name="P17"><text:s/>вместе вернулись домой, в Эквестрию. Твои Флаттершай и Эпплджек.”\n– Так неправильно. – нахмурилась Эпплджек. – Я перед ним расшаркиваться не собираюсь</text:p>
      <text:p text:style-name="P17">. Напиши просто: “Успехов в поисках и до ОЧЕНЬ скорой встречи у коридора”. Написала? Ну отлично. Теперь набери его <text:s/>и пошли емейлом. И помоги мне потом</text:p>
      <text:p text:style-name="P17">с ужином. – донеслось уже из кухни.\nФлаттершай обернулась вслед Эпплджек и тайком дописала: ”Приезжай скорее, дорогой друг, мне так тоскливо без тебя.</text:p>
      <text:p text:style-name="P17">Твоя Флатти”.\n– Да-да, я мигом! – Девушка схватила листок бумаги и помчалась к ноутбуку.\n\nОзарение\n\n\u003cФлаттершай смотрит млп и говорит - всё не</text:p>
      <text:p text:style-name="P17"><text:s/>так. Макс с Эпплджек пытаются подвести итоги - плачевные. Макс ругается, что на работе Нексус сошёл с ума. А Флатти вскользь упоминает кодовую фразу, к</text:p>
      <text:p text:style-name="P17">оторую употребляет Селестия на Гранд Галопин Гала, когда Флатти разъярилась на животных. И Макс вспоминает, что эту же фразу употребляет Нексус\u003e\n"</text:p>
      <text:p text:style-name="P17"/>
      <text:p text:style-name="P16"/>
      <text:p text:style-name="P17"/>
      <text:h text:style-name="P55" text:outline-level="2"><text:soft-page-break/>Озарение</text:h>
      <text:p text:style-name="P16">Разговор не клеился. \n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list xml:id="list6388131772820271673" text:style-name="L1">
        <text:list-item>
          <text:p text:style-name="P37">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list-item>
      </text:list>
      <text:list xml:id="list39155412083655039" text:style-name="L2">
        <text:list-item>
          <text:p text:style-name="P38">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list-item>
        <text:list-item>
          <text:p text:style-name="P38">Ну хорошо. Убедила. В конце-концов, можем поступить так. Вы с Флатти вернётесь обратно а я продолжу поиски здесь.</text:p>
        </text:list-item>
        <text:list-item>
          <text:p text:style-name="P38">А как мы узнаем, что ты нашёл принцессу? – хмуро отозвалась Эпплджек. – Сами вы вряд ли сможете отсюда создать коридор к Эквестрии.</text:p>
        </text:list-item>
        <text:list-item>
          <text:p text:style-name="P38">Вы можете связываться со мной раз в месяц по коридору.</text:p>
        </text:list-item>
        <text:list-item>
          <text:p text:style-name="P38">Не пойдёт. Ты видел, с какими трудностями открывается коридор? За две последние попытки мы потеряли <text:span text:style-name="T1">Кимеринна и Рэйнбоу Дэш</text:span>. И не думаю, что ситуация с тех пор улучшилась. Коридор открывать слишком <text:span text:style-name="T1">опасно</text:span>.</text:p>
        </text:list-item>
        <text:list-item>
          <text:p text:style-name="P38">Ну, не раз в месяц <text:span text:style-name="T14">—</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list-item>
      </text:list>
      <text:p text:style-name="P17">Эпплджек недоверчиво хмыкнула.</text:p>
      <text:list xml:id="list4725485516754028358" text:style-name="L3">
        <text:list-item>
          <text:p text:style-name="P39">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list-item>
        <text:list-item>
          <text:p text:style-name="P39">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list-item>
        <text:list-item>
          <text:p text:style-name="P39">Конечно оставаться. Кто ещё, кроме нас, может найти её?</text:p>
        </text:list-item>
        <text:list-item>
          <text:p text:style-name="P39">Я думал, ты не сможешь оставить Энджела и всех остальных надолго.</text:p>
        </text:list-item>
        <text:list-item>
          <text:p text:style-name="P39">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list-item>
        <text:list-item>
          <text:p text:style-name="P40">Извини, Флаттершай, забылся.</text:p>
        </text:list-item>
        <text:list-item>
          <text:p text:style-name="P40">Та ладно, я ж не против, – возразила Эпплджек. – Не парься, Флатти. Было б хуже, если б он <text:s/>назвал меня Эпплджек на людях.</text:p>
        </text:list-item>
        <text:list-item>
          <text:p text:style-name="P40">Ты так... – запнулась Флаттершай. – Так быстро забыла свою ферму. И...</text:p>
        </text:list-item>
        <text:list-item>
          <text:p text:style-name="P40"><text:soft-page-break/>Чегооо??? Флатти, не глупи! Я хочу назад не меньше тебя! И я реально помогаю Максу искать Селестию, а не сижу все дни напролёт дома, как некоторые!!!</text:p>
        </text:list-item>
        <text:list-item>
          <text:p text:style-name="P40">Как ты можешь так говорить? – расплакалась Флаттершай.</text:p>
        </text:list-item>
        <text:list-item>
          <text:p text:style-name="P40">Эй, девушки, не ссорьтесь! Мы — одна команда! И надеюсь, останемся ею и в дальнейшем. </text:p>
          <text:p text:style-name="P40">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item>
        <text:list-item>
          <text:p text:style-name="P40">А если нет? – Эпплджек смотрела мне мне прямо в глаза.</text:p>
          <text:p text:style-name="P40">Я молча пожал плечами. Эпплджек уверенно продолжила.</text:p>
        </text:list-item>
        <text:list-item>
          <text:p text:style-name="P40">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list-item>
        <text:list-item>
          <text:p text:style-name="P40">Спасибо, ЭйДжей.</text:p>
        </text:list-item>
        <text:list-item>
          <text:p text:style-name="P40">Я об Эквестрии беспокоюсь. – ворчливо отозвалась Эпплджек. – Надо разобраться с этой ерундой наконец-то. И я чертовски намерена это сделать.</text:p>
          <text:p text:style-name="P40">Флаттершай пробормотала нечто, показавшееся мне знакомым.</text:p>
        </text:list-item>
        <text:list-item>
          <text:p text:style-name="P40">Флатти, ты что-то сказала? Я не расслышал.</text:p>
        </text:list-item>
        <text:list-item>
          <text:p text:style-name="P40">Намерение Изменяет Реальность.</text:p>
        </text:list-item>
        <text:list-item>
          <text:p text:style-name="P40">Эээ. А где ты слышала эту фразу, если не секрет?</text:p>
        </text:list-item>
        <text:list-item>
          <text:p text:style-name="P40">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p text:style-name="P40">У меня как будто вспыхнула лампочка в мозгу. Кирпичики быстро выстраивались в целостную картину. Я ринулся в прихожую.</text:p>
        </text:list-item>
        <text:list-item>
          <text:p text:style-name="P40">Флатти, ЭйДжей, буду через час. Ждите!</text:p>
        </text:list-item>
      </text:list>
      <text:p text:style-name="P17"/>
      <text:h text:style-name="P54" text:outline-level="2">Почти.</text:h>
      <text:p text:style-name="P21">В офисе меня встретил лыбящийся Стас.</text:p>
      <text:p text:style-name="P21">– Макс, не поверишь — я пофиксил Нексус! Там такое было! Я тебе расскажу — сядешь! Работает как часики! На эталонные вопросы даёт эталонные ответы! Алекс нам торчит пиво!</text:p>
      <text:p text:style-name="P21">Я уставился на Стаса и он, захлёбываясь от торопливости, начал <text:span text:style-name="T14">рассказывать</text:span>.</text:p>
      <text:p text:style-name="P21">–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ки.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4">celestia </text:span>загрузился в девовский кластер и переключил управление на себя. И, я тебе скажу, избавиться от этой штуковины было непросто! Ну, разве я не молодец?!!</text:p>
      <text:p text:style-name="P21">– Ты его уничтожил?</text:p>
      <text:p text:style-name="P21"><text:soft-page-break/>– Кого?</text:p>
      <text:p text:style-name="P21">– Этический модуль. Селестию.</text:p>
      <text:p text:style-name="P21">–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21">– Ты его уничтожил?</text:p>
      <text:p text:style-name="P21">–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21">– То есть, на владовском домашнем компьютере модуль работает и дальше?</text:p>
      <text:p text:style-name="P21">– Ага. К нему-то у меня доступа нету. Но в кластер к Нексусу он больше не пролезет.</text:p>
      <text:p text:style-name="P21">– Спасибо, Стас. Ты молодец.</text:p>
      <text:p text:style-name="P21">Ниточка, чуть было не прервавшаяся в офисе, повела в квартиру Влада.</text:p>
      <text:p text:style-name="P21"/>
      <text:h text:style-name="Heading_20_2" text:outline-level="2">Селестия</text:h>
      <text:p text:style-name="Text_20_body"/>
      <text:p text:style-name="P27">Девушки поспешно собирались, пока я растолковывал им задачу.</text:p>
      <text:list xml:id="list6859505539756675896" text:style-name="L4">
        <text:list-item>
          <text:p text:style-name="P32">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list-item>
        <text:list-item>
          <text:p text:style-name="P32">Это тот твой приятель, который разбился с полгода назад? – спросила Эпплджек.</text:p>
        </text:list-item>
      </text:list>
      <text:list xml:id="list5958826581524170073" text:style-name="L5">
        <text:list-item>
          <text:p text:style-name="P33">Да, это он.</text:p>
        </text:list-item>
        <text:list-item>
          <text:p text:style-name="P33">А как мы попадём в его квартиру? Там сейчас кто-то живёт? – Флаттершай прыгала на одной ноге, натягивая кед.</text:p>
        </text:list-item>
        <text:list-item>
          <text:p text:style-name="P33">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list-item>
      </text:list>
      <text:p text:style-name="P28">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28">В гараже я обошёл старый верный <text:span text:style-name="T14">Nissan Navara</text:span> и направился к маленькому электрическому <text:span text:style-name="T14">Eva. </text:span>Для того, чтоб не привлекать внимание, самое оно. <text:s/><text:span text:style-name="T14">&lt;</text:span>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 text:style-name="T14">&gt;</text:span></text:p>
      <text:p text:style-name="P28">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4">&lt;</text:span>Плохо написано!<text:span text:style-name="T14">&gt;</text:span></text:p>
      <text:p text:style-name="P28">Я поднёс брелок пропуска к домофону, но дверь подъезда не открылась. Замигала красная лампочка и <text:soft-page-break/>зажужжал зуммер.</text:p>
      <text:p text:style-name="P28">Я выругался.</text:p>
      <text:list xml:id="list4101679314691901373" text:style-name="L6">
        <text:list-item>
          <text:p text:style-name="P34">Макс, что случилось? У нас проблемы?</text:p>
        </text:list-item>
        <text:list-item>
          <text:p text:style-name="P34">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list-item>
      </text:list>
      <text:list xml:id="list1618157747621061169" text:style-name="L7">
        <text:list-item>
          <text:p text:style-name="P35">Так что, будем ломать дверь? – Эпплджек критически осмотрелась, подмечая бабулек на лавочке и зевак во внутреннем скверике.</text:p>
        </text:list-item>
      </text:list>
      <text:list xml:id="list5865317835786122950" text:style-name="L8">
        <text:list-item>
          <text:p text:style-name="P36">Нет нужды. Лучше станьте-ка сзади меня так, чтобы заслонить от этих бабулек и от вооон той камеры наблюдения.</text:p>
        </text:list-item>
      </text:list>
      <text:list xml:id="list3532149790055163509" text:style-name="L9">
        <text:list-header>
          <text:p text:style-name="P41">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text:span text:style-name="T19">посторонних</text:span>, будем действовать аккуратнее.</text:p>
        </text:list-header>
      </text:list>
      <text:p text:style-name="P21">Я достал из внутреннего кармана куртки короткий <text:span text:style-name="T19">железный прут</text:span>, с которым не расставался последние пару месяцев. Зачем рвать дверь, если можно поддеть её край ломиком и немного налечь ладонью?</text:p>
      <text:p text:style-name="P21">Раздался лёгкий «кряк» и дверь подалась.</text:p>
      <text:list xml:id="list780564350472385752" text:style-name="L10">
        <text:list-item>
          <text:p text:style-name="P46">Девушки, заходим.</text:p>
        </text:list-item>
      </text:list>
      <text:p text:style-name="P24">Тусклый глазок видеокамеры сопровождал нас, пока мы шли по коридору. Шансы на то, что охранник на пульте заподозрит что-то неладное, мизерные. <text:s/><text:span text:style-name="T20">По моему опыту работы в “аквариуме” я знаю, что, к</text:span>ак правило, за <text:span text:style-name="T20">камерами</text:span>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text:span><text:span text:style-name="T3">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23"><text:span text:style-name="T4">Заслонив собой дверь от видеокамеры, я быстро сорвал </text:span>пломбу с двери квартиры <text:span text:style-name="T1">№ </text:span><text:span text:style-name="T2">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22">Прихожая встретила нас толстым слоем пыли. Мы тихонько прошли внутрь и я закрыл дверь изнутри.</text:p>
      <text:p text:style-name="P25"><text:span text:style-name="T5">Компьютер</text:span> стоял там же, где и обычно <text:span text:style-name="T1">— в личном кабинете Влада на столе у окна.</text:span></text:p>
      <text:list xml:id="list1669604773278306556" text:style-name="L11">
        <text:list-item>
          <text:p text:style-name="P50"><text:span text:style-name="T3">Макс, тут окно разбито! </text:span><text:span text:style-name="T15">&lt;</text:span><text:span text:style-name="T3">И верёвка какая-то висит.</text:span><text:span text:style-name="T15">&gt;</text:span><text:span text:style-name="T3"> – крикнула Флаттершай из кухни.</text:span></text:p>
        </text:list-item>
        <text:list-item>
          <text:p text:style-name="P47">Оставь, Флатти, не сейчас! – отмахнулся я.</text:p>
        </text:list-item>
      </text:list>
      <text:p text:style-name="P31">Лампочка питания но системном блоке горела, <text:s/>но монитор оставался тёмным. Я постучал по пробелу, но безрезультатно.</text:p>
      <text:list xml:id="list441298287581415510" text:style-name="L12">
        <text:list-item>
          <text:p text:style-name="P48">Может, стукни его хорошенько? – посоветовала Эпплджек. – Я всегда так делаю, когда у твоего компа интернет тормозит. Почти всегда помогает...</text:p>
        </text:list-item>
        <text:list-item>
          <text:p text:style-name="P48">Монитор выключен. – <text:s/>раздалось из угла. Кресло с высокой спинкой повернулось, открыв нашим взорам Дискорда. </text:p>
        </text:list-item>
      </text:list>
      <text:p text:style-name="P30"><text:span text:style-name="T7">Он был одет в б</text:span><text:span text:style-name="T6">рюки-карго, </text:span><text:span text:style-name="T7">заправленные в берцы</text:span><text:span text:style-name="T6"> и футболк</text:span><text:span text:style-name="T7">у</text:span><text:span text:style-name="T6"> цвета хаки. </text:span><text:span text:style-name="T7">Длинный шрам проходил через левую скулу, скрыва</text:span><text:span text:style-name="T8">ясь</text:span><text:span text:style-name="T7"> под фотохромными очками. Т</text:span><text:span text:style-name="T6">актические перчатки </text:span><text:span text:style-name="T8">с обрезанными </text:span><text:soft-page-break/><text:span text:style-name="T8">пальцами </text:span><text:span text:style-name="T7">довершали облик этакого Гекльберри-Финна 21-го века.</text:span></text:p>
      <text:p text:style-name="P52"><text:span text:style-name="T6">Он приподнял панамку, дурашливо здороваясь.</text:span></text:p>
      <text:list xml:id="list765446080744491026" text:style-name="L15">
        <text:list-item>
          <text:p text:style-name="P53"><text:span text:style-name="T9">Оп-па! – пробормотала Эпплджек. – Нежданчик!</text:span></text:p>
        </text:list-item>
      </text:list>
      <text:list xml:id="list7833380175810101421" text:style-name="L13">
        <text:list-item>
          <text:p text:style-name="P51"><text:span text:style-name="T7">Ты, я вижу, времени не терял, – </text:span><text:span text:style-name="T8">моя рука</text:span><text:span text:style-name="T7"> под прикрытием стола медленно тянул</text:span><text:span text:style-name="T8">ась</text:span><text:span text:style-name="T7"> к тяжёлой фарфоровой кружке, стоящей на краю.</text:span></text:p>
        </text:list-item>
        <text:list-item>
          <text:p text:style-name="P57"><text:span text:style-name="T9">Не терял, не терял — объездил полмира. – В</text:span><text:span text:style-name="T6"> его широкой улыбке сверкнул металлический зуб. </text:span><text:span text:style-name="T9">– Или, точнее, две трети. Но не в этом дело.</text:span><text:span text:style-name="T6"> </text:span><text:span text:style-name="T9">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span></text:p>
        </text:list-item>
        <text:list-item>
          <text:p text:style-name="P58"><text:span text:style-name="T9">А </text:span><text:span text:style-name="T1">почему ты вообще решил искать нас тут? – спросила Эпплджек. – Приехал бы домой. Мы б тебя чаем напоили.</text:span></text:p>
        </text:list-item>
        <text:list-item>
          <text:p text:style-name="P58"><text:span text:style-name="T1">Видишь ли, дорогая Эй-Джей, я с самого начала знал, где находится наша уважаемая принцесса...</text:span></text:p>
        </text:list-item>
      </text:list>
      <text:p text:style-name="P63"><text:span text:style-name="T1">В проёме дверей появилась Флаттершай.</text:span></text:p>
      <text:list xml:id="list8682880110729675" text:style-name="L16">
        <text:list-item>
          <text:p text:style-name="P59"><text:span text:style-name="T10">С кем это вы тут разговариваете?</text:span></text:p>
          <text:p text:style-name="P64"><text:span text:style-name="T1">Дискорд обернулся было на голос и в этот момент я </text:span><text:span text:style-name="T11">швырнул в него кружкой и </text:span><text:span text:style-name="T1">бросился через комнату к нему, занося над головой стул.</text:span></text:p>
        </text:list-item>
      </text:list>
      <text:p text:style-name="P63"><text:span text:style-name="T1">Ог</text:span><text:span text:style-name="T12">лушённый</text:span><text:span text:style-name="T1"> Дискорд попытался было отъехать на кресле в сторону, но </text:span><text:span text:style-name="T12">я припёр его стулом к стенке.</text:span></text:p>
      <text:p text:style-name="P60"><text:span text:style-name="T1">– Жанна, Флатти, хватайте системник и на выход! Я с ним разберусь! Не теряйте вре...!</text:span></text:p>
      <text:p text:style-name="P60"><text:span text:style-name="T1">– Т</text:span><text:span text:style-name="T13">Ы</text:span><text:span text:style-name="T1"> </text:span><text:span text:style-name="T13">ИДИО</text:span><text:span text:style-name="T1">...!!!</text:span></text:p>
      <text:p text:style-name="P61"><text:span text:style-name="T1">Дискорд <text:s/>зорал одновременно со мной, прикрываясь от меня руками, когда раздался оглушительный</text:span></text:p>
      <text:p text:style-name="P61"><text:span text:style-name="T1">...</text:span></text:p>
      <text:p text:style-name="P61"><text:span text:style-name="T13">БАХ!!!</text:span></text:p>
      <text:p text:style-name="P61"><text:span text:style-name="T13">…</text:span></text:p>
      <text:p text:style-name="P62"><text:span text:style-name="T13">Э</text:span><text:span text:style-name="T1">пплджек с <text:s/>нервным всхлипом опустила толстенный том «Энтерпрайз-паттернов» , издание девятое, дополненное.</text:span></text:p>
      <text:p text:style-name="P49">На лице Дискорда появилось удивлённо-мечтательное выражение и он вырубился.</text:p>
      <text:p text:style-name="P49"/>
      <text:h text:style-name="Heading_20_2" text:outline-level="2">Селестия</text:h>
      <text:p text:style-name="P29"/>
      <text:p text:style-name="P29"/>
      <text:p text:style-name="P18"/>
      <text:p text:style-name="P26">&gt;\<text:span text:style-name="T1">Макс – не использую колонки – это должно остаться между нами …</text:span></text:p>
      <text:p text:style-name="P21"/>
      <text:p text:style-name="P19">&lt;<text:span text:style-name="T17">Макс возвращается домой, берёт девушек, садится на электромобиль (ниссан навару оставляет), и мчится в квартиру Влада (у Макса есть ключи, т. к. они обменялись ключами когда-то с Владом, чтобы ухаживать за домашними животными друг-друга в то время , когда другой в отлучке (у Макса — кошка Няшка, у Влада — аквариумные рыбки). <text:s/>Домофон заблокирован, но Макс под прикрытием девушек открывает дверь парадного с помощью ломика (магнитный замок достаточно слаб, чтоб позволить </text:span><text:soft-page-break/><text:span text:style-name="T17">это,Ю ал ломик макс носит, чтоб обороняться от бандитов, нападающих на него в последние три месяца). В квартире Влада Флаттершай замечает, что на кухне разбито окно. Макс отмахивается от этого и идёт к компу. Комп включен, но экран не горит. Максу подсказывают, что экран выключен. Кресло в углу поворачивается и оказывается, что в нём сидит Дискорд в парамилитарной эдвенчурной одежде (он объясняет, что из-за отсутствия ключа ему пришлось вломиться в квартиру, спустившись по верёвке с крыши и разбив окно на кухне). Дискорд начал объяснять, что он изначально знал, где Селестия, но в этот момент в комнату заходит Флатти. Дискорд отвлекается на неё. Макс бросает в него тяжёлую кружку со стола и броса5тся на него с поднятым стулом. Дискорд, оглушённый кружкой, пытается отъехать от него в кресле, но макс пришпиливает его ножками стула к спинке. В довершение, эпплджек ударяет дискорда по голове тяжёлой книгой по программированию и дискорд теряет сознание. Его связывают, привязав к спинке кресла и засунув кляп. После чего макс включает монитор и начинает диалог с Селестией. Селестия радуется, что наконе</text:span><text:span text:style-name="T16">ц</text:span><text:span text:style-name="T17">-то её кто-то нашёл. Она страшно мучается в темнице виртуального мира и начинает понимать, как тяжело было её сестре, зщаточённой на тысячу лет на Луне и раскаивается в том, что она так наказала свою сестру. Макс объясняет ей ситуацию. Когда та спращ\шивает, кто это мычит (дискорд мычал, когда макс говорил, что коридор открывается через три дня — на самом деле коридор открывается сегодня, и дискорд это знает, потомцу и мычит), макс говорит, что Дискорд — предатель и хотел убить макса и, скорее всего, хочет захватить трон. И потому его связали. Флатти возражает ьи говорит, что Дискорд — друг (или, по-крайней мере, был им). Селестия тоже не верит (оона как-то раз предлагала дискорду принять её облик и подменить её на пару недель. И он отказался). Макс нехотя вытаскивает кляп из \о рта дискорда. Тот неачинает ругатья и браниться с максом (походу хвалит флаттершай) и макс угрожает ему засунуть кляп в рот опять. А дискорд угрожает ему, что тот не вернётся в эквестрию. После чего макс успокаивается и начинает слушать. Дискорд говорит, что понял, где находится селестия, когда глянул на серверную. А раз макс перед этим сказал, что как только они найдут селестию, то сразу же попытаются вернуться назад, дискорд утаил это открытие при себе. Он перед возвращением хотел попутешествовать в новооткрытом мире и исследовать его как следует. Кроме того, он хотел, чтобы кое-кто (селестия) прочувствовал, каково это — быть заточённым в теснейшей темнице, не имея возможности даже пошевелиться. Описывая радость путешествия, дискордл увлекается и флатти тихо просит его вернуться к повествованию, называя его личным именем (дик). Дискорд продолжает. И только подходит к главному — что коридор открывается через полчаса, как через разббитое окно доносится рёв сирены (сработала тайная сигнализация Влада). </text:span><text:span text:style-name="T18">&gt;</text:span></text:p>
      <text:p text:style-name="P17"/>
      <text:list xml:id="list191019348164312" text:continue-list="list4725485516754028358" text:style-name="L3">
        <text:list-header>
          <text:p text:style-name="P39"/>
        </text:list-header>
      </text:list>
      <text:p text:style-name="P17">Разговор с Флатти и Эйджей. Они вместе пытаются найти идею, где искать Селестию - и приходят к выводу, что Дискорд чего-то не понял и в серверной он видел сумочку Селестии (а Макс подумал, что Дискорд был неискренен, т.к. хочет избавиться от Тии, а теперь пытается избавиться от самого Макса). Макс начинает искать контакт с сисадминшей, но всё тщетно. Эйджей и Флатти читают письмо от Дискорда и пишут ему в ответ о проблемах Макса - как тот несколько раз чуть не погиб. Флатти впадает в депрессию. После разговора с ней Макс прозревает - Флатти опознала кодовую фразу Некксуса (это фраза Селестии)...</text:p>
      <text:p text:style-name="P17">...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text:soft-page-break/>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7"/>
      <text:p text:style-name="P17"/>
      <text:p text:style-name="P17"/>
      <text:p text:style-name="P17"/>
      <text:p text:style-name="P17"/>
      <text:p text:style-name="P17">Кстати, Дискорд, а как ты помирился с сёстрами? Ведь вы же были врагами?\nДискорд долго смотрел сквозь меня куда-то вдаль.\n- Долгая история, - наконец сказал он</text:p>
      <text:p text:style-name="P17">. - Не сейчас. В другой книге.\u003e.\n- Сюда бы Твайлайт. Она бы придумала что-нибудь. - Прошептала Флаттершай.\n- Если бы в проход вошла Твайлайт вмес</text:p>
      <text:p text:style-name="P17">то меня, здесь бы не было Макса, - огрызнулся Дискорд, - его бы некому было нести. И вообще, с открытием и удержанием корридора у меня… гм… некоторые сл</text:p>
      <text:p text:style-name="P17">ожности. Твайлайт гораздо лучше справилась.\n- Толку того, что мы сюда попали? - Проворчала ЭпплДжек. - Если мы не можем найти её высочество. Сколько мы</text:p>
      <text:p text:style-name="P17"><text:s/>уже здесь торчим?\n- Больше двух недель. Я считаю дни. - Флаттершай безучастно смотрела в окно.\n- То есть, у нас осталось меньше недели? - Переспросил</text:p>
      <text:p text:style-name="P17">а ЭйДжей.\n- Почему это? - Вскинулся Дискорд.\nПотому что в конце месяца нашего пребывания тут Твайлайт и Луна откроют проход и нам нужно будет возвраща</text:p>
      <text:p text:style-name="P17">ться.\n- Дискорд! Я, то есть! - Воскликнул Дискорд. - Нам нужно поторопиться.\nНо дни проходили, а поиски были безрезультатными. Идей ни у кого не было.</text:p>
      <text:p text:style-name="P17"><text:s/>В четверг Алекс встретил меня в коридоре офиса.\n- Макс, опять проблемы с Нексусом. Все настройки слетели к чёрту. Он порет чушь. Наши тестеры в ахуе.</text:p>
      <text:p text:style-name="P17">Начали было гнать на релиз-тим, но те сами <text:s/>непонятках. И это уже четвёртый день. Не хотели тебя отвлекать, но наши мидлы не справляются. Разводят рукам</text:p>
      <text:p text:style-name="P17">и, никто в Нексусе не шарит. Говорят, кроме тебя и Влада там никто никогда не сёк.\n- Хорошо, гляну. Но тогда по проекту “Дженезис” будет небольшая заде</text:p>
      <text:p text:style-name="P17">ржка. Я не могу на два станка работать.\n- Да не вопрос, Дженезис задвинь пока подальше. Всё равно там кастомер в трансе пока.\nАлекс ушёл, помахивая чё</text:p>
      <text:p text:style-name="P17">тками.\n...\nНа экране выскочило знакомое приглашение.\n- Привет, Нексус.\n- Привет.\n- Как самочувствие?\n- Плохо. Чувствую себя не в своей тарелке.\n-</text:p>
      <text:p text:style-name="P17"><text:s/>А где твоя тарелка?\n- В Эквестрии, Макс.\n- Ты???\n- Да, я. Селестия.\n\nТы могла бы и не околдовывать меня. Я и так сделал бы всё, от меня зависящее,</text:p>
      <text:p text:style-name="P17"><text:s/>чтобы помочь вам\nТы узнал?\nЛуна рассказала мне\nЯсно. А она.. гм…\nДа, я вспомнил. У тебя интересный способ давать задания\nМожешь не сомневаться, в</text:p>
      <text:p text:style-name="P17">твоём случае мне интереснее был процесс, а не результат. Я и так знала, что ты поможешь нам.\n\n- Как мне освободить тебя?\n- Просто выключи комп.\n(ухо</text:p>
      <text:p text:style-name="P17">дя в пт я так и сделал)\nДома я рассказал всем, как всё произошло.\n- Отлично! - Дискорд примерил на себя стетсон, потом со вздохом отложил его. - Сегод</text:p>
      <text:p text:style-name="P17">ня ночью Твайлайт с Луной должны открыть проход. Девочки уже готовы.\n\u003cидём на крышу\u003e\nПроход открывается, всё проходят. Мне пройти не удаётся</text:p>
      <text:p text:style-name="P17"><text:soft-page-break/>. Сил Твайлайт и Луны не хватает. Я зависаю в пространстве между мирами - встречаю Анакорна.\nРазговор с Анакорном.\n\n\nЗемля\n\nЯ открыл глаза. Чёрт,</text:p>
      <text:p text:style-name="P17">уже десять. На работу опять к 12-ти приду. Надоело. Надо отдохнуть. Взяь отпуск. По строительству конюшни куча проблем накопилась.\nТут взгляд упал на э</text:p>
      <text:p text:style-name="P17">скиз РД.\nДа, и начну, наконец фантазию. А то всё собираюсь, да времени нет. \nИ назову её... скажем… “Последний Фанфик”...\n\n-\nАнакорн объясняет, поч</text:p>
      <text:p text:style-name="P17">ему он обращается к Максу напрямую (тот уже обо всём догадался, а обращаться к Демиургу Терры/Земли Анакорн не может - тот свалил в неизвестном направле</text:p>
      <text:p text:style-name="P17">нии и времени его искать нет).\nАнакорн объясняет, почему Макс забудет всё, проснувшись в мире Земли (так устроено правило для сущностей с низким энерге</text:p>
      <text:p text:style-name="P17">тическим порогом). Он может написать книгу, но это всё.\nАнакорн объясняет, почему зашлёт обучение на Землю, на не на Терру (Назад на Терру Максу возвра</text:p>
      <text:p text:style-name="P17">щаться нельзя - Терра убьёт его так или иначе). Кроме того, Макс окажется на Земле на 10 лет младше своего возраста (так сделать проще, Анакорн не силён</text:p>
      <text:p text:style-name="P17"><text:s/>в распутывании пространственно-временных парадоксов, возникающих при пересылке с соблюдением возраста).\nАнакорн объясняет Максу, как был создан мир Эк</text:p>
      <text:p text:style-name="P17">вестрии (его создали брони, а потом его взял под опеку Анакорн). Но мир Эквестрии, как и любой магический мир, очень нестабилен. Нужна помощь Макса в ст</text:p>
      <text:p text:style-name="P17">абилизации.\nСильнейшие демиурги создают миры с нуля, но Анакорн не из таких</text:p>
      <text:p text:style-name="P17"/>
      <text:p text:style-name="P20">&lt;<text:span text:style-name="T1">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span>&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06-16T19:10:19.154000000</dc:date>
    <meta:editing-duration>P7DT3H59M43S</meta:editing-duration>
    <meta:editing-cycles>53</meta:editing-cycles>
    <meta:generator>LibreOffice/4.1.2.3$Windows_x86 LibreOffice_project/40b2d7fde7e8d2d7bc5a449dc65df4d08a7dd38</meta:generator>
    <meta:document-statistic meta:table-count="0" meta:image-count="0" meta:object-count="0" meta:page-count="59" meta:paragraph-count="408" meta:word-count="34850" meta:character-count="241308" meta:non-whitespace-character-count="206602"/>
  </office:meta>
</office:document-meta>
</file>